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835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2.417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888cm"/>
    </style:style>
    <style:style style:name="co10" style:family="table-column">
      <style:table-column-properties fo:break-before="auto" style:column-width="3.397cm"/>
    </style:style>
    <style:style style:name="co11" style:family="table-column">
      <style:table-column-properties fo:break-before="auto" style:column-width="4.018cm"/>
    </style:style>
    <style:style style:name="co12" style:family="table-column">
      <style:table-column-properties fo:break-before="auto" style:column-width="3.789cm"/>
    </style:style>
    <style:style style:name="co13" style:family="table-column">
      <style:table-column-properties fo:break-before="auto" style:column-width="3.919cm"/>
    </style:style>
    <style:style style:name="co14" style:family="table-column">
      <style:table-column-properties fo:break-before="auto" style:column-width="2.221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2.745cm"/>
    </style:style>
    <style:style style:name="co17" style:family="table-column">
      <style:table-column-properties fo:break-before="auto" style:column-width="2.581cm"/>
    </style:style>
    <style:style style:name="co18" style:family="table-column">
      <style:table-column-properties fo:break-before="auto" style:column-width="2.679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1.667cm"/>
    </style:style>
    <style:style style:name="co21" style:family="table-column">
      <style:table-column-properties fo:break-before="auto" style:column-width="2.351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2.612cm"/>
    </style:style>
    <style:style style:name="co24" style:family="table-column">
      <style:table-column-properties fo:break-before="auto" style:column-width="3.136cm"/>
    </style:style>
    <style:style style:name="co25" style:family="table-column">
      <style:table-column-properties fo:break-before="auto" style:column-width="4.376cm"/>
    </style:style>
    <style:style style:name="co26" style:family="table-column">
      <style:table-column-properties fo:break-before="auto" style:column-width="5.096cm"/>
    </style:style>
    <style:style style:name="co27" style:family="table-column">
      <style:table-column-properties fo:break-before="auto" style:column-width="3.627cm"/>
    </style:style>
    <style:style style:name="co28" style:family="table-column">
      <style:table-column-properties fo:break-before="auto" style:column-width="2.484cm"/>
    </style:style>
    <style:style style:name="co29" style:family="table-column">
      <style:table-column-properties fo:break-before="auto" style:column-width="4.41cm"/>
    </style:style>
    <style:style style:name="co30" style:family="table-column">
      <style:table-column-properties fo:break-before="auto" style:column-width="4.934cm"/>
    </style:style>
    <style:style style:name="co31" style:family="table-column">
      <style:table-column-properties fo:break-before="auto" style:column-width="4.149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4.475cm"/>
    </style:style>
    <style:style style:name="co34" style:family="table-column">
      <style:table-column-properties fo:break-before="auto" style:column-width="2.549cm"/>
    </style:style>
    <style:style style:name="co35" style:family="table-column">
      <style:table-column-properties fo:break-before="auto" style:column-width="3.17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985cm"/>
    </style:style>
    <style:style style:name="co38" style:family="table-column">
      <style:table-column-properties fo:break-before="auto" style:column-width="4.313cm"/>
    </style:style>
    <style:style style:name="co39" style:family="table-column">
      <style:table-column-properties fo:break-before="auto" style:column-width="4.509cm"/>
    </style:style>
    <style:style style:name="co40" style:family="table-column">
      <style:table-column-properties fo:break-before="auto" style:column-width="1.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6"/>
        <table:table-column table:style-name="co3" table:default-cell-style-name="ce40"/>
        <table:table-column table:style-name="co4" table:default-cell-style-name="ce36"/>
        <table:table-column table:style-name="co5" table:default-cell-style-name="ce36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number-columns-repeated="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6" table:default-cell-style-name="ce43"/>
        <table:table-column table:style-name="co14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2" table:default-cell-style-name="ce43"/>
        <table:table-column table:style-name="co1" table:default-cell-style-name="ce43"/>
        <table:table-column table:style-name="co17" table:default-cell-style-name="ce43"/>
        <table:table-column table:style-name="co29" table:default-cell-style-name="ce43"/>
        <table:table-column table:style-name="co30" table:default-cell-style-name="ce43"/>
        <table:table-column table:style-name="co3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9" table:number-columns-repeated="3" table:default-cell-style-name="ce43"/>
        <table:table-column table:style-name="co37" table:default-cell-style-name="ce43"/>
        <table:table-column table:style-name="co38" table:default-cell-style-name="ce43"/>
        <table:table-column table:style-name="co33" table:default-cell-style-name="ce43"/>
        <table:table-column table:style-name="co39" table:default-cell-style-name="ce43"/>
        <table:table-column table:style-name="co40" table:number-columns-repeated="8" table:default-cell-style-name="Default"/>
        <table:table-row table:style-name="ro1">
          <table:table-cell table:style-name="ce29" office:value-type="string" calcext:value-type="string" table:number-columns-spanned="56" table:number-rows-spanned="1">
            <text:p><text:span text:style-name="T4">VERBAS INDENIZATÓRIAS E OUTRAS REMUNERAÇÕES TEMPORÁRIAS</text:span></text:p>
          </table:table-cell>
          <table:covered-table-cell table:number-columns-repeated="55" table:style-name="ce34"/>
          <table:table-cell table:number-columns-repeated="8"/>
        </table:table-row>
        <table:table-row table:style-name="ro2">
          <table:table-cell table:style-name="ce29" office:value-type="string" calcext:value-type="string" table:number-columns-spanned="4" table:number-rows-spanned="1">
            <text:p><text:span text:style-name="T4">Mês/ano de referência: 11/2023</text:span></text:p>
          </table:table-cell>
          <table:covered-table-cell table:number-columns-repeated="3" table:style-name="ce34"/>
          <table:table-cell table:style-name="ce41" office:value-type="string" calcext:value-type="string" table:number-columns-spanned="22" table:number-rows-spanned="1">
            <text:p><text:span text:style-name="T4">VERBAS INDENIZATÓRIAS</text:span></text:p>
          </table:table-cell>
          <table:covered-table-cell table:number-columns-repeated="21" table:style-name="ce42"/>
          <table:table-cell table:style-name="ce41" office:value-type="string" calcext:value-type="string" table:number-columns-spanned="30" table:number-rows-spanned="1">
            <text:p><text:span text:style-name="T4">OUTRAS REMUNERAÇÕES TEMPORÁRIAS</text:span></text:p>
          </table:table-cell>
          <table:covered-table-cell table:number-columns-repeated="29" table:style-name="ce42"/>
          <table:table-cell table:number-columns-repeated="8"/>
        </table:table-row>
        <table:table-row table:style-name="ro3">
          <table:table-cell table:style-name="ce30" office:value-type="string" calcext:value-type="string">
            <text:p><text:span text:style-name="T5">Matrícula</text:span></text:p>
          </table:table-cell>
          <table:table-cell table:style-name="ce35" office:value-type="string" calcext:value-type="string" table:number-columns-spanned="2" table:number-rows-spanned="1">
            <text:p><text:span text:style-name="T5">Nome</text:span></text:p>
          </table:table-cell>
          <table:covered-table-cell table:style-name="ce39"/>
          <table:table-cell table:style-name="ce35" office:value-type="string" calcext:value-type="string">
            <text:p><text:span text:style-name="T5">Cargo</text:span></text:p>
          </table:table-cell>
          <table:table-cell table:style-name="ce35" office:value-type="string" calcext:value-type="string">
            <text:p><text:span text:style-name="T5">Lotação</text:span></text:p>
          </table:table-cell>
          <table:table-cell table:style-name="ce30" office:value-type="string" calcext:value-type="string">
            <text:p><text:span text:style-name="T5">Auxílio Saúde (01)</text:span></text:p>
          </table:table-cell>
          <table:table-cell table:style-name="ce30" office:value-type="string" calcext:value-type="string">
            <text:p><text:span text:style-name="T5">Dif. Auxílio-Saúde (02)</text:span></text:p>
          </table:table-cell>
          <table:table-cell table:style-name="ce30" office:value-type="string" calcext:value-type="string">
            <text:p><text:span text:style-name="T5">Auxílio-Alimentação (03)</text:span></text:p>
          </table:table-cell>
          <table:table-cell table:style-name="ce30" office:value-type="string" calcext:value-type="string">
            <text:p><text:span text:style-name="T5">Dif. Auxílio-Alimentação (04)</text:span></text:p>
          </table:table-cell>
          <table:table-cell table:style-name="ce30" office:value-type="string" calcext:value-type="string">
            <text:p><text:span text:style-name="T5">Auxílio-Interiorização (05)</text:span></text:p>
          </table:table-cell>
          <table:table-cell table:style-name="ce30" office:value-type="string" calcext:value-type="string">
            <text:p><text:span text:style-name="T5">Dif. Auxílio-Interiorização (06)</text:span></text:p>
          </table:table-cell>
          <table:table-cell table:style-name="ce30" office:value-type="string" calcext:value-type="string">
            <text:p><text:span text:style-name="T5">Auxílio Educ. Infantil - TJSE (07)</text:span></text:p>
          </table:table-cell>
          <table:table-cell table:style-name="ce30" office:value-type="string" calcext:value-type="string">
            <text:p><text:span text:style-name="T5">Dif. Auxílio Educ. Infantil - TJSE (07.1)</text:span></text:p>
          </table:table-cell>
          <table:table-cell table:style-name="ce30" office:value-type="string" calcext:value-type="string">
            <text:p><text:span text:style-name="T5">Indenizações Férias/Licença-Prêmio (08)</text:span></text:p>
          </table:table-cell>
          <table:table-cell table:style-name="ce30" office:value-type="string" calcext:value-type="string">
            <text:p><text:span text:style-name="T5">Abono Pecuniário (09)</text:span></text:p>
          </table:table-cell>
          <table:table-cell table:style-name="ce30" office:value-type="string" calcext:value-type="string">
            <text:p><text:span text:style-name="T5">Dif. Abono Pecuniário (09.1)</text:span></text:p>
          </table:table-cell>
          <table:table-cell table:style-name="ce30" office:value-type="string" calcext:value-type="string">
            <text:p><text:span text:style-name="T5">Ressarcimentos (10)</text:span></text:p>
          </table:table-cell>
          <table:table-cell table:style-name="ce30" office:value-type="string" calcext:value-type="string">
            <text:p><text:span text:style-name="T5">Ajuda de Custo (11)</text:span></text:p>
          </table:table-cell>
          <table:table-cell table:style-name="ce30" office:value-type="string" calcext:value-type="string">
            <text:p><text:span text:style-name="T5">Licença Compensatória categoria I (12)</text:span></text:p>
          </table:table-cell>
          <table:table-cell table:style-name="ce30" office:value-type="string" calcext:value-type="string">
            <text:p><text:span text:style-name="T5">Licença Compensatória categoria II (13)</text:span></text:p>
          </table:table-cell>
          <table:table-cell table:style-name="ce30" office:value-type="string" calcext:value-type="string">
            <text:p><text:span text:style-name="T5">Licença Compensatória categoria III (14)</text:span></text:p>
          </table:table-cell>
          <table:table-cell table:style-name="ce30" office:value-type="string" calcext:value-type="string">
            <text:p><text:span text:style-name="T5">Licença Compensatória categoria IV (15)</text:span></text:p>
          </table:table-cell>
          <table:table-cell table:style-name="ce30" office:value-type="string" calcext:value-type="string">
            <text:p><text:span text:style-name="T5">Licença Compensatória categoria V (16)</text:span></text:p>
          </table:table-cell>
          <table:table-cell table:style-name="ce30" office:value-type="string" calcext:value-type="string">
            <text:p><text:span text:style-name="T5">Auxílio Educação Infantil (17)</text:span></text:p>
          </table:table-cell>
          <table:table-cell table:style-name="ce30" office:value-type="string" calcext:value-type="string">
            <text:p><text:span text:style-name="T5">Diferença Auxílio Educação Infantil (18)</text:span></text:p>
          </table:table-cell>
          <table:table-cell table:style-name="ce30" office:value-type="string" calcext:value-type="string">
            <text:p><text:span text:style-name="T5">Total Verbas Indenizatórias</text:span></text:p>
          </table:table-cell>
          <table:table-cell table:style-name="ce30" office:value-type="string" calcext:value-type="string">
            <text:p><text:span text:style-name="T5">GEO (11)</text:span></text:p>
          </table:table-cell>
          <table:table-cell table:style-name="ce30" office:value-type="string" calcext:value-type="string">
            <text:p><text:span text:style-name="T5">Dif. GEO (12)</text:span></text:p>
          </table:table-cell>
          <table:table-cell table:style-name="ce30" office:value-type="string" calcext:value-type="string">
            <text:p><text:span text:style-name="T5">Insalubridade (13)</text:span></text:p>
          </table:table-cell>
          <table:table-cell table:style-name="ce30" office:value-type="string" calcext:value-type="string">
            <text:p><text:span text:style-name="T5">Dif. Insalubridade (14)</text:span></text:p>
          </table:table-cell>
          <table:table-cell table:style-name="ce30" office:value-type="string" calcext:value-type="string">
            <text:p><text:span text:style-name="T5">Periculosidade (15)</text:span></text:p>
          </table:table-cell>
          <table:table-cell table:style-name="ce30" office:value-type="string" calcext:value-type="string">
            <text:p><text:span text:style-name="T5">Dif. Periculosidade (16)</text:span></text:p>
          </table:table-cell>
          <table:table-cell table:style-name="ce30" office:value-type="string" calcext:value-type="string">
            <text:p><text:span text:style-name="T5">Adicional Trabalho Técnico (17)</text:span></text:p>
          </table:table-cell>
          <table:table-cell table:style-name="ce30" office:value-type="string" calcext:value-type="string">
            <text:p><text:span text:style-name="T5">Dif. Adicional Trabalho Técnico (18)</text:span></text:p>
          </table:table-cell>
          <table:table-cell table:style-name="ce30" office:value-type="string" calcext:value-type="string">
            <text:p><text:span text:style-name="T5">Grat. Atividade Ensino (19)</text:span></text:p>
          </table:table-cell>
          <table:table-cell table:style-name="ce30" office:value-type="string" calcext:value-type="string">
            <text:p><text:span text:style-name="T5">Substituições (20)</text:span></text:p>
          </table:table-cell>
          <table:table-cell table:style-name="ce30" office:value-type="string" calcext:value-type="string">
            <text:p><text:span text:style-name="T5">Dif. Substituições (21)</text:span></text:p>
          </table:table-cell>
          <table:table-cell table:style-name="ce30" office:value-type="string" calcext:value-type="string">
            <text:p><text:span text:style-name="T5">Cumulação (22)</text:span></text:p>
          </table:table-cell>
          <table:table-cell table:style-name="ce30" office:value-type="string" calcext:value-type="string">
            <text:p><text:span text:style-name="T5">Dif. Cumulação (23)</text:span></text:p>
          </table:table-cell>
          <table:table-cell table:style-name="ce30" office:value-type="string" calcext:value-type="string">
            <text:p><text:span text:style-name="T5">Representação de Direção (24)</text:span></text:p>
          </table:table-cell>
          <table:table-cell table:style-name="ce30" office:value-type="string" calcext:value-type="string">
            <text:p><text:span text:style-name="T5">Dif. Representação de Direção (25)</text:span></text:p>
          </table:table-cell>
          <table:table-cell table:style-name="ce30" office:value-type="string" calcext:value-type="string">
            <text:p><text:span text:style-name="T5">Grat. Turma Recursal (26)</text:span></text:p>
          </table:table-cell>
          <table:table-cell table:style-name="ce30" office:value-type="string" calcext:value-type="string">
            <text:p><text:span text:style-name="T5">Dif. Grat. Turma Recursal (27)</text:span></text:p>
          </table:table-cell>
          <table:table-cell table:style-name="ce30" office:value-type="string" calcext:value-type="string">
            <text:p><text:span text:style-name="T5">Grat. Difícil Provimento (28)</text:span></text:p>
          </table:table-cell>
          <table:table-cell table:style-name="ce30" office:value-type="string" calcext:value-type="string">
            <text:p><text:span text:style-name="T5">Dif. Grat. Difícil Provimento (29)</text:span></text:p>
          </table:table-cell>
          <table:table-cell table:style-name="ce30" office:value-type="string" calcext:value-type="string">
            <text:p><text:span text:style-name="T5">Grat. Assessor (30)</text:span></text:p>
          </table:table-cell>
          <table:table-cell table:style-name="ce30" office:value-type="string" calcext:value-type="string">
            <text:p><text:span text:style-name="T5">Dif. Grat. Assessor (31)</text:span></text:p>
          </table:table-cell>
          <table:table-cell table:style-name="ce30" office:value-type="string" calcext:value-type="string">
            <text:p><text:span text:style-name="T5">Representação GAECO (32)</text:span></text:p>
          </table:table-cell>
          <table:table-cell table:style-name="ce30" office:value-type="string" calcext:value-type="string">
            <text:p><text:span text:style-name="T5">Dif. Representação GAECO (33)</text:span></text:p>
          </table:table-cell>
          <table:table-cell table:style-name="ce30" office:value-type="string" calcext:value-type="string">
            <text:p><text:span text:style-name="T5">Gratificação Diretor Subsede (34)</text:span></text:p>
          </table:table-cell>
          <table:table-cell table:style-name="ce30" office:value-type="string" calcext:value-type="string">
            <text:p><text:span text:style-name="T5">Dif. Gratificação Diretor Subsede (35)</text:span></text:p>
          </table:table-cell>
          <table:table-cell table:style-name="ce30" office:value-type="string" calcext:value-type="string">
            <text:p><text:span text:style-name="T5">Grat. por Acumulação de Acervo (36)</text:span></text:p>
          </table:table-cell>
          <table:table-cell table:style-name="ce30" office:value-type="string" calcext:value-type="string">
            <text:p><text:span text:style-name="T5">Dif. Grat. por Acumulação de Acervo (37)</text:span></text:p>
          </table:table-cell>
          <table:table-cell table:style-name="ce30" office:value-type="string" calcext:value-type="string">
            <text:p><text:span text:style-name="T5">Substituição (Diferença de Entrância) (38)</text:span></text:p>
          </table:table-cell>
          <table:table-cell table:style-name="ce30" office:value-type="string" calcext:value-type="string">
            <text:p><text:span text:style-name="T5">Dif. Substituição (Diferença de Entrância) (39)</text:span></text:p>
          </table:table-cell>
          <table:table-cell table:style-name="ce30" office:value-type="string" calcext:value-type="string">
            <text:p><text:span text:style-name="T5">Total Outras Remunerações Temporárias</text:span></text:p>
          </table:table-cell>
          <table:table-cell table:number-columns-repeated="8"/>
        </table:table-row>
        <table:table-row table:style-name="ro4">
          <table:table-cell office:value-type="float" office:value="1741" calcext:value-type="float">
            <text:p>1741</text:p>
          </table:table-cell>
          <table:table-cell office:value-type="string" calcext:value-type="string" table:number-columns-spanned="2" table:number-rows-spanned="1">
            <text:p><text:span text:style-name="T6">ADEILDO JOSE DA SILVA</text:span></text:p>
          </table:table-cell>
          <table:covered-table-cell/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101.01" calcext:value-type="float">
            <text:p>4.101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88.01" calcext:value-type="float">
            <text:p>6.988,0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36" calcext:value-type="float">
            <text:p>1436</text:p>
          </table:table-cell>
          <table:table-cell office:value-type="string" calcext:value-type="string" table:number-columns-spanned="2" table:number-rows-spanned="1">
            <text:p><text:span text:style-name="T6">ADEILTON CARLOS DOS SANTOS</text:span></text:p>
          </table:table-cell>
          <table:covered-table-cell/>
          <table:table-cell office:value-type="string" calcext:value-type="string">
            <text:p><text:span text:style-name="T6">AUXILIAR DE SERVIÇOS GERAI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35" calcext:value-type="float">
            <text:p>2235</text:p>
          </table:table-cell>
          <table:table-cell office:value-type="string" calcext:value-type="string" table:number-columns-spanned="2" table:number-rows-spanned="1">
            <text:p><text:span text:style-name="T6">ADEILTON DE OLIVEIRA FIEL</text:span></text:p>
          </table:table-cell>
          <table:covered-table-cell/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 table:number-columns-spanned="2" table:number-rows-spanned="1">
            <text:p><text:span text:style-name="T6">ADELIA MOREIRA PESSO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 table:number-columns-spanned="2" table:number-rows-spanned="1">
            <text:p><text:span text:style-name="T6">ADEMILTON DE OLIVEIRA SAN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457.74" calcext:value-type="float">
            <text:p>9.457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4" calcext:value-type="float">
            <text:p>2364</text:p>
          </table:table-cell>
          <table:table-cell office:value-type="string" calcext:value-type="string" table:number-columns-spanned="2" table:number-rows-spanned="1">
            <text:p><text:span text:style-name="T6">ADEMIR COSTA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 table:number-columns-spanned="2" table:number-rows-spanned="1">
            <text:p><text:span text:style-name="T6">ADERBAL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 table:number-columns-spanned="2" table:number-rows-spanned="1">
            <text:p><text:span text:style-name="T6">ADIEL FEITOSA LEIT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4216.92" calcext:value-type="float">
            <text:p>4.216,9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2" calcext:value-type="float">
            <text:p>2042</text:p>
          </table:table-cell>
          <table:table-cell office:value-type="string" calcext:value-type="string" table:number-columns-spanned="2" table:number-rows-spanned="1">
            <text:p><text:span text:style-name="T6">ADLER DE OLIVEIRA SANTOS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D. DE SOFTWARE/DTI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9" calcext:value-type="float">
            <text:p>1409</text:p>
          </table:table-cell>
          <table:table-cell office:value-type="string" calcext:value-type="string" table:number-columns-spanned="2" table:number-rows-spanned="1">
            <text:p><text:span text:style-name="T6">ADNA CRISTINA DE CARVALHO VILANO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TURMA RECURS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981.81" calcext:value-type="float">
            <text:p>8.981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 table:number-columns-spanned="2" table:number-rows-spanned="1">
            <text:p><text:span text:style-name="T6">ADRIANA DOS SANTOS OLIVEIRA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35" calcext:value-type="float">
            <text:p>1435</text:p>
          </table:table-cell>
          <table:table-cell office:value-type="string" calcext:value-type="string" table:number-columns-spanned="2" table:number-rows-spanned="1">
            <text:p><text:span text:style-name="T6">ADRIANA FREIRE DE MENEZ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string" calcext:value-type="string" table:number-columns-spanned="2" table:number-rows-spanned="1">
            <text:p><text:span text:style-name="T6">ADRIANA NUNE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22.36" calcext:value-type="float">
            <text:p>3.222,3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030.64" calcext:value-type="float">
            <text:p>7.030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 table:number-columns-spanned="2" table:number-rows-spanned="1">
            <text:p><text:span text:style-name="T6">ADRIANA RIBEIRO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ÇA AUXILIAR DE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586.56" calcext:value-type="float">
            <text:p>18.586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68.3" calcext:value-type="float">
            <text:p>27.168,3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81" calcext:value-type="float">
            <text:p>1781</text:p>
          </table:table-cell>
          <table:table-cell office:value-type="string" calcext:value-type="string" table:number-columns-spanned="2" table:number-rows-spanned="1">
            <text:p><text:span text:style-name="T6">ADRIANA SICUPIRA PEREGRINO BRAGA SAL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NACIONAL DO MINISTÉRIO PÚBLIC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0" calcext:value-type="float">
            <text:p>1230</text:p>
          </table:table-cell>
          <table:table-cell office:value-type="string" calcext:value-type="string" table:number-columns-spanned="2" table:number-rows-spanned="1">
            <text:p><text:span text:style-name="T6">ADRIANO CARVALHO SOUZ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435.68" calcext:value-type="float">
            <text:p>11.435,6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4509.52" calcext:value-type="float">
            <text:p>14.509,5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 table:number-columns-spanned="2" table:number-rows-spanned="1">
            <text:p><text:span text:style-name="T6">ADRIANO SANTOS DE OLIVEIRA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 table:number-columns-spanned="2" table:number-rows-spanned="1">
            <text:p><text:span text:style-name="T6">ADRIANO ULISSES DEDA CHAGAS DE MEL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 table:number-columns-spanned="2" table:number-rows-spanned="1">
            <text:p><text:span text:style-name="T6">ADSON ALBERTO CARDOSO DE CARVA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306.78" calcext:value-type="float">
            <text:p>17.306,7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3571.04" calcext:value-type="float">
            <text:p>3.571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59.56" calcext:value-type="float">
            <text:p>29.459,5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 table:number-columns-spanned="2" table:number-rows-spanned="1">
            <text:p><text:span text:style-name="T6">AGMARIO FABIANO SANTOS CONCEIÇAO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93" calcext:value-type="float">
            <text:p>1493</text:p>
          </table:table-cell>
          <table:table-cell office:value-type="string" calcext:value-type="string" table:number-columns-spanned="2" table:number-rows-spanned="1">
            <text:p><text:span text:style-name="T6">AGNALDO SILVA SANTOS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3" calcext:value-type="float">
            <text:p>2183</text:p>
          </table:table-cell>
          <table:table-cell office:value-type="string" calcext:value-type="string" table:number-columns-spanned="2" table:number-rows-spanned="1">
            <text:p><text:span text:style-name="T6">AILA BATISTA DE OLIVEIRA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string" calcext:value-type="string" table:number-columns-spanned="2" table:number-rows-spanned="1">
            <text:p><text:span text:style-name="T6">ALAN FERREIRA HORA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8" calcext:value-type="float">
            <text:p>2138</text:p>
          </table:table-cell>
          <table:table-cell office:value-type="string" calcext:value-type="string" table:number-columns-spanned="2" table:number-rows-spanned="1">
            <text:p><text:span text:style-name="T6">ALAN VICTOR BATISTA DOS SANTO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0" calcext:value-type="float">
            <text:p>1930</text:p>
          </table:table-cell>
          <table:table-cell office:value-type="string" calcext:value-type="string" table:number-columns-spanned="2" table:number-rows-spanned="1">
            <text:p><text:span text:style-name="T6">ALANNA CORREIA SILVA DE CARVALH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160.01" calcext:value-type="float">
            <text:p>5.160,0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8643.42" calcext:value-type="float">
            <text:p>8.643,4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45" calcext:value-type="float">
            <text:p>1445</text:p>
          </table:table-cell>
          <table:table-cell office:value-type="string" calcext:value-type="string" table:number-columns-spanned="2" table:number-rows-spanned="1">
            <text:p><text:span text:style-name="T6">ALBERTO RODRIGUES CARDOSO DA SILVA</text:span></text:p>
          </table:table-cell>
          <table:covered-table-cell/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ÃO DE AUDITORIA INTER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397.55" calcext:value-type="float">
            <text:p>6.397,5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027.55" calcext:value-type="float">
            <text:p>9.027,5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17.55" calcext:value-type="float">
            <text:p>917,55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917.55" calcext:value-type="float">
            <text:p>917,55</text:p>
          </table:table-cell>
          <table:table-cell table:number-columns-repeated="8"/>
        </table:table-row>
        <table:table-row table:style-name="ro4">
          <table:table-cell office:value-type="float" office:value="2393" calcext:value-type="float">
            <text:p>2393</text:p>
          </table:table-cell>
          <table:table-cell office:value-type="string" calcext:value-type="string" table:number-columns-spanned="2" table:number-rows-spanned="1">
            <text:p><text:span text:style-name="T6">ALBERTO VINICIUS DE MELO SANTOS</text:span></text:p>
          </table:table-cell>
          <table:covered-table-cell/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71" calcext:value-type="float">
            <text:p>1471</text:p>
          </table:table-cell>
          <table:table-cell office:value-type="string" calcext:value-type="string" table:number-columns-spanned="2" table:number-rows-spanned="1">
            <text:p><text:span text:style-name="T6">ALDELEINE MELHOR BARBOS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0" calcext:value-type="float">
            <text:p>0,00</text:p>
          </table:table-cell>
          <table:table-cell office:value-type="float" office:value="2261.66" calcext:value-type="float">
            <text:p>2.261,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545.82" calcext:value-type="float">
            <text:p>10.545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 table:number-columns-spanned="2" table:number-rows-spanned="1">
            <text:p><text:span text:style-name="T6">ALDO SOUZA ARAGA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886.71" calcext:value-type="float">
            <text:p>19.886,7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534.8" calcext:value-type="float">
            <text:p>30.534,8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 table:number-columns-spanned="2" table:number-rows-spanned="1">
            <text:p><text:span text:style-name="T6">ALESSANDRA ALVES DE OLIVEIRA MENEZ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36.39" calcext:value-type="float">
            <text:p>6.536,3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900.83" calcext:value-type="float">
            <text:p>9.900,8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 table:number-columns-spanned="2" table:number-rows-spanned="1">
            <text:p><text:span text:style-name="T6">ALESSANDRA PEDRAL DE SANTANA SUZART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6880.8" calcext:value-type="float">
            <text:p>26.880,8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string" calcext:value-type="string" table:number-columns-spanned="2" table:number-rows-spanned="1">
            <text:p><text:span text:style-name="T6">ALESSANDRA SOUZA DE SANTAN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GESTÃO ESTRATEGICA E PROJET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592.1" calcext:value-type="float">
            <text:p>8.592,1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22.1" calcext:value-type="float">
            <text:p>11.222,1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26" calcext:value-type="float">
            <text:p>1326</text:p>
          </table:table-cell>
          <table:table-cell office:value-type="string" calcext:value-type="string" table:number-columns-spanned="2" table:number-rows-spanned="1">
            <text:p><text:span text:style-name="T6">ALEX ESTEVAM DE SOUZA LEIT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9746.65" calcext:value-type="float">
            <text:p>9.746,65</text:p>
          </table:table-cell>
          <table:table-cell office:value-type="float" office:value="560" calcext:value-type="float">
            <text:p>56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560" calcext:value-type="float">
            <text:p>560,00</text:p>
          </table:table-cell>
          <table:table-cell table:number-columns-repeated="8"/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 table:number-columns-spanned="2" table:number-rows-spanned="1">
            <text:p><text:span text:style-name="T6">ALEX MAIA ESMERALDO DE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581.74" calcext:value-type="float">
            <text:p>8.581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7" calcext:value-type="float">
            <text:p>2197</text:p>
          </table:table-cell>
          <table:table-cell office:value-type="string" calcext:value-type="string" table:number-columns-spanned="2" table:number-rows-spanned="1">
            <text:p><text:span text:style-name="T6">ALEX SANTOS DO CARMO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04" calcext:value-type="float">
            <text:p>2104</text:p>
          </table:table-cell>
          <table:table-cell office:value-type="string" calcext:value-type="string" table:number-columns-spanned="2" table:number-rows-spanned="1">
            <text:p><text:span text:style-name="T6">ALEXANDER REZENDE LIMA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392.97" calcext:value-type="float">
            <text:p>2.392,9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22.97" calcext:value-type="float">
            <text:p>5.022,9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 table:number-columns-spanned="2" table:number-rows-spanned="1">
            <text:p><text:span text:style-name="T6">ALEXANDRE ALBAGLI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962.44" calcext:value-type="float">
            <text:p>10.962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 table:number-columns-spanned="2" table:number-rows-spanned="1">
            <text:p><text:span text:style-name="T6">ALEXANDRE ANDRADE DE SOUZA</text:span></text:p>
          </table:table-cell>
          <table:covered-table-cell/>
          <table:table-cell office:value-type="string" calcext:value-type="string">
            <text:p><text:span text:style-name="T6">ANALISTA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686.52" calcext:value-type="float">
            <text:p>14.686,5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7573.52" calcext:value-type="float">
            <text:p>17.573,5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 table:number-columns-spanned="2" table:number-rows-spanned="1">
            <text:p><text:span text:style-name="T6">ALEXANDRE FRANCO BARRE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PROTECAO AO RIO SAO FRANCISCO E AS NASCENTE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032.51" calcext:value-type="float">
            <text:p>4.032,5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662.51" calcext:value-type="float">
            <text:p>6.662,5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string" calcext:value-type="string" table:number-columns-spanned="2" table:number-rows-spanned="1">
            <text:p><text:span text:style-name="T6">ALEXANDRE GONCALVES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505.72" calcext:value-type="float">
            <text:p>5.505,7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615.77" calcext:value-type="float">
            <text:p>8.615,77</text:p>
          </table:table-cell>
          <table:table-cell office:value-type="float" office:value="280" calcext:value-type="float">
            <text:p>280,00</text:p>
          </table:table-cell>
          <table:table-cell office:value-type="float" office:value="20" calcext:value-type="float">
            <text:p>2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2259" calcext:value-type="float">
            <text:p>2259</text:p>
          </table:table-cell>
          <table:table-cell office:value-type="string" calcext:value-type="string" table:number-columns-spanned="2" table:number-rows-spanned="1">
            <text:p><text:span text:style-name="T6">ALEXANDRE JOSE ANDRADE DE ARAUJO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30" calcext:value-type="float">
            <text:p>1530</text:p>
          </table:table-cell>
          <table:table-cell office:value-type="string" calcext:value-type="string" table:number-columns-spanned="2" table:number-rows-spanned="1">
            <text:p><text:span text:style-name="T6">ALEXANDRE MENDONCA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47.77" calcext:value-type="float">
            <text:p>8.247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03" calcext:value-type="float">
            <text:p>2303</text:p>
          </table:table-cell>
          <table:table-cell office:value-type="string" calcext:value-type="string" table:number-columns-spanned="2" table:number-rows-spanned="1">
            <text:p><text:span text:style-name="T6">ALEXANDRE SOARES FREIRE DA COSTA</text:span></text:p>
          </table:table-cell>
          <table:covered-table-cell/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 table:number-columns-spanned="2" table:number-rows-spanned="1">
            <text:p><text:span text:style-name="T6">ALEXANDRO SAMPAIO SANTAN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12.3" calcext:value-type="float">
            <text:p>18.312,3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8332.44" calcext:value-type="float">
            <text:p>8.332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9274.74" calcext:value-type="float">
            <text:p>29.274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38" calcext:value-type="float">
            <text:p>1738</text:p>
          </table:table-cell>
          <table:table-cell office:value-type="string" calcext:value-type="string" table:number-columns-spanned="2" table:number-rows-spanned="1">
            <text:p><text:span text:style-name="T6">ALEXSANDRO AZEVEDO GUIMARA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PROMOTORIAS DE JUSTICA DE SIMAO DIA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80.02" calcext:value-type="float">
            <text:p>2.580,0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082.98" calcext:value-type="float">
            <text:p>6.082,9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1" calcext:value-type="float">
            <text:p>2131</text:p>
          </table:table-cell>
          <table:table-cell office:value-type="string" calcext:value-type="string" table:number-columns-spanned="2" table:number-rows-spanned="1">
            <text:p><text:span text:style-name="T6">ALEXSANDRO CARLOS DE JESU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073.84" calcext:value-type="float">
            <text:p>3.073,8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8"/>
        </table:table-row>
        <table:table-row table:style-name="ro4">
          <table:table-cell office:value-type="float" office:value="1802" calcext:value-type="float">
            <text:p>1802</text:p>
          </table:table-cell>
          <table:table-cell office:value-type="string" calcext:value-type="string" table:number-columns-spanned="2" table:number-rows-spanned="1">
            <text:p><text:span text:style-name="T6">ALFRAN PEREIRA JUNIOR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122.01" calcext:value-type="float">
            <text:p>8.122,01</text:p>
          </table:table-cell>
          <table:table-cell office:value-type="float" office:value="260" calcext:value-type="float">
            <text:p>26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8"/>
        </table:table-row>
        <table:table-row table:style-name="ro4">
          <table:table-cell office:value-type="float" office:value="1822" calcext:value-type="float">
            <text:p>1822</text:p>
          </table:table-cell>
          <table:table-cell office:value-type="string" calcext:value-type="string" table:number-columns-spanned="2" table:number-rows-spanned="1">
            <text:p><text:span text:style-name="T6">ALICE REGINA LOUREDO NASCIMEN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3" calcext:value-type="float">
            <text:p>1403</text:p>
          </table:table-cell>
          <table:table-cell office:value-type="string" calcext:value-type="string" table:number-columns-spanned="2" table:number-rows-spanned="1">
            <text:p><text:span text:style-name="T6">ALINE BARBOZA ALCANTARA DE CARVALHO LEIT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353.42" calcext:value-type="float">
            <text:p>6.353,4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983.42" calcext:value-type="float">
            <text:p>8.983,4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3" calcext:value-type="float">
            <text:p>1853</text:p>
          </table:table-cell>
          <table:table-cell office:value-type="string" calcext:value-type="string" table:number-columns-spanned="2" table:number-rows-spanned="1">
            <text:p><text:span text:style-name="T6">ALINE MARIA DOS SANTOS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778.12" calcext:value-type="float">
            <text:p>2.778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408.12" calcext:value-type="float">
            <text:p>5.408,1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 table:number-columns-spanned="2" table:number-rows-spanned="1">
            <text:p><text:span text:style-name="T6">ALINE NUNES VASCONCEL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589.54" calcext:value-type="float">
            <text:p>9.589,5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 table:number-columns-spanned="2" table:number-rows-spanned="1">
            <text:p><text:span text:style-name="T6">ALINE RIBEIRO DE OLIV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40.31" calcext:value-type="float">
            <text:p>7.840,3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470.31" calcext:value-type="float">
            <text:p>10.470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4" calcext:value-type="float">
            <text:p>1314</text:p>
          </table:table-cell>
          <table:table-cell office:value-type="string" calcext:value-type="string" table:number-columns-spanned="2" table:number-rows-spanned="1">
            <text:p><text:span text:style-name="T6">ALINE WILTSHIRE CARVALHO RODRIGUES MACHAD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302.81" calcext:value-type="float">
            <text:p>9.302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77" calcext:value-type="float">
            <text:p>2177</text:p>
          </table:table-cell>
          <table:table-cell office:value-type="string" calcext:value-type="string" table:number-columns-spanned="2" table:number-rows-spanned="1">
            <text:p><text:span text:style-name="T6">ALISSON SANTANA DOS SANTO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4" calcext:value-type="float">
            <text:p>2344</text:p>
          </table:table-cell>
          <table:table-cell office:value-type="string" calcext:value-type="string" table:number-columns-spanned="2" table:number-rows-spanned="1">
            <text:p><text:span text:style-name="T6">ALISSON SANTANA MOT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COMUNICACAO, CERIMONIAL E EVENTOS/COORDENADORIA DE COMUNICACAO SOCIAL (CODCOM/MPSE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2" calcext:value-type="float">
            <text:p>2392</text:p>
          </table:table-cell>
          <table:table-cell office:value-type="string" calcext:value-type="string" table:number-columns-spanned="2" table:number-rows-spanned="1">
            <text:p><text:span text:style-name="T6">ALLAINE CRISTINA SOUZA BISP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73" calcext:value-type="float">
            <text:p>1773</text:p>
          </table:table-cell>
          <table:table-cell office:value-type="string" calcext:value-type="string" table:number-columns-spanned="2" table:number-rows-spanned="1">
            <text:p><text:span text:style-name="T6">ALLAN DAVIS CARVALHO MACHA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778.12" calcext:value-type="float">
            <text:p>2.778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73.85" calcext:value-type="float">
            <text:p>5.373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87" calcext:value-type="float">
            <text:p>1987</text:p>
          </table:table-cell>
          <table:table-cell office:value-type="string" calcext:value-type="string" table:number-columns-spanned="2" table:number-rows-spanned="1">
            <text:p><text:span text:style-name="T6">ALLAN SILVEIRA DE ALMEI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RQUIVO CENTRAL DO MINISTERIO PUBLIC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1.32" calcext:value-type="float">
            <text:p>321,32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21.32" calcext:value-type="float">
            <text:p>321,32</text:p>
          </table:table-cell>
          <table:table-cell table:number-columns-repeated="8"/>
        </table:table-row>
        <table:table-row table:style-name="ro4">
          <table:table-cell office:value-type="float" office:value="1900" calcext:value-type="float">
            <text:p>1900</text:p>
          </table:table-cell>
          <table:table-cell office:value-type="string" calcext:value-type="string" table:number-columns-spanned="2" table:number-rows-spanned="1">
            <text:p><text:span text:style-name="T6">ALLANA BRUNA ANDRADE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92.39" calcext:value-type="float">
            <text:p>4.592,3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702.44" calcext:value-type="float">
            <text:p>7.702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 table:number-columns-spanned="2" table:number-rows-spanned="1">
            <text:p><text:span text:style-name="T6">ALLANA RACHEL MONTEIRO BATISTA SOARES COST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677.98" calcext:value-type="float">
            <text:p>18.677,9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259.72" calcext:value-type="float">
            <text:p>27.259,7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72" calcext:value-type="float">
            <text:p>1572</text:p>
          </table:table-cell>
          <table:table-cell office:value-type="string" calcext:value-type="string" table:number-columns-spanned="2" table:number-rows-spanned="1">
            <text:p><text:span text:style-name="T6">ALLIUSKA CAROLINE DA SILVA OLIVEIRA SOBRAL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974.38" calcext:value-type="float">
            <text:p>4.974,38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21.92" calcext:value-type="float">
            <text:p>221,92</text:p>
          </table:table-cell>
          <table:table-cell office:value-type="float" office:value="0" calcext:value-type="float">
            <text:p>0,00</text:p>
          </table:table-cell>
          <table:table-cell office:value-type="float" office:value="7505.3" calcext:value-type="float">
            <text:p>7.505,3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51" calcext:value-type="float">
            <text:p>1751</text:p>
          </table:table-cell>
          <table:table-cell office:value-type="string" calcext:value-type="string" table:number-columns-spanned="2" table:number-rows-spanned="1">
            <text:p><text:span text:style-name="T6">ALONSO GOMES CAMPOS FI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0" calcext:value-type="float">
            <text:p>1850</text:p>
          </table:table-cell>
          <table:table-cell office:value-type="string" calcext:value-type="string" table:number-columns-spanned="2" table:number-rows-spanned="1">
            <text:p><text:span text:style-name="T6">ALVINO AQUINO SANTOS JUNIOR</text:span></text:p>
          </table:table-cell>
          <table:covered-table-cell/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04" calcext:value-type="float">
            <text:p>1804</text:p>
          </table:table-cell>
          <table:table-cell office:value-type="string" calcext:value-type="string" table:number-columns-spanned="2" table:number-rows-spanned="1">
            <text:p><text:span text:style-name="T6">AMANDA CARVALHO PAIVA DE ALMEIDA ANDRAD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200.53" calcext:value-type="float">
            <text:p>2.200,5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509.53" calcext:value-type="float">
            <text:p>4.509,5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07" calcext:value-type="float">
            <text:p>1707</text:p>
          </table:table-cell>
          <table:table-cell office:value-type="string" calcext:value-type="string" table:number-columns-spanned="2" table:number-rows-spanned="1">
            <text:p><text:span text:style-name="T6">AMILTON NEVES BRITO FILHO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962.46" calcext:value-type="float">
            <text:p>16.962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5690.46" calcext:value-type="float">
            <text:p>25.690,4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string" calcext:value-type="string" table:number-columns-spanned="2" table:number-rows-spanned="1">
            <text:p><text:span text:style-name="T6">ANA CARLA MORAIS DE SOUZA MEL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210.32" calcext:value-type="float">
            <text:p>5.210,3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840.32" calcext:value-type="float">
            <text:p>7.840,3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0" calcext:value-type="float">
            <text:p>1680</text:p>
          </table:table-cell>
          <table:table-cell office:value-type="string" calcext:value-type="string" table:number-columns-spanned="2" table:number-rows-spanned="1">
            <text:p><text:span text:style-name="T6">ANA CAROLINA OLIVEIRA D AVIL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065.26" calcext:value-type="float">
            <text:p>5.065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374.26" calcext:value-type="float">
            <text:p>7.374,2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0" calcext:value-type="float">
            <text:p>1690</text:p>
          </table:table-cell>
          <table:table-cell office:value-type="string" calcext:value-type="string" table:number-columns-spanned="2" table:number-rows-spanned="1">
            <text:p><text:span text:style-name="T6">ANA CELIA BARBOSA MATIA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327.23" calcext:value-type="float">
            <text:p>4.327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57.23" calcext:value-type="float">
            <text:p>6.957,2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49.45" calcext:value-type="float">
            <text:p>1.449,45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449.45" calcext:value-type="float">
            <text:p>1.449,45</text:p>
          </table:table-cell>
          <table:table-cell table:number-columns-repeated="8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string" calcext:value-type="string" table:number-columns-spanned="2" table:number-rows-spanned="1">
            <text:p><text:span text:style-name="T6">ANA CELIA GUIMARAES PRADO OLIV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<text:span text:style-name="T6">ANA CHRISTINA SOUZA BRANDI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58.99" calcext:value-type="float">
            <text:p>3.758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529.98" calcext:value-type="float">
            <text:p>13.529,9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 table:number-columns-spanned="2" table:number-rows-spanned="1">
            <text:p><text:span text:style-name="T6">ANA CLAUDIA MACHADO COSTA MORA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277.26" calcext:value-type="float">
            <text:p>19.277,2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116" calcext:value-type="float">
            <text:p>28.11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78" calcext:value-type="float">
            <text:p>2178</text:p>
          </table:table-cell>
          <table:table-cell office:value-type="string" calcext:value-type="string" table:number-columns-spanned="2" table:number-rows-spanned="1">
            <text:p><text:span text:style-name="T6">ANA CONCEICAO LIMA ALMEIDA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<text:span text:style-name="T6">ANA CRISTINA ARAGAO DE CARVA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457.74" calcext:value-type="float">
            <text:p>9.457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7" calcext:value-type="float">
            <text:p>2347</text:p>
          </table:table-cell>
          <table:table-cell office:value-type="string" calcext:value-type="string" table:number-columns-spanned="2" table:number-rows-spanned="1">
            <text:p><text:span text:style-name="T6">ANA CRISTINA CARVALHO BARROS</text:span></text:p>
          </table:table-cell>
          <table:covered-table-cell/>
          <table:table-cell office:value-type="string" calcext:value-type="string">
            <text:p><text:span text:style-name="T6">ENFERMEIRA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38.51" calcext:value-type="float">
            <text:p>7.838,5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725.51" calcext:value-type="float">
            <text:p>10.725,5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61.83" calcext:value-type="float">
            <text:p>1.761,83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1761.83" calcext:value-type="float">
            <text:p>1.761,83</text:p>
          </table:table-cell>
          <table:table-cell table:number-columns-repeated="8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 table:number-columns-spanned="2" table:number-rows-spanned="1">
            <text:p><text:span text:style-name="T6">ANA GALGANE PA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785.14" calcext:value-type="float">
            <text:p>19.785,1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2380.7" calcext:value-type="float">
            <text:p>2.380,7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1623.58" calcext:value-type="float">
            <text:p>31.623,5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 table:number-columns-spanned="2" table:number-rows-spanned="1">
            <text:p><text:span text:style-name="T6">ANA KARLA LIMA SANTOS</text:span></text:p>
          </table:table-cell>
          <table:covered-table-cell/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APOIO ADMINISTRATIVO/DIRETORIA ADMINISTRATIV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 table:number-columns-spanned="2" table:number-rows-spanned="1">
            <text:p><text:span text:style-name="T6">ANA LEILA COSTA GARCEZ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AUXILIAR DE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6602.65" calcext:value-type="float">
            <text:p>16.602,6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2380.7" calcext:value-type="float">
            <text:p>2.380,7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7822.09" calcext:value-type="float">
            <text:p>27.822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8" calcext:value-type="float">
            <text:p>2248</text:p>
          </table:table-cell>
          <table:table-cell office:value-type="string" calcext:value-type="string" table:number-columns-spanned="2" table:number-rows-spanned="1">
            <text:p><text:span text:style-name="T6">ANA LUIZA OLIVEIRA SOBRAL</text:span></text:p>
          </table:table-cell>
          <table:covered-table-cell/>
          <table:table-cell office:value-type="string" calcext:value-type="string">
            <text:p><text:span text:style-name="T6">PSICOLOGO-requisitad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740.47" calcext:value-type="float">
            <text:p>1.740,47</text:p>
          </table:table-cell>
          <table:table-cell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4140.47" calcext:value-type="float">
            <text:p>4.140,47</text:p>
          </table:table-cell>
          <table:table-cell table:number-columns-repeated="8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 table:number-columns-spanned="2" table:number-rows-spanned="1">
            <text:p><text:span text:style-name="T6">ANA MARIA MENEZES SANTOS DE ALMEI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72.84" calcext:value-type="float">
            <text:p>3.072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437.28" calcext:value-type="float">
            <text:p>6.437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 table:number-columns-spanned="2" table:number-rows-spanned="1">
            <text:p><text:span text:style-name="T6">ANA MARIA MENEZES TAPIOC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21" calcext:value-type="float">
            <text:p>1321</text:p>
          </table:table-cell>
          <table:table-cell office:value-type="string" calcext:value-type="string" table:number-columns-spanned="2" table:number-rows-spanned="1">
            <text:p><text:span text:style-name="T6">ANA PATRICIA FONTES DA SILVA VILLACORT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073.84" calcext:value-type="float">
            <text:p>3.073,84</text:p>
          </table:table-cell>
          <table:table-cell office:value-type="float" office:value="600" calcext:value-type="float">
            <text:p>600,00</text:p>
          </table:table-cell>
          <table:table-cell office:value-type="float" office:value="840" calcext:value-type="float">
            <text:p>84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1440" calcext:value-type="float">
            <text:p>1.440,00</text:p>
          </table:table-cell>
          <table:table-cell table:number-columns-repeated="8"/>
        </table:table-row>
        <table:table-row table:style-name="ro4">
          <table:table-cell office:value-type="float" office:value="1343" calcext:value-type="float">
            <text:p>1343</text:p>
          </table:table-cell>
          <table:table-cell office:value-type="string" calcext:value-type="string" table:number-columns-spanned="2" table:number-rows-spanned="1">
            <text:p><text:span text:style-name="T6">ANA PAULA DE JESUS PASSOS LUN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57.4" calcext:value-type="float">
            <text:p>6.557,4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474.13" calcext:value-type="float">
            <text:p>9.474,1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 table:number-columns-spanned="2" table:number-rows-spanned="1">
            <text:p><text:span text:style-name="T6">ANA PAULA MACHADO COSTA MENES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480.41" calcext:value-type="float">
            <text:p>19.480,4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3571.04" calcext:value-type="float">
            <text:p>3.571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1890.19" calcext:value-type="float">
            <text:p>31.890,1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879.5" calcext:value-type="float">
            <text:p>1.879,5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879.5" calcext:value-type="float">
            <text:p>1.879,50</text:p>
          </table:table-cell>
          <table:table-cell table:number-columns-repeated="8"/>
        </table:table-row>
        <table:table-row table:style-name="ro4">
          <table:table-cell office:value-type="float" office:value="1705" calcext:value-type="float">
            <text:p>1705</text:p>
          </table:table-cell>
          <table:table-cell office:value-type="string" calcext:value-type="string" table:number-columns-spanned="2" table:number-rows-spanned="1">
            <text:p><text:span text:style-name="T6">ANA PAULA PEREIRA LIM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79.18" calcext:value-type="float">
            <text:p>2.979,1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609.18" calcext:value-type="float">
            <text:p>5.609,1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 table:number-columns-spanned="2" table:number-rows-spanned="1">
            <text:p><text:span text:style-name="T6">ANA PAULA SOUZA VIAN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12.3" calcext:value-type="float">
            <text:p>18.312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2380.7" calcext:value-type="float">
            <text:p>2.380,7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274.74" calcext:value-type="float">
            <text:p>29.274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 table:number-columns-spanned="2" table:number-rows-spanned="1">
            <text:p><text:span text:style-name="T6">ANA SOARES DE SOUZA</text:span></text:p>
          </table:table-cell>
          <table:covered-table-cell/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1" calcext:value-type="float">
            <text:p>2371</text:p>
          </table:table-cell>
          <table:table-cell office:value-type="string" calcext:value-type="string" table:number-columns-spanned="2" table:number-rows-spanned="1">
            <text:p><text:span text:style-name="T6">ANANIAS SILVA SOUZA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39" calcext:value-type="float">
            <text:p>2239</text:p>
          </table:table-cell>
          <table:table-cell office:value-type="string" calcext:value-type="string" table:number-columns-spanned="2" table:number-rows-spanned="1">
            <text:p><text:span text:style-name="T6">ANDERSON BARRETO DE JESUS</text:span></text:p>
          </table:table-cell>
          <table:covered-table-cell/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43" calcext:value-type="float">
            <text:p>1443</text:p>
          </table:table-cell>
          <table:table-cell office:value-type="string" calcext:value-type="string" table:number-columns-spanned="2" table:number-rows-spanned="1">
            <text:p><text:span text:style-name="T6">ANDERSON ESTEVAM DE SOUZA LEIT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704.06" calcext:value-type="float">
            <text:p>4.704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334.06" calcext:value-type="float">
            <text:p>7.334,0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 table:number-columns-spanned="2" table:number-rows-spanned="1">
            <text:p><text:span text:style-name="T6">ANDERSON NASCIMENTO</text:span></text:p>
          </table:table-cell>
          <table:covered-table-cell/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09" calcext:value-type="float">
            <text:p>2209</text:p>
          </table:table-cell>
          <table:table-cell office:value-type="string" calcext:value-type="string" table:number-columns-spanned="2" table:number-rows-spanned="1">
            <text:p><text:span text:style-name="T6">ANDERSON OLIVEIRA SANTOS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 table:number-columns-spanned="2" table:number-rows-spanned="1">
            <text:p><text:span text:style-name="T6">ANDERSON VIANA SOUZ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306.78" calcext:value-type="float">
            <text:p>17.306,7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6332.36" calcext:value-type="float">
            <text:p>26.332,3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 table:number-columns-spanned="2" table:number-rows-spanned="1">
            <text:p><text:span text:style-name="T6">ANDRE ARAGAO DA FONSECA</text:span></text:p>
          </table:table-cell>
          <table:covered-table-cell/>
          <table:table-cell office:value-type="string" calcext:value-type="string">
            <text:p><text:span text:style-name="T6">Assessor da Diretoria de Gestão Estratégica e Orçamentária</text:span></text:p>
          </table:table-cell>
          <table:table-cell office:value-type="string" calcext:value-type="string">
            <text:p><text:span text:style-name="T6">DIRETORIA DE GESTAO ESTRATEGICA E ORCAMENTARI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 table:number-columns-spanned="2" table:number-rows-spanned="1">
            <text:p><text:span text:style-name="T6">ANDRE DOS SANTOS SOUZA</text:span></text:p>
          </table:table-cell>
          <table:covered-table-cell/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GESTAO DE PESSOAS - INSTITUCION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71.55" calcext:value-type="float">
            <text:p>1.571,5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201.55" calcext:value-type="float">
            <text:p>4.201,5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5" calcext:value-type="float">
            <text:p>2325</text:p>
          </table:table-cell>
          <table:table-cell office:value-type="string" calcext:value-type="string" table:number-columns-spanned="2" table:number-rows-spanned="1">
            <text:p><text:span text:style-name="T6">ANDRE FABIANO DO NASCIMENTO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string" calcext:value-type="string" table:number-columns-spanned="2" table:number-rows-spanned="1">
            <text:p><text:span text:style-name="T6">ANDRE LIMA FEITOZ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8" calcext:value-type="float">
            <text:p>2028</text:p>
          </table:table-cell>
          <table:table-cell office:value-type="string" calcext:value-type="string" table:number-columns-spanned="2" table:number-rows-spanned="1">
            <text:p><text:span text:style-name="T6">ANDRE LUCAS ALMADA MARINHO PONT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11.37" calcext:value-type="float">
            <text:p>7.911,3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 table:number-columns-spanned="2" table:number-rows-spanned="1">
            <text:p><text:span text:style-name="T6">ANDRE LUIZ MENEZES GUIMARAES</text:span></text:p>
          </table:table-cell>
          <table:covered-table-cell/>
          <table:table-cell office:value-type="string" calcext:value-type="string">
            <text:p><text:span text:style-name="T6">Chefe do Núcleo de Empenh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7" calcext:value-type="float">
            <text:p>1847</text:p>
          </table:table-cell>
          <table:table-cell office:value-type="string" calcext:value-type="string" table:number-columns-spanned="2" table:number-rows-spanned="1">
            <text:p><text:span text:style-name="T6">ANDRE ROLLEMBERG MENDONÇA</text:span></text:p>
          </table:table-cell>
          <table:covered-table-cell/>
          <table:table-cell office:value-type="string" calcext:value-type="string">
            <text:p><text:span text:style-name="T6">COORDENADOR DA CENTRAL DE DILIGÊNCIAS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073.84" calcext:value-type="float">
            <text:p>3.073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string" calcext:value-type="string" table:number-columns-spanned="2" table:number-rows-spanned="1">
            <text:p><text:span text:style-name="T6">ANDREA DOS ANJOS OLIV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777.06" calcext:value-type="float">
            <text:p>3.777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407.06" calcext:value-type="float">
            <text:p>6.407,0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3" calcext:value-type="float">
            <text:p>1953</text:p>
          </table:table-cell>
          <table:table-cell office:value-type="string" calcext:value-type="string" table:number-columns-spanned="2" table:number-rows-spanned="1">
            <text:p><text:span text:style-name="T6">ANDREA LEITE TORR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463.66" calcext:value-type="float">
            <text:p>7.463,6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string" calcext:value-type="string" table:number-columns-spanned="2" table:number-rows-spanned="1">
            <text:p><text:span text:style-name="T6">ANDREA MARIA PRATA MARTINS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37" calcext:value-type="float">
            <text:p>1337</text:p>
          </table:table-cell>
          <table:table-cell office:value-type="string" calcext:value-type="string" table:number-columns-spanned="2" table:number-rows-spanned="1">
            <text:p><text:span text:style-name="T6">ANDRESSA PEDRAL DE SANTANA RODRIGU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43.7" calcext:value-type="float">
            <text:p>1.843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152.7" calcext:value-type="float">
            <text:p>4.152,70</text:p>
          </table:table-cell>
          <table:table-cell office:value-type="float" office:value="200" calcext:value-type="float">
            <text:p>2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8"/>
        </table:table-row>
        <table:table-row table:style-name="ro4">
          <table:table-cell office:value-type="float" office:value="1385" calcext:value-type="float">
            <text:p>1385</text:p>
          </table:table-cell>
          <table:table-cell office:value-type="string" calcext:value-type="string" table:number-columns-spanned="2" table:number-rows-spanned="1">
            <text:p><text:span text:style-name="T6">ANGELO MARCIO ARAGAO MACED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836.06" calcext:value-type="float">
            <text:p>5.836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752.79" calcext:value-type="float">
            <text:p>8.752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4" calcext:value-type="float">
            <text:p>2314</text:p>
          </table:table-cell>
          <table:table-cell office:value-type="string" calcext:value-type="string" table:number-columns-spanned="2" table:number-rows-spanned="1">
            <text:p><text:span text:style-name="T6">ANISIO ANDRADE AMARAL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3" calcext:value-type="float">
            <text:p>2263</text:p>
          </table:table-cell>
          <table:table-cell office:value-type="string" calcext:value-type="string" table:number-columns-spanned="2" table:number-rows-spanned="1">
            <text:p><text:span text:style-name="T6">ANNA CARLA ANDRADE DA SILVA</text:span></text:p>
          </table:table-cell>
          <table:covered-table-cell/>
          <table:table-cell office:value-type="string" calcext:value-type="string">
            <text:p><text:span text:style-name="T6">ASSESSOR DE GESTAO OPERACIONAL II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3" calcext:value-type="float">
            <text:p>1893</text:p>
          </table:table-cell>
          <table:table-cell office:value-type="string" calcext:value-type="string" table:number-columns-spanned="2" table:number-rows-spanned="1">
            <text:p><text:span text:style-name="T6">ANNA CAROLINA SANTOS NUN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778.55" calcext:value-type="float">
            <text:p>4.778,5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087.55" calcext:value-type="float">
            <text:p>7.087,5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 table:number-columns-spanned="2" table:number-rows-spanned="1">
            <text:p><text:span text:style-name="T6">ANNA KARINA ROLIM CARTAX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431.05" calcext:value-type="float">
            <text:p>3.431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65" calcext:value-type="float">
            <text:p>1965</text:p>
          </table:table-cell>
          <table:table-cell office:value-type="string" calcext:value-type="string" table:number-columns-spanned="2" table:number-rows-spanned="1">
            <text:p><text:span text:style-name="T6">ANNE CAROLYNE OLIVEIRA SANTOS</text:span></text:p>
          </table:table-cell>
          <table:covered-table-cell/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8" calcext:value-type="float">
            <text:p>2278</text:p>
          </table:table-cell>
          <table:table-cell office:value-type="string" calcext:value-type="string" table:number-columns-spanned="2" table:number-rows-spanned="1">
            <text:p><text:span text:style-name="T6">ANTONIO ALMEIDA SANTANA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 table:number-columns-spanned="2" table:number-rows-spanned="1">
            <text:p><text:span text:style-name="T6">ANTONIO AUTRAN SANTOS ALVES</text:span></text:p>
          </table:table-cell>
          <table:covered-table-cell/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43" calcext:value-type="float">
            <text:p>1943</text:p>
          </table:table-cell>
          <table:table-cell office:value-type="string" calcext:value-type="string" table:number-columns-spanned="2" table:number-rows-spanned="1">
            <text:p><text:span text:style-name="T6">ANTONIO CARLOS ANDRADE DE CARVA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69.89" calcext:value-type="float">
            <text:p>2.669,8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265.62" calcext:value-type="float">
            <text:p>5.265,62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 table:number-columns-spanned="2" table:number-rows-spanned="1">
            <text:p><text:span text:style-name="T6">ANTONIO CARLOS NASCIMENTO SAN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457.74" calcext:value-type="float">
            <text:p>9.457,74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785.52" calcext:value-type="float">
            <text:p>1.785,52</text:p>
          </table:table-cell>
          <table:table-cell office:value-type="float" office:value="416.64" calcext:value-type="float">
            <text:p>416,6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202.16" calcext:value-type="float">
            <text:p>2.202,16</text:p>
          </table:table-cell>
          <table:table-cell table:number-columns-repeated="8"/>
        </table:table-row>
        <table:table-row table:style-name="ro4">
          <table:table-cell office:value-type="float" office:value="2035" calcext:value-type="float">
            <text:p>2035</text:p>
          </table:table-cell>
          <table:table-cell office:value-type="string" calcext:value-type="string" table:number-columns-spanned="2" table:number-rows-spanned="1">
            <text:p><text:span text:style-name="T6">ANTONIO CARLOS SILV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7" calcext:value-type="float">
            <text:p>2167</text:p>
          </table:table-cell>
          <table:table-cell office:value-type="string" calcext:value-type="string" table:number-columns-spanned="2" table:number-rows-spanned="1">
            <text:p><text:span text:style-name="T6">ANTONIO CESAR LEITE DE CARVA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 table:number-columns-spanned="2" table:number-rows-spanned="1">
            <text:p><text:span text:style-name="T6">ANTONIO DIEGO CARDOSO VIANA</text:span></text:p>
          </table:table-cell>
          <table:covered-table-cell/>
          <table:table-cell office:value-type="string" calcext:value-type="string">
            <text:p><text:span text:style-name="T6">Coordenador da Div. de C. e G.  de Estagiári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47.06" calcext:value-type="float">
            <text:p>3.347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656.06" calcext:value-type="float">
            <text:p>5.656,0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 table:number-columns-spanned="2" table:number-rows-spanned="1">
            <text:p><text:span text:style-name="T6">ANTONIO FERNANDES DA SILVA JUNIOR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541.16" calcext:value-type="float">
            <text:p>8.541,1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4" calcext:value-type="float">
            <text:p>2274</text:p>
          </table:table-cell>
          <table:table-cell office:value-type="string" calcext:value-type="string" table:number-columns-spanned="2" table:number-rows-spanned="1">
            <text:p><text:span text:style-name="T6">ANTONIO FERNANDES LIMA BRAZ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 table:number-columns-spanned="2" table:number-rows-spanned="1">
            <text:p><text:span text:style-name="T6">ANTONIO RESENDE NETO</text:span></text:p>
          </table:table-cell>
          <table:covered-table-cell/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5.44" calcext:value-type="float">
            <text:p>575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23.4" calcext:value-type="float">
            <text:p>1.223,4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798.84" calcext:value-type="float">
            <text:p>1.798,84</text:p>
          </table:table-cell>
          <table:table-cell table:number-columns-repeated="8"/>
        </table:table-row>
        <table:table-row table:style-name="ro4">
          <table:table-cell office:value-type="float" office:value="1983" calcext:value-type="float">
            <text:p>1983</text:p>
          </table:table-cell>
          <table:table-cell office:value-type="string" calcext:value-type="string" table:number-columns-spanned="2" table:number-rows-spanned="1">
            <text:p><text:span text:style-name="T6">ANTONIO RICARDO MENDONÇA DE ALMEID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APOIO ADMINISTRATIVO/DIRETORIA ADMINISTRATIV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 table:number-columns-spanned="2" table:number-rows-spanned="1">
            <text:p><text:span text:style-name="T6">ANTONIO SERGIO CARVALHO SOUZA FILHO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6" calcext:value-type="float">
            <text:p>1716</text:p>
          </table:table-cell>
          <table:table-cell office:value-type="string" calcext:value-type="string" table:number-columns-spanned="2" table:number-rows-spanned="1">
            <text:p><text:span text:style-name="T6">ANTONIO TELES LEITE NE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691.32" calcext:value-type="float">
            <text:p>5.691,3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801.37" calcext:value-type="float">
            <text:p>8.801,37</text:p>
          </table:table-cell>
          <table:table-cell office:value-type="float" office:value="40" calcext:value-type="float">
            <text:p>40,00</text:p>
          </table:table-cell>
          <table:table-cell office:value-type="float" office:value="320" calcext:value-type="float">
            <text:p>32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60" calcext:value-type="float">
            <text:p>360,00</text:p>
          </table:table-cell>
          <table:table-cell table:number-columns-repeated="8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 table:number-columns-spanned="2" table:number-rows-spanned="1">
            <text:p><text:span text:style-name="T6">ANTONIO VIANA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 table:number-columns-spanned="2" table:number-rows-spanned="1">
            <text:p><text:span text:style-name="T6">ARANDA GOMES DE LIM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895.46" calcext:value-type="float">
            <text:p>1.895,4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28.14" calcext:value-type="float">
            <text:p>5.028,1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04" calcext:value-type="float">
            <text:p>1904</text:p>
          </table:table-cell>
          <table:table-cell office:value-type="string" calcext:value-type="string" table:number-columns-spanned="2" table:number-rows-spanned="1">
            <text:p><text:span text:style-name="T6">ARIELE ROCHA FELICIO CAVALCANTI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92.39" calcext:value-type="float">
            <text:p>4.592,3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01.39" calcext:value-type="float">
            <text:p>6.901,3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 table:number-columns-spanned="2" table:number-rows-spanned="1">
            <text:p><text:span text:style-name="T6">ARILMA VIANA DA FONSECA</text:span></text:p>
          </table:table-cell>
          <table:covered-table-cell/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393.47" calcext:value-type="float">
            <text:p>8.393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023.47" calcext:value-type="float">
            <text:p>11.023,4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147.55" calcext:value-type="float">
            <text:p>3.147,55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147.55" calcext:value-type="float">
            <text:p>3.147,55</text:p>
          </table:table-cell>
          <table:table-cell table:number-columns-repeated="8"/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 table:number-columns-spanned="2" table:number-rows-spanned="1">
            <text:p><text:span text:style-name="T6">ARNALDO BARRETTO NE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83.62" calcext:value-type="float">
            <text:p>3.283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89.62" calcext:value-type="float">
            <text:p>6.789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 table:number-columns-spanned="2" table:number-rows-spanned="1">
            <text:p><text:span text:style-name="T6">ARNALDO FIGUEIREDO SOBRAL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699.3" calcext:value-type="float">
            <text:p>20.699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2380.7" calcext:value-type="float">
            <text:p>2.380,7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537.74" calcext:value-type="float">
            <text:p>32.537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string" calcext:value-type="string" table:number-columns-spanned="2" table:number-rows-spanned="1">
            <text:p><text:span text:style-name="T6">ARNALDO JOSE DE SANTAN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3" calcext:value-type="float">
            <text:p>1693</text:p>
          </table:table-cell>
          <table:table-cell office:value-type="string" calcext:value-type="string" table:number-columns-spanned="2" table:number-rows-spanned="1">
            <text:p><text:span text:style-name="T6">AROLDINA ARAGAO SOUZA DUARTE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 table:number-columns-spanned="2" table:number-rows-spanned="1">
            <text:p><text:span text:style-name="T6">AROLDO LUIZ NOGUEIRA SOARES JUNIOR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151.95" calcext:value-type="float">
            <text:p>11.151,9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038.95" calcext:value-type="float">
            <text:p>14.038,9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7" calcext:value-type="float">
            <text:p>2027</text:p>
          </table:table-cell>
          <table:table-cell office:value-type="string" calcext:value-type="string" table:number-columns-spanned="2" table:number-rows-spanned="1">
            <text:p><text:span text:style-name="T6">AROLDO VIEIRA FREITAS</text:span></text:p>
          </table:table-cell>
          <table:covered-table-cell/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65" calcext:value-type="float">
            <text:p>2065</text:p>
          </table:table-cell>
          <table:table-cell office:value-type="string" calcext:value-type="string" table:number-columns-spanned="2" table:number-rows-spanned="1">
            <text:p><text:span text:style-name="T6">ARTUR LEANDRO DA COSTA OLIVEIR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797.79" calcext:value-type="float">
            <text:p>5.797,7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106.79" calcext:value-type="float">
            <text:p>8.106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3" calcext:value-type="float">
            <text:p>1653</text:p>
          </table:table-cell>
          <table:table-cell office:value-type="string" calcext:value-type="string" table:number-columns-spanned="2" table:number-rows-spanned="1">
            <text:p><text:span text:style-name="T6">ARTUR OSCAR NABUCO DAVIL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99" calcext:value-type="float">
            <text:p>1999</text:p>
          </table:table-cell>
          <table:table-cell office:value-type="string" calcext:value-type="string" table:number-columns-spanned="2" table:number-rows-spanned="1">
            <text:p><text:span text:style-name="T6">ARTUR PEREIRA DOS REIS BARBOS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016.34" calcext:value-type="float">
            <text:p>4.016,3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25.34" calcext:value-type="float">
            <text:p>6.325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8" calcext:value-type="float">
            <text:p>1408</text:p>
          </table:table-cell>
          <table:table-cell office:value-type="string" calcext:value-type="string" table:number-columns-spanned="2" table:number-rows-spanned="1">
            <text:p><text:span text:style-name="T6">ATHOS BRITO DO AMOR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602.62" calcext:value-type="float">
            <text:p>5.602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646.06" calcext:value-type="float">
            <text:p>8.646,06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8"/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 table:number-columns-spanned="2" table:number-rows-spanned="1">
            <text:p><text:span text:style-name="T6">AUGUSTO CESAR LEITE DE RESENDE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464.67" calcext:value-type="float">
            <text:p>18.464,67</text:p>
          </table:table-cell>
          <table:table-cell office:value-type="float" office:value="16413.04" calcext:value-type="float">
            <text:p>16.413,0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332.44" calcext:value-type="float">
            <text:p>8.332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840.15" calcext:value-type="float">
            <text:p>45.840,1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7" calcext:value-type="float">
            <text:p>1317</text:p>
          </table:table-cell>
          <table:table-cell office:value-type="string" calcext:value-type="string" table:number-columns-spanned="2" table:number-rows-spanned="1">
            <text:p><text:span text:style-name="T6">AYMIR RALIN PIRES DE ATHAY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1" calcext:value-type="float">
            <text:p>2311</text:p>
          </table:table-cell>
          <table:table-cell office:value-type="string" calcext:value-type="string" table:number-columns-spanned="2" table:number-rows-spanned="1">
            <text:p><text:span text:style-name="T6">AYRE ROCHA MESSIA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98" calcext:value-type="float">
            <text:p>1998</text:p>
          </table:table-cell>
          <table:table-cell office:value-type="string" calcext:value-type="string" table:number-columns-spanned="2" table:number-rows-spanned="1">
            <text:p><text:span text:style-name="T6">BARBARA FERREIRA DOS REI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678.17" calcext:value-type="float">
            <text:p>7.678,1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9" calcext:value-type="float">
            <text:p>2269</text:p>
          </table:table-cell>
          <table:table-cell office:value-type="string" calcext:value-type="string" table:number-columns-spanned="2" table:number-rows-spanned="1">
            <text:p><text:span text:style-name="T6">BARBARA LIMA DE ARAUJO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 table:number-columns-spanned="2" table:number-rows-spanned="1">
            <text:p><text:span text:style-name="T6">BELARMINO ALVES DOS ANJOS N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797.79" calcext:value-type="float">
            <text:p>10.797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4" calcext:value-type="float">
            <text:p>2184</text:p>
          </table:table-cell>
          <table:table-cell office:value-type="string" calcext:value-type="string" table:number-columns-spanned="2" table:number-rows-spanned="1">
            <text:p><text:span text:style-name="T6">BERENICE ANDRADE DE MEL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54" calcext:value-type="float">
            <text:p>2154</text:p>
          </table:table-cell>
          <table:table-cell office:value-type="string" calcext:value-type="string" table:number-columns-spanned="2" table:number-rows-spanned="1">
            <text:p><text:span text:style-name="T6">BILLY CARDOSO SOARES</text:span></text:p>
          </table:table-cell>
          <table:covered-table-cell/>
          <table:table-cell office:value-type="string" calcext:value-type="string">
            <text:p><text:span text:style-name="T6">ASSISTENTE TECNICO-ADMINISTRATIVO requisitad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03" calcext:value-type="float">
            <text:p>1803</text:p>
          </table:table-cell>
          <table:table-cell office:value-type="string" calcext:value-type="string" table:number-columns-spanned="2" table:number-rows-spanned="1">
            <text:p><text:span text:style-name="T6">BRENO AMORIM DE BRI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57.84" calcext:value-type="float">
            <text:p>3.257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60.8" calcext:value-type="float">
            <text:p>6.760,8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70" calcext:value-type="float">
            <text:p>1970</text:p>
          </table:table-cell>
          <table:table-cell office:value-type="string" calcext:value-type="string" table:number-columns-spanned="2" table:number-rows-spanned="1">
            <text:p><text:span text:style-name="T6">BRUNA BARRETO NUNES MENEZ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45.01" calcext:value-type="float">
            <text:p>1.345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654.01" calcext:value-type="float">
            <text:p>3.654,0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 table:number-columns-spanned="2" table:number-rows-spanned="1">
            <text:p><text:span text:style-name="T6">BRUNA KAROLINE ALVES RIBEIR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332.44" calcext:value-type="float">
            <text:p>4.332,4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442.49" calcext:value-type="float">
            <text:p>7.442,4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 table:number-columns-spanned="2" table:number-rows-spanned="1">
            <text:p><text:span text:style-name="T6">BRUNA TAYNARA DA SILVA NASCIMEN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110.05" calcext:value-type="float">
            <text:p>3.110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44" calcext:value-type="float">
            <text:p>1944</text:p>
          </table:table-cell>
          <table:table-cell office:value-type="string" calcext:value-type="string" table:number-columns-spanned="2" table:number-rows-spanned="1">
            <text:p><text:span text:style-name="T6">BRUNO CARVALHO DE ALENCAR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502.96" calcext:value-type="float">
            <text:p>3.502,9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36" calcext:value-type="float">
            <text:p>1336</text:p>
          </table:table-cell>
          <table:table-cell office:value-type="string" calcext:value-type="string" table:number-columns-spanned="2" table:number-rows-spanned="1">
            <text:p><text:span text:style-name="T6">BRUNO GARCIA CRUZ DE HOLANDA CAVALCANT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08.8" calcext:value-type="float">
            <text:p>4.508,8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7705.48" calcext:value-type="float">
            <text:p>7.705,4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string" calcext:value-type="string" table:number-columns-spanned="2" table:number-rows-spanned="1">
            <text:p><text:span text:style-name="T6">BRUNO LEMOS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186.6" calcext:value-type="float">
            <text:p>4.186,6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319.28" calcext:value-type="float">
            <text:p>7.319,28</text:p>
          </table:table-cell>
          <table:table-cell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8"/>
        </table:table-row>
        <table:table-row table:style-name="ro4">
          <table:table-cell office:value-type="float" office:value="2334" calcext:value-type="float">
            <text:p>2334</text:p>
          </table:table-cell>
          <table:table-cell office:value-type="string" calcext:value-type="string" table:number-columns-spanned="2" table:number-rows-spanned="1">
            <text:p><text:span text:style-name="T6">BRUNO LIMA PEREIRA</text:span></text:p>
          </table:table-cell>
          <table:covered-table-cell/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241.27" calcext:value-type="float">
            <text:p>241,27</text:p>
          </table:table-cell>
          <table:table-cell office:value-type="float" office:value="1275" calcext:value-type="float">
            <text:p>1.275,00</text:p>
          </table:table-cell>
          <table:table-cell office:value-type="float" office:value="1615" calcext:value-type="float">
            <text:p>1.615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4165.27" calcext:value-type="float">
            <text:p>4.165,2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68" calcext:value-type="float">
            <text:p>1468</text:p>
          </table:table-cell>
          <table:table-cell office:value-type="string" calcext:value-type="string" table:number-columns-spanned="2" table:number-rows-spanned="1">
            <text:p><text:span text:style-name="T6">BRUNO MELO MOUR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84.16" calcext:value-type="float">
            <text:p>8.284,16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5088.74" calcext:value-type="float">
            <text:p>5.088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88.74" calcext:value-type="float">
            <text:p>5.088,74</text:p>
          </table:table-cell>
          <table:table-cell table:number-columns-repeated="8"/>
        </table:table-row>
        <table:table-row table:style-name="ro4">
          <table:table-cell office:value-type="float" office:value="1330" calcext:value-type="float">
            <text:p>1330</text:p>
          </table:table-cell>
          <table:table-cell office:value-type="string" calcext:value-type="string" table:number-columns-spanned="2" table:number-rows-spanned="1">
            <text:p><text:span text:style-name="T6">BRUNO OLIVEIRA FALCA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792.01" calcext:value-type="float">
            <text:p>11.792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101.01" calcext:value-type="float">
            <text:p>14.101,0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48" calcext:value-type="float">
            <text:p>1748</text:p>
          </table:table-cell>
          <table:table-cell office:value-type="string" calcext:value-type="string" table:number-columns-spanned="2" table:number-rows-spanned="1">
            <text:p><text:span text:style-name="T6">BRUNO RAMOS ELOY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3073.84" calcext:value-type="float">
            <text:p>3.073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string" calcext:value-type="string" table:number-columns-spanned="2" table:number-rows-spanned="1">
            <text:p><text:span text:style-name="T6">CAIO NABUCO D AVILA OLIV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MEIO AMBIENTE, URBANISMO, PATRIMONIO SOCIAL E CULTU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43.96" calcext:value-type="float">
            <text:p>4.443,9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52.96" calcext:value-type="float">
            <text:p>6.752,9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2" calcext:value-type="float">
            <text:p>2292</text:p>
          </table:table-cell>
          <table:table-cell office:value-type="string" calcext:value-type="string" table:number-columns-spanned="2" table:number-rows-spanned="1">
            <text:p><text:span text:style-name="T6">CAIQUE RABELO ALONSO GONZALEZ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office:value-type="float" office:value="39.92" calcext:value-type="float">
            <text:p>39,9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540.92" calcext:value-type="float">
            <text:p>540,92</text:p>
          </table:table-cell>
          <table:table-cell table:number-columns-repeated="8"/>
        </table:table-row>
        <table:table-row table:style-name="ro4">
          <table:table-cell office:value-type="float" office:value="1633" calcext:value-type="float">
            <text:p>1633</text:p>
          </table:table-cell>
          <table:table-cell office:value-type="string" calcext:value-type="string" table:number-columns-spanned="2" table:number-rows-spanned="1">
            <text:p><text:span text:style-name="T6">CAMILA MEDEIROS DE SOUZA MELO VILA NO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719.46" calcext:value-type="float">
            <text:p>3.719,4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028.46" calcext:value-type="float">
            <text:p>6.028,4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 table:number-columns-spanned="2" table:number-rows-spanned="1">
            <text:p><text:span text:style-name="T6">CAMILA NUNES DE CARVALH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981.81" calcext:value-type="float">
            <text:p>8.981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4" calcext:value-type="float">
            <text:p>2294</text:p>
          </table:table-cell>
          <table:table-cell office:value-type="string" calcext:value-type="string" table:number-columns-spanned="2" table:number-rows-spanned="1">
            <text:p><text:span text:style-name="T6">CAMILLA CANUTO ALVE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94" calcext:value-type="float">
            <text:p>2094</text:p>
          </table:table-cell>
          <table:table-cell office:value-type="string" calcext:value-type="string" table:number-columns-spanned="2" table:number-rows-spanned="1">
            <text:p><text:span text:style-name="T6">CARINA ALVES DE OLIV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811.68" calcext:value-type="float">
            <text:p>2.811,6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5" calcext:value-type="float">
            <text:p>2395</text:p>
          </table:table-cell>
          <table:table-cell office:value-type="string" calcext:value-type="string" table:number-columns-spanned="2" table:number-rows-spanned="1">
            <text:p><text:span text:style-name="T6">CARLA IMINA ROCHA SANTO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 table:number-columns-spanned="2" table:number-rows-spanned="1">
            <text:p><text:span text:style-name="T6">CARLA ROCHA BARRETO HORA DE LIM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566.25" calcext:value-type="float">
            <text:p>18.566,2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8338.34" calcext:value-type="float">
            <text:p>28.338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 table:number-columns-spanned="2" table:number-rows-spanned="1">
            <text:p><text:span text:style-name="T6">CARLOS AUGUSTO ALCANTARA MACHAD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58.99" calcext:value-type="float">
            <text:p>3.758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529.98" calcext:value-type="float">
            <text:p>13.529,9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49" calcext:value-type="float">
            <text:p>2149</text:p>
          </table:table-cell>
          <table:table-cell office:value-type="string" calcext:value-type="string" table:number-columns-spanned="2" table:number-rows-spanned="1">
            <text:p><text:span text:style-name="T6">CARLOS AUGUSTO DOS SANTOS RAM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46" calcext:value-type="float">
            <text:p>1446</text:p>
          </table:table-cell>
          <table:table-cell office:value-type="string" calcext:value-type="string" table:number-columns-spanned="2" table:number-rows-spanned="1">
            <text:p><text:span text:style-name="T6">CARLOS CEZAR SOUZA SOAR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0" calcext:value-type="float">
            <text:p>2340</text:p>
          </table:table-cell>
          <table:table-cell office:value-type="string" calcext:value-type="string" table:number-columns-spanned="2" table:number-rows-spanned="1">
            <text:p><text:span text:style-name="T6">CARLOS EDUARDO VIEIRA</text:span></text:p>
          </table:table-cell>
          <table:covered-table-cell/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 table:number-columns-spanned="2" table:number-rows-spanned="1">
            <text:p><text:span text:style-name="T6">CARLOS FERNANDO AQUINO MOTA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string" calcext:value-type="string" table:number-columns-spanned="2" table:number-rows-spanned="1">
            <text:p><text:span text:style-name="T6">CARLOS HENRIQUE DE MELO CONCEIÇÃO</text:span></text:p>
          </table:table-cell>
          <table:covered-table-cell/>
          <table:table-cell office:value-type="string" calcext:value-type="string">
            <text:p><text:span text:style-name="T6">COORDENADOR DE ACOMP. DE ATIV. JUDICIAIS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 table:number-columns-spanned="2" table:number-rows-spanned="1">
            <text:p><text:span text:style-name="T6">CARLOS HENRIQUE SIQUEIRA RIBEIR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769.4" calcext:value-type="float">
            <text:p>18.769,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9731.84" calcext:value-type="float">
            <text:p>29.731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7" calcext:value-type="float">
            <text:p>1957</text:p>
          </table:table-cell>
          <table:table-cell office:value-type="string" calcext:value-type="string" table:number-columns-spanned="2" table:number-rows-spanned="1">
            <text:p><text:span text:style-name="T6">CARLOS ISSAC DO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75.13" calcext:value-type="float">
            <text:p>1.675,1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178.09" calcext:value-type="float">
            <text:p>5.178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20" calcext:value-type="float">
            <text:p>2220</text:p>
          </table:table-cell>
          <table:table-cell office:value-type="string" calcext:value-type="string" table:number-columns-spanned="2" table:number-rows-spanned="1">
            <text:p><text:span text:style-name="T6">CARLOS RONALD DE JESUS SANTOS</text:span></text:p>
          </table:table-cell>
          <table:covered-table-cell/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 table:number-columns-spanned="2" table:number-rows-spanned="1">
            <text:p><text:span text:style-name="T6">CARMEN LUCIA BUARQUE DE GUSMA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309.46" calcext:value-type="float">
            <text:p>20.309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761.39" calcext:value-type="float">
            <text:p>4.761,3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76.85" calcext:value-type="float">
            <text:p>28.576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8" calcext:value-type="float">
            <text:p>1698</text:p>
          </table:table-cell>
          <table:table-cell office:value-type="string" calcext:value-type="string" table:number-columns-spanned="2" table:number-rows-spanned="1">
            <text:p><text:span text:style-name="T6">CAROLINE LEAO NOGUEIRA MELO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728" calcext:value-type="float">
            <text:p>8.728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string" calcext:value-type="string" table:number-columns-spanned="2" table:number-rows-spanned="1">
            <text:p><text:span text:style-name="T6">CAROLINE OLIVEIRA RIBEIR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3517.68" calcext:value-type="float">
            <text:p>3.517,6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41" calcext:value-type="float">
            <text:p>1541</text:p>
          </table:table-cell>
          <table:table-cell office:value-type="string" calcext:value-type="string" table:number-columns-spanned="2" table:number-rows-spanned="1">
            <text:p><text:span text:style-name="T6">CATIANE DOS SANTOS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72.84" calcext:value-type="float">
            <text:p>3.072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702.84" calcext:value-type="float">
            <text:p>5.702,84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549" calcext:value-type="float">
            <text:p>1549</text:p>
          </table:table-cell>
          <table:table-cell office:value-type="string" calcext:value-type="string" table:number-columns-spanned="2" table:number-rows-spanned="1">
            <text:p><text:span text:style-name="T6">CAYO RUBENS CASTILHANO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102.41" calcext:value-type="float">
            <text:p>5.102,4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732.41" calcext:value-type="float">
            <text:p>7.732,4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 table:number-columns-spanned="2" table:number-rows-spanned="1">
            <text:p><text:span text:style-name="T6">CECILIA NOGUEIRA GUIMARAES BARR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220.89" calcext:value-type="float">
            <text:p>18.220,8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246.47" calcext:value-type="float">
            <text:p>27.246,4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1" calcext:value-type="float">
            <text:p>2241</text:p>
          </table:table-cell>
          <table:table-cell office:value-type="string" calcext:value-type="string" table:number-columns-spanned="2" table:number-rows-spanned="1">
            <text:p><text:span text:style-name="T6">CELENE SOCORRO DE MORAES OLIVEIR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 table:number-columns-spanned="2" table:number-rows-spanned="1">
            <text:p><text:span text:style-name="T6">CELIA REGINA SANTOS ANDRADE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<text:span text:style-name="T6">CELSO LUIS DORIA LE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596.45" calcext:value-type="float">
            <text:p>30.596,4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 table:number-columns-spanned="2" table:number-rows-spanned="1">
            <text:p><text:span text:style-name="T6">CIBELLE MACHADO DE SOUZA ENOMO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8" calcext:value-type="float">
            <text:p>2268</text:p>
          </table:table-cell>
          <table:table-cell office:value-type="string" calcext:value-type="string" table:number-columns-spanned="2" table:number-rows-spanned="1">
            <text:p><text:span text:style-name="T6">CICERO SANTOS DA SILVA</text:span></text:p>
          </table:table-cell>
          <table:covered-table-cell/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 table:number-columns-spanned="2" table:number-rows-spanned="1">
            <text:p><text:span text:style-name="T6">CINTHIA CARDOZO ROZA DE ANDRAD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952.18" calcext:value-type="float">
            <text:p>3.952,1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026.02" calcext:value-type="float">
            <text:p>7.026,0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 table:number-columns-spanned="2" table:number-rows-spanned="1">
            <text:p><text:span text:style-name="T6">CINTHIA MAGNO SANTOS LEÃ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32" calcext:value-type="float">
            <text:p>2332</text:p>
          </table:table-cell>
          <table:table-cell office:value-type="string" calcext:value-type="string" table:number-columns-spanned="2" table:number-rows-spanned="1">
            <text:p><text:span text:style-name="T6">CLAUDEMIR MAURICIO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 table:number-columns-spanned="2" table:number-rows-spanned="1">
            <text:p><text:span text:style-name="T6">CLAUDIA DANIELA DE FREITAS SILVEIRA FRANC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63.1" calcext:value-type="float">
            <text:p>18.363,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8135.19" calcext:value-type="float">
            <text:p>28.135,1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6" calcext:value-type="float">
            <text:p>2196</text:p>
          </table:table-cell>
          <table:table-cell office:value-type="string" calcext:value-type="string" table:number-columns-spanned="2" table:number-rows-spanned="1">
            <text:p><text:span text:style-name="T6">CLAUDIA DE OLIVEIRA MENDONCA BARROS</text:span></text:p>
          </table:table-cell>
          <table:covered-table-cell/>
          <table:table-cell office:value-type="string" calcext:value-type="string">
            <text:p><text:span text:style-name="T6">MAJOR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 table:number-columns-spanned="2" table:number-rows-spanned="1">
            <text:p><text:span text:style-name="T6">CLAUDIA DO AMARAL CALMON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12.3" calcext:value-type="float">
            <text:p>18.312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894.04" calcext:value-type="float">
            <text:p>26.894,0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1" calcext:value-type="float">
            <text:p>1721</text:p>
          </table:table-cell>
          <table:table-cell office:value-type="string" calcext:value-type="string" table:number-columns-spanned="2" table:number-rows-spanned="1">
            <text:p><text:span text:style-name="T6">CLAUDIA ERNESTA DOS SANTOS</text:span></text:p>
          </table:table-cell>
          <table:covered-table-cell/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5" calcext:value-type="float">
            <text:p>1595</text:p>
          </table:table-cell>
          <table:table-cell office:value-type="string" calcext:value-type="string" table:number-columns-spanned="2" table:number-rows-spanned="1">
            <text:p><text:span text:style-name="T6">CLAUDIA REGINA SANTOS LIMA GETIRAN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7.36" calcext:value-type="float">
            <text:p>1.787,3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417.36" calcext:value-type="float">
            <text:p>4.417,3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 table:number-columns-spanned="2" table:number-rows-spanned="1">
            <text:p><text:span text:style-name="T6">CLAUDIA VIRGINIA OLIVER DE S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838.74" calcext:value-type="float">
            <text:p>8.838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64" calcext:value-type="float">
            <text:p>1464</text:p>
          </table:table-cell>
          <table:table-cell office:value-type="string" calcext:value-type="string" table:number-columns-spanned="2" table:number-rows-spanned="1">
            <text:p><text:span text:style-name="T6">CLAUDIO ROBERTO ALFREDO DE SOUS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office:value-type="float" office:value="15871.31" calcext:value-type="float">
            <text:p>15.871,3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522.79" calcext:value-type="float">
            <text:p>9.522,7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879.32" calcext:value-type="float">
            <text:p>45.879,3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7" calcext:value-type="float">
            <text:p>2367</text:p>
          </table:table-cell>
          <table:table-cell office:value-type="string" calcext:value-type="string" table:number-columns-spanned="2" table:number-rows-spanned="1">
            <text:p><text:span text:style-name="T6">CLAUDIONOR DE JESUS</text:span></text:p>
          </table:table-cell>
          <table:covered-table-cell/>
          <table:table-cell office:value-type="string" calcext:value-type="string">
            <text:p><text:span text:style-name="T6">SUBTENENTE - requisitado - BESP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3" calcext:value-type="float">
            <text:p>1683</text:p>
          </table:table-cell>
          <table:table-cell office:value-type="string" calcext:value-type="string" table:number-columns-spanned="2" table:number-rows-spanned="1">
            <text:p><text:span text:style-name="T6">CLEIDINALDO TAVAR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88" calcext:value-type="float">
            <text:p>3.200,8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74.61" calcext:value-type="float">
            <text:p>6.374,6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55" calcext:value-type="float">
            <text:p>1455</text:p>
          </table:table-cell>
          <table:table-cell office:value-type="string" calcext:value-type="string" table:number-columns-spanned="2" table:number-rows-spanned="1">
            <text:p><text:span text:style-name="T6">CLELIO MAIA SANTOS</text:span></text:p>
          </table:table-cell>
          <table:covered-table-cell/>
          <table:table-cell office:value-type="string" calcext:value-type="string">
            <text:p><text:span text:style-name="T6">ASSESSOR DE GESTAO DE PESSOAS II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 table:number-columns-spanned="2" table:number-rows-spanned="1">
            <text:p><text:span text:style-name="T6">CLESIA MARIA OLIVEIRA CAVALCANTE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39" calcext:value-type="float">
            <text:p>2339</text:p>
          </table:table-cell>
          <table:table-cell office:value-type="string" calcext:value-type="string" table:number-columns-spanned="2" table:number-rows-spanned="1">
            <text:p><text:span text:style-name="T6">CLEYDSON MACHADO DOS SANTOS</text:span></text:p>
          </table:table-cell>
          <table:covered-table-cell/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64" calcext:value-type="float">
            <text:p>1664</text:p>
          </table:table-cell>
          <table:table-cell office:value-type="string" calcext:value-type="string" table:number-columns-spanned="2" table:number-rows-spanned="1">
            <text:p><text:span text:style-name="T6">CONCEICAO FONTES FELIX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846.34" calcext:value-type="float">
            <text:p>4.846,3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733.34" calcext:value-type="float">
            <text:p>7.733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1" calcext:value-type="float">
            <text:p>1831</text:p>
          </table:table-cell>
          <table:table-cell office:value-type="string" calcext:value-type="string" table:number-columns-spanned="2" table:number-rows-spanned="1">
            <text:p><text:span text:style-name="T6">CRISTIANNE DELGADO CARVALHO PESSOA DE LIM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679.66" calcext:value-type="float">
            <text:p>4.679,6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309.66" calcext:value-type="float">
            <text:p>7.309,6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5" calcext:value-type="float">
            <text:p>1315</text:p>
          </table:table-cell>
          <table:table-cell office:value-type="string" calcext:value-type="string" table:number-columns-spanned="2" table:number-rows-spanned="1">
            <text:p><text:span text:style-name="T6">DAIANE SILVA SAMPAIO LOBA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302.81" calcext:value-type="float">
            <text:p>9.302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7" calcext:value-type="float">
            <text:p>2087</text:p>
          </table:table-cell>
          <table:table-cell office:value-type="string" calcext:value-type="string" table:number-columns-spanned="2" table:number-rows-spanned="1">
            <text:p><text:span text:style-name="T6">DANIEL ARAUJO RAMA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392.97" calcext:value-type="float">
            <text:p>2.392,9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895.93" calcext:value-type="float">
            <text:p>5.895,9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7" calcext:value-type="float">
            <text:p>2357</text:p>
          </table:table-cell>
          <table:table-cell office:value-type="string" calcext:value-type="string" table:number-columns-spanned="2" table:number-rows-spanned="1">
            <text:p><text:span text:style-name="T6">DANIEL BISPO DOS SANTO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67" calcext:value-type="float">
            <text:p>1467</text:p>
          </table:table-cell>
          <table:table-cell office:value-type="string" calcext:value-type="string" table:number-columns-spanned="2" table:number-rows-spanned="1">
            <text:p><text:span text:style-name="T6">DANIEL CARNEIRO DUARTE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772.09" calcext:value-type="float">
            <text:p>9.772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96" calcext:value-type="float">
            <text:p>1796</text:p>
          </table:table-cell>
          <table:table-cell office:value-type="string" calcext:value-type="string" table:number-columns-spanned="2" table:number-rows-spanned="1">
            <text:p><text:span text:style-name="T6">DANIEL DE BARROS BRANCO CAJUEIR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21.12" calcext:value-type="float">
            <text:p>3.821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451.12" calcext:value-type="float">
            <text:p>6.451,1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8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 table:number-columns-spanned="2" table:number-rows-spanned="1">
            <text:p><text:span text:style-name="T6">DANIEL DIAS SANTA ROS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36.06" calcext:value-type="float">
            <text:p>5.836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466.06" calcext:value-type="float">
            <text:p>8.466,0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34" calcext:value-type="float">
            <text:p>2234</text:p>
          </table:table-cell>
          <table:table-cell office:value-type="string" calcext:value-type="string" table:number-columns-spanned="2" table:number-rows-spanned="1">
            <text:p><text:span text:style-name="T6">DANIEL FAGUNDES SILV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2" calcext:value-type="float">
            <text:p>1932</text:p>
          </table:table-cell>
          <table:table-cell office:value-type="string" calcext:value-type="string" table:number-columns-spanned="2" table:number-rows-spanned="1">
            <text:p><text:span text:style-name="T6">DANIEL RIBEIRO DA SILVEIR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 table:number-columns-spanned="2" table:number-rows-spanned="1">
            <text:p><text:span text:style-name="T6">DANIELLE COSTA MENDONC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819.69" calcext:value-type="float">
            <text:p>6.819,6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449.69" calcext:value-type="float">
            <text:p>9.449,6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47" calcext:value-type="float">
            <text:p>1347</text:p>
          </table:table-cell>
          <table:table-cell office:value-type="string" calcext:value-type="string" table:number-columns-spanned="2" table:number-rows-spanned="1">
            <text:p><text:span text:style-name="T6">DANIELLE TAVARES DA SILVA DRAPAL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950.84" calcext:value-type="float">
            <text:p>6.950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580.84" calcext:value-type="float">
            <text:p>9.580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string" calcext:value-type="string" table:number-columns-spanned="2" table:number-rows-spanned="1">
            <text:p><text:span text:style-name="T6">DANILO BUARQUE COU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898.91" calcext:value-type="float">
            <text:p>2.89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28.91" calcext:value-type="float">
            <text:p>5.528,9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73" calcext:value-type="float">
            <text:p>1673</text:p>
          </table:table-cell>
          <table:table-cell office:value-type="string" calcext:value-type="string" table:number-columns-spanned="2" table:number-rows-spanned="1">
            <text:p><text:span text:style-name="T6">DANILO JOSE AMARAL GOULART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56.95" calcext:value-type="float">
            <text:p>3.456,9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052.68" calcext:value-type="float">
            <text:p>6.052,6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<text:span text:style-name="T6">DARCILO MELO COSTA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47" calcext:value-type="float">
            <text:p>1647</text:p>
          </table:table-cell>
          <table:table-cell office:value-type="string" calcext:value-type="string" table:number-columns-spanned="2" table:number-rows-spanned="1">
            <text:p><text:span text:style-name="T6">DARLY GIULIA SANTOS ANDRAD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35.4" calcext:value-type="float">
            <text:p>2.535,4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131.13" calcext:value-type="float">
            <text:p>5.131,1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8" calcext:value-type="float">
            <text:p>2328</text:p>
          </table:table-cell>
          <table:table-cell office:value-type="string" calcext:value-type="string" table:number-columns-spanned="2" table:number-rows-spanned="1">
            <text:p><text:span text:style-name="T6">DAVID RIBEIRO DE JESU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22" calcext:value-type="float">
            <text:p>1522</text:p>
          </table:table-cell>
          <table:table-cell office:value-type="string" calcext:value-type="string" table:number-columns-spanned="2" table:number-rows-spanned="1">
            <text:p><text:span text:style-name="T6">DAYSE MORAE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897.61" calcext:value-type="float">
            <text:p>3.897,6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262.05" calcext:value-type="float">
            <text:p>7.262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 table:number-columns-spanned="2" table:number-rows-spanned="1">
            <text:p><text:span text:style-name="T6">DEBORA CARDOSO CAVALHER REZEN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506.91" calcext:value-type="float">
            <text:p>7.506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36.91" calcext:value-type="float">
            <text:p>10.136,9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 table:number-columns-spanned="2" table:number-rows-spanned="1">
            <text:p><text:span text:style-name="T6">DEIJANIRO JONAS FI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683.56" calcext:value-type="float">
            <text:p>19.683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3571.04" calcext:value-type="float">
            <text:p>3.571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093.34" calcext:value-type="float">
            <text:p>32.093,3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626.5" calcext:value-type="float">
            <text:p>626,5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626.5" calcext:value-type="float">
            <text:p>626,50</text:p>
          </table:table-cell>
          <table:table-cell table:number-columns-repeated="8"/>
        </table:table-row>
        <table:table-row table:style-name="ro4">
          <table:table-cell office:value-type="float" office:value="2046" calcext:value-type="float">
            <text:p>2046</text:p>
          </table:table-cell>
          <table:table-cell office:value-type="string" calcext:value-type="string" table:number-columns-spanned="2" table:number-rows-spanned="1">
            <text:p><text:span text:style-name="T6">DEJAIR DA COSTA TAVARES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38.35" calcext:value-type="float">
            <text:p>4.538,35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612.19" calcext:value-type="float">
            <text:p>7.612,1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67" calcext:value-type="float">
            <text:p>1367</text:p>
          </table:table-cell>
          <table:table-cell office:value-type="string" calcext:value-type="string" table:number-columns-spanned="2" table:number-rows-spanned="1">
            <text:p><text:span text:style-name="T6">DENISE COELHO DE ALMEI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156.24" calcext:value-type="float">
            <text:p>4.156,2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86.24" calcext:value-type="float">
            <text:p>6.786,2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 table:number-columns-spanned="2" table:number-rows-spanned="1">
            <text:p><text:span text:style-name="T6">DENISE DOS SANTOS COST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 table:number-columns-spanned="2" table:number-rows-spanned="1">
            <text:p><text:span text:style-name="T6">DENISE DOS SANTOS COSTA</text:span></text:p>
          </table:table-cell>
          <table:covered-table-cell/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 table:number-columns-spanned="2" table:number-rows-spanned="1">
            <text:p><text:span text:style-name="T6">DENISE DOS SANTOS COST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 table:number-columns-spanned="2" table:number-rows-spanned="1">
            <text:p><text:span text:style-name="T6">DENISE DOS SANTOS COSTA</text:span></text:p>
          </table:table-cell>
          <table:covered-table-cell/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17" calcext:value-type="float">
            <text:p>1917</text:p>
          </table:table-cell>
          <table:table-cell office:value-type="string" calcext:value-type="string" table:number-columns-spanned="2" table:number-rows-spanned="1">
            <text:p><text:span text:style-name="T6">DENISE OLIVEIRA DE SANTAN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69" calcext:value-type="float">
            <text:p>1769</text:p>
          </table:table-cell>
          <table:table-cell office:value-type="string" calcext:value-type="string" table:number-columns-spanned="2" table:number-rows-spanned="1">
            <text:p><text:span text:style-name="T6">DENISSON SANTANA DOS SANTOS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041.39" calcext:value-type="float">
            <text:p>7.041,3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10238.07" calcext:value-type="float">
            <text:p>10.238,0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 table:number-columns-spanned="2" table:number-rows-spanned="1">
            <text:p><text:span text:style-name="T6">DENISSON SOARES BEZER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ÃO ESTRATEGICA E PROJET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02" calcext:value-type="float">
            <text:p>1502</text:p>
          </table:table-cell>
          <table:table-cell office:value-type="string" calcext:value-type="string" table:number-columns-spanned="2" table:number-rows-spanned="1">
            <text:p><text:span text:style-name="T6">DENIVAL ANDRADE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433.67" calcext:value-type="float">
            <text:p>6.433,6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0701.47" calcext:value-type="float">
            <text:p>10.701,4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 table:number-columns-spanned="2" table:number-rows-spanned="1">
            <text:p><text:span text:style-name="T6">DENIVAN RODRIGUES FREIRE</text:span></text:p>
          </table:table-cell>
          <table:covered-table-cell/>
          <table:table-cell office:value-type="string" calcext:value-type="string">
            <text:p><text:span text:style-name="T6">Assessor do Coord. da D. Adm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7" calcext:value-type="float">
            <text:p>1727</text:p>
          </table:table-cell>
          <table:table-cell office:value-type="string" calcext:value-type="string" table:number-columns-spanned="2" table:number-rows-spanned="1">
            <text:p><text:span text:style-name="T6">DENNIS CHRISTIAN NUNES DE FREITA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285.49" calcext:value-type="float">
            <text:p>5.285,4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038.33" calcext:value-type="float">
            <text:p>8.038,3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0" calcext:value-type="float">
            <text:p>2370</text:p>
          </table:table-cell>
          <table:table-cell office:value-type="string" calcext:value-type="string" table:number-columns-spanned="2" table:number-rows-spanned="1">
            <text:p><text:span text:style-name="T6">DERVAL MORAES HORT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38" calcext:value-type="float">
            <text:p>2338</text:p>
          </table:table-cell>
          <table:table-cell office:value-type="string" calcext:value-type="string" table:number-columns-spanned="2" table:number-rows-spanned="1">
            <text:p><text:span text:style-name="T6">DHIANA GOES DA SILVA MONTE ALEGRE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06" calcext:value-type="float">
            <text:p>1706</text:p>
          </table:table-cell>
          <table:table-cell office:value-type="string" calcext:value-type="string" table:number-columns-spanned="2" table:number-rows-spanned="1">
            <text:p><text:span text:style-name="T6">DHIOGO LIMA VELOZ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309.48" calcext:value-type="float">
            <text:p>9.309,4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618.48" calcext:value-type="float">
            <text:p>11.618,4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223.4" calcext:value-type="float">
            <text:p>1.223,4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23.4" calcext:value-type="float">
            <text:p>1.223,40</text:p>
          </table:table-cell>
          <table:table-cell table:number-columns-repeated="8"/>
        </table:table-row>
        <table:table-row table:style-name="ro4">
          <table:table-cell office:value-type="float" office:value="2207" calcext:value-type="float">
            <text:p>2207</text:p>
          </table:table-cell>
          <table:table-cell office:value-type="string" calcext:value-type="string" table:number-columns-spanned="2" table:number-rows-spanned="1">
            <text:p><text:span text:style-name="T6">DIANA NATHALIE MELO PEREIRA DE OLIVEIRA</text:span></text:p>
          </table:table-cell>
          <table:covered-table-cell/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34" calcext:value-type="float">
            <text:p>1634</text:p>
          </table:table-cell>
          <table:table-cell office:value-type="string" calcext:value-type="string" table:number-columns-spanned="2" table:number-rows-spanned="1">
            <text:p><text:span text:style-name="T6">DIEGO GARCIA CRUZ CARVALHO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45.59" calcext:value-type="float">
            <text:p>5.845,5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598.43" calcext:value-type="float">
            <text:p>8.598,4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 table:number-columns-spanned="2" table:number-rows-spanned="1">
            <text:p><text:span text:style-name="T6">DIEGO GOUVEIA PESSOA DE LIM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1130.83" calcext:value-type="float">
            <text:p>1.130,8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414.99" calcext:value-type="float">
            <text:p>9.414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86" calcext:value-type="float">
            <text:p>1486</text:p>
          </table:table-cell>
          <table:table-cell office:value-type="string" calcext:value-type="string" table:number-columns-spanned="2" table:number-rows-spanned="1">
            <text:p><text:span text:style-name="T6">DIEGO SOARES RIBEIRO</text:span></text:p>
          </table:table-cell>
          <table:covered-table-cell/>
          <table:table-cell office:value-type="string" calcext:value-type="string">
            <text:p><text:span text:style-name="T6">COORDENADOR DA DIVISÃO FINANCEIRA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5" calcext:value-type="float">
            <text:p>2045</text:p>
          </table:table-cell>
          <table:table-cell office:value-type="string" calcext:value-type="string" table:number-columns-spanned="2" table:number-rows-spanned="1">
            <text:p><text:span text:style-name="T6">DIOGO HENRIQUE PEREIRA MONTALVA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688.72" calcext:value-type="float">
            <text:p>9.688,7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318.72" calcext:value-type="float">
            <text:p>12.318,7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8" calcext:value-type="float">
            <text:p>2298</text:p>
          </table:table-cell>
          <table:table-cell office:value-type="string" calcext:value-type="string" table:number-columns-spanned="2" table:number-rows-spanned="1">
            <text:p><text:span text:style-name="T6">DJHONE DO NASCIMENTO SIQUEIR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32" calcext:value-type="float">
            <text:p>1332</text:p>
          </table:table-cell>
          <table:table-cell office:value-type="string" calcext:value-type="string" table:number-columns-spanned="2" table:number-rows-spanned="1">
            <text:p><text:span text:style-name="T6">DORVALINA TELES DANTA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344.28" calcext:value-type="float">
            <text:p>7.344,2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974.28" calcext:value-type="float">
            <text:p>9.974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8" calcext:value-type="float">
            <text:p>1938</text:p>
          </table:table-cell>
          <table:table-cell office:value-type="string" calcext:value-type="string" table:number-columns-spanned="2" table:number-rows-spanned="1">
            <text:p><text:span text:style-name="T6">DOUGLAS SOARES ARAUJ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14.81" calcext:value-type="float">
            <text:p>2.114,8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061.61" calcext:value-type="float">
            <text:p>6.061,6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 table:number-columns-spanned="2" table:number-rows-spanned="1">
            <text:p><text:span text:style-name="T6">EDILENILZA DA SILVA SOUZA MACEDO</text:span></text:p>
          </table:table-cell>
          <table:covered-table-cell/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3" calcext:value-type="float">
            <text:p>2343</text:p>
          </table:table-cell>
          <table:table-cell office:value-type="string" calcext:value-type="string" table:number-columns-spanned="2" table:number-rows-spanned="1">
            <text:p><text:span text:style-name="T6">EDILSON BARRETO DOS SANTOS</text:span></text:p>
          </table:table-cell>
          <table:covered-table-cell/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9" calcext:value-type="float">
            <text:p>2369</text:p>
          </table:table-cell>
          <table:table-cell office:value-type="string" calcext:value-type="string" table:number-columns-spanned="2" table:number-rows-spanned="1">
            <text:p><text:span text:style-name="T6">EDILSON DAS VIRGENS LEM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0" calcext:value-type="float">
            <text:p>2180</text:p>
          </table:table-cell>
          <table:table-cell office:value-type="string" calcext:value-type="string" table:number-columns-spanned="2" table:number-rows-spanned="1">
            <text:p><text:span text:style-name="T6">EDINALDO BARBOSA DA SILV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 table:number-columns-spanned="2" table:number-rows-spanned="1">
            <text:p><text:span text:style-name="T6">EDJILDA RESENDE DE LIMA GUER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457.74" calcext:value-type="float">
            <text:p>9.457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10" calcext:value-type="float">
            <text:p>2210</text:p>
          </table:table-cell>
          <table:table-cell office:value-type="string" calcext:value-type="string" table:number-columns-spanned="2" table:number-rows-spanned="1">
            <text:p><text:span text:style-name="T6">EDMILSON DE SOUZA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08" calcext:value-type="float">
            <text:p>2308</text:p>
          </table:table-cell>
          <table:table-cell office:value-type="string" calcext:value-type="string" table:number-columns-spanned="2" table:number-rows-spanned="1">
            <text:p><text:span text:style-name="T6">EDMILSON PEREIRA DA SILVA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 table:number-columns-spanned="2" table:number-rows-spanned="1">
            <text:p><text:span text:style-name="T6">EDNALDO SANTOS</text:span></text:p>
          </table:table-cell>
          <table:covered-table-cell/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85" calcext:value-type="float">
            <text:p>1485</text:p>
          </table:table-cell>
          <table:table-cell office:value-type="string" calcext:value-type="string" table:number-columns-spanned="2" table:number-rows-spanned="1">
            <text:p><text:span text:style-name="T6">EDSON DOS SANTOS</text:span></text:p>
          </table:table-cell>
          <table:covered-table-cell/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73" calcext:value-type="float">
            <text:p>1373</text:p>
          </table:table-cell>
          <table:table-cell office:value-type="string" calcext:value-type="string" table:number-columns-spanned="2" table:number-rows-spanned="1">
            <text:p><text:span text:style-name="T6">EDUARDO ALBERTO FREIRE DE ALMEIDA SEAB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04" calcext:value-type="float">
            <text:p>1504</text:p>
          </table:table-cell>
          <table:table-cell office:value-type="string" calcext:value-type="string" table:number-columns-spanned="2" table:number-rows-spanned="1">
            <text:p><text:span text:style-name="T6">EDUARDO ANTONIO SEAB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 table:number-columns-spanned="2" table:number-rows-spanned="1">
            <text:p><text:span text:style-name="T6">EDUARDO BARRETO DAVILA FONTES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596.45" calcext:value-type="float">
            <text:p>30.596,4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20" calcext:value-type="float">
            <text:p>1020</text:p>
          </table:table-cell>
          <table:table-cell office:value-type="string" calcext:value-type="string" table:number-columns-spanned="2" table:number-rows-spanned="1">
            <text:p><text:span text:style-name="T6">EDUARDO DE CABRAL MENEZES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string" calcext:value-type="string" table:number-columns-spanned="2" table:number-rows-spanned="1">
            <text:p><text:span text:style-name="T6">EDUARDO DE SOUSA CARVALHO JUNIOR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52.64" calcext:value-type="float">
            <text:p>3.452,64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526.48" calcext:value-type="float">
            <text:p>6.526,4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2" calcext:value-type="float">
            <text:p>1312</text:p>
          </table:table-cell>
          <table:table-cell office:value-type="string" calcext:value-type="string" table:number-columns-spanned="2" table:number-rows-spanned="1">
            <text:p><text:span text:style-name="T6">EDUARDO FARIAS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6" calcext:value-type="float">
            <text:p>2166</text:p>
          </table:table-cell>
          <table:table-cell office:value-type="string" calcext:value-type="string" table:number-columns-spanned="2" table:number-rows-spanned="1">
            <text:p><text:span text:style-name="T6">EDUARDO FRANKLIN MIRANDA DE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 table:number-columns-spanned="2" table:number-rows-spanned="1">
            <text:p><text:span text:style-name="T6">EDUARDO LIMA DE MA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715.76" calcext:value-type="float">
            <text:p>20.715,7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173.5" calcext:value-type="float">
            <text:p>30.173,5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68" calcext:value-type="float">
            <text:p>1968</text:p>
          </table:table-cell>
          <table:table-cell office:value-type="string" calcext:value-type="string" table:number-columns-spanned="2" table:number-rows-spanned="1">
            <text:p><text:span text:style-name="T6">EDUARDO VIEIRA DOS SANTOS JUNIOR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160.01" calcext:value-type="float">
            <text:p>5.160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03.45" calcext:value-type="float">
            <text:p>8.203,4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46" calcext:value-type="float">
            <text:p>2146</text:p>
          </table:table-cell>
          <table:table-cell office:value-type="string" calcext:value-type="string" table:number-columns-spanned="2" table:number-rows-spanned="1">
            <text:p><text:span text:style-name="T6">EDVALDO BEZERR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<text:span text:style-name="T6">EDVALDO VIEIRA MESSIA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 table:number-columns-spanned="2" table:number-rows-spanned="1">
            <text:p><text:span text:style-name="T6">EDYLENO ITALO SANTOS SODRE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office:value-type="float" office:value="15871.31" calcext:value-type="float">
            <text:p>15.871,3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42565.27" calcext:value-type="float">
            <text:p>42.565,2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string" calcext:value-type="string" table:number-columns-spanned="2" table:number-rows-spanned="1">
            <text:p><text:span text:style-name="T6">ELAINE PESSOA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833.33" calcext:value-type="float">
            <text:p>2.833,3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943.38" calcext:value-type="float">
            <text:p>5.943,3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2" calcext:value-type="float">
            <text:p>1712</text:p>
          </table:table-cell>
          <table:table-cell office:value-type="string" calcext:value-type="string" table:number-columns-spanned="2" table:number-rows-spanned="1">
            <text:p><text:span text:style-name="T6">ELBER GONCALVES DOS ANJ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4.81" calcext:value-type="float">
            <text:p>2.94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74.81" calcext:value-type="float">
            <text:p>5.574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02" calcext:value-type="float">
            <text:p>1902</text:p>
          </table:table-cell>
          <table:table-cell office:value-type="string" calcext:value-type="string" table:number-columns-spanned="2" table:number-rows-spanned="1">
            <text:p><text:span text:style-name="T6">ELDA MARIA GONCALVES MENEZES MACED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 table:number-columns-spanned="2" table:number-rows-spanned="1">
            <text:p><text:span text:style-name="T6">ELEN ROSE SOUZA SANTOS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77.54" calcext:value-type="float">
            <text:p>177,54</text:p>
          </table:table-cell>
          <table:table-cell office:value-type="float" office:value="0" calcext:value-type="float">
            <text:p>0,00</text:p>
          </table:table-cell>
          <table:table-cell office:value-type="float" office:value="2486.54" calcext:value-type="float">
            <text:p>2.486,5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15" calcext:value-type="float">
            <text:p>1415</text:p>
          </table:table-cell>
          <table:table-cell office:value-type="string" calcext:value-type="string" table:number-columns-spanned="2" table:number-rows-spanned="1">
            <text:p><text:span text:style-name="T6">ELENICE PIRES DAMACEN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52.64" calcext:value-type="float">
            <text:p>3.452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55.6" calcext:value-type="float">
            <text:p>6.955,6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 table:number-columns-spanned="2" table:number-rows-spanned="1">
            <text:p><text:span text:style-name="T6">ELIANE CARNEIRO FRANCO</text:span></text:p>
          </table:table-cell>
          <table:covered-table-cell/>
          <table:table-cell office:value-type="string" calcext:value-type="string">
            <text:p><text:span text:style-name="T6">AUX.ADMINISTRATIVO - requisitad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 table:number-columns-spanned="2" table:number-rows-spanned="1">
            <text:p><text:span text:style-name="T6">ELIANE GOES DA SILVA MONTE ALEGRE</text:span></text:p>
          </table:table-cell>
          <table:covered-table-cell/>
          <table:table-cell office:value-type="string" calcext:value-type="string">
            <text:p><text:span text:style-name="T6">* ADVOGAD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5" calcext:value-type="float">
            <text:p>2375</text:p>
          </table:table-cell>
          <table:table-cell office:value-type="string" calcext:value-type="string" table:number-columns-spanned="2" table:number-rows-spanned="1">
            <text:p><text:span text:style-name="T6">ELIAS DOS SANTOS FEITOSA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00" calcext:value-type="float">
            <text:p>1700</text:p>
          </table:table-cell>
          <table:table-cell office:value-type="string" calcext:value-type="string" table:number-columns-spanned="2" table:number-rows-spanned="1">
            <text:p><text:span text:style-name="T6">ELISGARDENIA RODRIGUES MACENA MENDONC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4.81" calcext:value-type="float">
            <text:p>2.944,8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275.65" calcext:value-type="float">
            <text:p>6.275,6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 table:number-columns-spanned="2" table:number-rows-spanned="1">
            <text:p><text:span text:style-name="T6">ELIZALDO DIAS DOS SANTOS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2" calcext:value-type="float">
            <text:p>2322</text:p>
          </table:table-cell>
          <table:table-cell office:value-type="string" calcext:value-type="string" table:number-columns-spanned="2" table:number-rows-spanned="1">
            <text:p><text:span text:style-name="T6">ELLEN SUSAN DOS SANTOS CORREI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99" calcext:value-type="float">
            <text:p>1399</text:p>
          </table:table-cell>
          <table:table-cell office:value-type="string" calcext:value-type="string" table:number-columns-spanned="2" table:number-rows-spanned="1">
            <text:p><text:span text:style-name="T6">ELOANDERSON DANTAS BATI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595.37" calcext:value-type="float">
            <text:p>3.595,3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904.37" calcext:value-type="float">
            <text:p>5.904,37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585.46" calcext:value-type="float">
            <text:p>585,46</text:p>
          </table:table-cell>
          <table:table-cell table:number-columns-repeated="8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string" calcext:value-type="string" table:number-columns-spanned="2" table:number-rows-spanned="1">
            <text:p><text:span text:style-name="T6">ELZA CESPEDES RAMOS SIQUEIR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09" calcext:value-type="float">
            <text:p>1809</text:p>
          </table:table-cell>
          <table:table-cell office:value-type="string" calcext:value-type="string" table:number-columns-spanned="2" table:number-rows-spanned="1">
            <text:p><text:span text:style-name="T6">ELZA LORENZA QUARANTA LEITE CARVA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81.72" calcext:value-type="float">
            <text:p>3.481,7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790.72" calcext:value-type="float">
            <text:p>5.790,7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46.47" calcext:value-type="float">
            <text:p>146,47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46.47" calcext:value-type="float">
            <text:p>146,47</text:p>
          </table:table-cell>
          <table:table-cell table:number-columns-repeated="8"/>
        </table:table-row>
        <table:table-row table:style-name="ro4">
          <table:table-cell office:value-type="float" office:value="2372" calcext:value-type="float">
            <text:p>2372</text:p>
          </table:table-cell>
          <table:table-cell office:value-type="string" calcext:value-type="string" table:number-columns-spanned="2" table:number-rows-spanned="1">
            <text:p><text:span text:style-name="T6">EMANUELY KARULINY MENDES SILVA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5" calcext:value-type="float">
            <text:p>2275</text:p>
          </table:table-cell>
          <table:table-cell office:value-type="string" calcext:value-type="string" table:number-columns-spanned="2" table:number-rows-spanned="1">
            <text:p><text:span text:style-name="T6">EMILLY VARJAO RIBEIR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94" calcext:value-type="float">
            <text:p>1994</text:p>
          </table:table-cell>
          <table:table-cell office:value-type="string" calcext:value-type="string" table:number-columns-spanned="2" table:number-rows-spanned="1">
            <text:p><text:span text:style-name="T6">EMILSON CHAGAS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<text:span text:style-name="T6">ENID SANTOS DE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76" calcext:value-type="float">
            <text:p>2176</text:p>
          </table:table-cell>
          <table:table-cell office:value-type="string" calcext:value-type="string" table:number-columns-spanned="2" table:number-rows-spanned="1">
            <text:p><text:span text:style-name="T6">ENIO PEREIRA ANDRADE SANTOS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31" calcext:value-type="float">
            <text:p>2331</text:p>
          </table:table-cell>
          <table:table-cell office:value-type="string" calcext:value-type="string" table:number-columns-spanned="2" table:number-rows-spanned="1">
            <text:p><text:span text:style-name="T6">ERALDO ALVES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 table:number-columns-spanned="2" table:number-rows-spanned="1">
            <text:p><text:span text:style-name="T6">ERIC VINICIUS MOURA DANTAS</text:span></text:p>
          </table:table-cell>
          <table:covered-table-cell/>
          <table:table-cell office:value-type="string" calcext:value-type="string">
            <text:p><text:span text:style-name="T6">CHEFE DO SETOR DE ALMOXARIFAD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52.05" calcext:value-type="float">
            <text:p>352,05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52.05" calcext:value-type="float">
            <text:p>352,05</text:p>
          </table:table-cell>
          <table:table-cell table:number-columns-repeated="8"/>
        </table:table-row>
        <table:table-row table:style-name="ro4">
          <table:table-cell office:value-type="float" office:value="1216" calcext:value-type="float">
            <text:p>1216</text:p>
          </table:table-cell>
          <table:table-cell office:value-type="string" calcext:value-type="string" table:number-columns-spanned="2" table:number-rows-spanned="1">
            <text:p><text:span text:style-name="T6">ERICA LUIZE LIMA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602.62" calcext:value-type="float">
            <text:p>5.602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11.62" calcext:value-type="float">
            <text:p>7.911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6" calcext:value-type="float">
            <text:p>1406</text:p>
          </table:table-cell>
          <table:table-cell office:value-type="string" calcext:value-type="string" table:number-columns-spanned="2" table:number-rows-spanned="1">
            <text:p><text:span text:style-name="T6">ERIKA VALERIA CABRAL TAVARES REZEND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ÃO ESTRATEGICA E PROJET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04.16" calcext:value-type="float">
            <text:p>4.404,1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13.16" calcext:value-type="float">
            <text:p>6.713,1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1" calcext:value-type="float">
            <text:p>1231</text:p>
          </table:table-cell>
          <table:table-cell office:value-type="string" calcext:value-type="string" table:number-columns-spanned="2" table:number-rows-spanned="1">
            <text:p><text:span text:style-name="T6">ERLON LEAL MARTIN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433.67" calcext:value-type="float">
            <text:p>6.433,6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257.63" calcext:value-type="float">
            <text:p>10.257,6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<text:span text:style-name="T6">ERNESTO ANIZIO AZEVEDO MEL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58.99" calcext:value-type="float">
            <text:p>3.758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355.44" calcext:value-type="float">
            <text:p>34.355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 table:number-columns-spanned="2" table:number-rows-spanned="1">
            <text:p><text:span text:style-name="T6">ESTACIO MOREIRA DE ARIMATEA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330.84" calcext:value-type="float">
            <text:p>3.330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0" calcext:value-type="float">
            <text:p>2320</text:p>
          </table:table-cell>
          <table:table-cell office:value-type="string" calcext:value-type="string" table:number-columns-spanned="2" table:number-rows-spanned="1">
            <text:p><text:span text:style-name="T6">ESTER ALVES RAMO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 table:number-columns-spanned="2" table:number-rows-spanned="1">
            <text:p><text:span text:style-name="T6">ETELIO DE CARVALHO PRADO JUNIO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677.98" calcext:value-type="float">
            <text:p>18.677,98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522.79" calcext:value-type="float">
            <text:p>9.522,7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830.77" calcext:value-type="float">
            <text:p>30.830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 table:number-columns-spanned="2" table:number-rows-spanned="1">
            <text:p><text:span text:style-name="T6">EUVALDO MENESES ALVES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 table:number-columns-spanned="2" table:number-rows-spanned="1">
            <text:p><text:span text:style-name="T6">EUZA MARIA GENTIL MISSANO COST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838.74" calcext:value-type="float">
            <text:p>8.838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 table:number-columns-spanned="2" table:number-rows-spanned="1">
            <text:p><text:span text:style-name="T6">EVA CECILIA TRINDADE SIQU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 table:number-columns-spanned="2" table:number-rows-spanned="1">
            <text:p><text:span text:style-name="T6">EVERALDO DA SILVA CERQUEIRA</text:span></text:p>
          </table:table-cell>
          <table:covered-table-cell/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785.16" calcext:value-type="float">
            <text:p>7.785,1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672.16" calcext:value-type="float">
            <text:p>10.672,1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96" calcext:value-type="float">
            <text:p>2096</text:p>
          </table:table-cell>
          <table:table-cell office:value-type="string" calcext:value-type="string" table:number-columns-spanned="2" table:number-rows-spanned="1">
            <text:p><text:span text:style-name="T6">EVERTON OLIVEIRA ANGELO DA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09.18" calcext:value-type="float">
            <text:p>2.009,1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318.18" calcext:value-type="float">
            <text:p>4.318,1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4" calcext:value-type="float">
            <text:p>1934</text:p>
          </table:table-cell>
          <table:table-cell office:value-type="string" calcext:value-type="string" table:number-columns-spanned="2" table:number-rows-spanned="1">
            <text:p><text:span text:style-name="T6">EVERTON REGO GO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69.89" calcext:value-type="float">
            <text:p>2.669,8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265.62" calcext:value-type="float">
            <text:p>5.265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27" calcext:value-type="float">
            <text:p>2127</text:p>
          </table:table-cell>
          <table:table-cell office:value-type="string" calcext:value-type="string" table:number-columns-spanned="2" table:number-rows-spanned="1">
            <text:p><text:span text:style-name="T6">EVERTON SOUZA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88" calcext:value-type="float">
            <text:p>1588</text:p>
          </table:table-cell>
          <table:table-cell office:value-type="string" calcext:value-type="string" table:number-columns-spanned="2" table:number-rows-spanned="1">
            <text:p><text:span text:style-name="T6">EVILIN OLIVEIRA SANTOS MENEZ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285.49" calcext:value-type="float">
            <text:p>5.285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418.17" calcext:value-type="float">
            <text:p>8.418,1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 table:number-columns-spanned="2" table:number-rows-spanned="1">
            <text:p><text:span text:style-name="T6">EWERTON FARIAS DOS SANTO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string" calcext:value-type="string" table:number-columns-spanned="2" table:number-rows-spanned="1">
            <text:p><text:span text:style-name="T6">FABIA PRISCILLA DE ARAUJO COST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048.82" calcext:value-type="float">
            <text:p>9.048,82</text:p>
          </table:table-cell>
          <table:table-cell office:value-type="float" office:value="0" calcext:value-type="float">
            <text:p>0,00</text:p>
          </table:table-cell>
          <table:table-cell office:value-type="float" office:value="60" calcext:value-type="float">
            <text:p>6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60" calcext:value-type="float">
            <text:p>60,00</text:p>
          </table:table-cell>
          <table:table-cell table:number-columns-repeated="8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 table:number-columns-spanned="2" table:number-rows-spanned="1">
            <text:p><text:span text:style-name="T6">FABIANA CARVALHO VIANA FRANC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860.8" calcext:value-type="float">
            <text:p>18.860,80</text:p>
          </table:table-cell>
          <table:table-cell office:value-type="float" office:value="16765.16" calcext:value-type="float">
            <text:p>16.765,1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44464.7" calcext:value-type="float">
            <text:p>44.464,7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20" calcext:value-type="float">
            <text:p>1520</text:p>
          </table:table-cell>
          <table:table-cell office:value-type="string" calcext:value-type="string" table:number-columns-spanned="2" table:number-rows-spanned="1">
            <text:p><text:span text:style-name="T6">FABIANA LIMA CARVA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51" calcext:value-type="float">
            <text:p>1451</text:p>
          </table:table-cell>
          <table:table-cell office:value-type="string" calcext:value-type="string" table:number-columns-spanned="2" table:number-rows-spanned="1">
            <text:p><text:span text:style-name="T6">FABIO ANTONIO LEITE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719.46" calcext:value-type="float">
            <text:p>3.719,4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793.3" calcext:value-type="float">
            <text:p>6.793,3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79" calcext:value-type="float">
            <text:p>1579</text:p>
          </table:table-cell>
          <table:table-cell office:value-type="string" calcext:value-type="string" table:number-columns-spanned="2" table:number-rows-spanned="1">
            <text:p><text:span text:style-name="T6">FABIO AUGUSTO MENEZES SANTOS</text:span></text:p>
          </table:table-cell>
          <table:covered-table-cell/>
          <table:table-cell office:value-type="string" calcext:value-type="string">
            <text:p><text:span text:style-name="T6">ASSESSOR DO GABINETE DA OUVIDORIA 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8" calcext:value-type="float">
            <text:p>2088</text:p>
          </table:table-cell>
          <table:table-cell office:value-type="string" calcext:value-type="string" table:number-columns-spanned="2" table:number-rows-spanned="1">
            <text:p><text:span text:style-name="T6">FABIO COSTA DOS SANTOS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86.95" calcext:value-type="float">
            <text:p>1.686,9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995.95" calcext:value-type="float">
            <text:p>3.995,9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3" calcext:value-type="float">
            <text:p>1313</text:p>
          </table:table-cell>
          <table:table-cell office:value-type="string" calcext:value-type="string" table:number-columns-spanned="2" table:number-rows-spanned="1">
            <text:p><text:span text:style-name="T6">FABIO ERIK MONTE DA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950.84" calcext:value-type="float">
            <text:p>6.950,84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10468.52" calcext:value-type="float">
            <text:p>10.468,5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8" calcext:value-type="float">
            <text:p>2348</text:p>
          </table:table-cell>
          <table:table-cell office:value-type="string" calcext:value-type="string" table:number-columns-spanned="2" table:number-rows-spanned="1">
            <text:p><text:span text:style-name="T6">FABIO OLIVEIRA UCHOA</text:span></text:p>
          </table:table-cell>
          <table:covered-table-cell/>
          <table:table-cell office:value-type="string" calcext:value-type="string">
            <text:p><text:span text:style-name="T6">OFICIAL ADMINISTRATIVO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 table:number-columns-spanned="2" table:number-rows-spanned="1">
            <text:p><text:span text:style-name="T6">FABIO PINHEIRO SILVA DE MENEZ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464.67" calcext:value-type="float">
            <text:p>18.464,6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046.41" calcext:value-type="float">
            <text:p>27.046,4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6" calcext:value-type="float">
            <text:p>1846</text:p>
          </table:table-cell>
          <table:table-cell office:value-type="string" calcext:value-type="string" table:number-columns-spanned="2" table:number-rows-spanned="1">
            <text:p><text:span text:style-name="T6">FABIO PUTUMUJU DE OLIVEIR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962.46" calcext:value-type="float">
            <text:p>16.962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246.62" calcext:value-type="float">
            <text:p>25.246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 table:number-columns-spanned="2" table:number-rows-spanned="1">
            <text:p><text:span text:style-name="T6">FABIO SILVA TORRES</text:span></text:p>
          </table:table-cell>
          <table:covered-table-cell/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<text:span text:style-name="T6">FABIO VIEGAS MENDONCA DE ARAUJ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801.59" calcext:value-type="float">
            <text:p>19.801,5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640.33" calcext:value-type="float">
            <text:p>28.640,3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1" calcext:value-type="float">
            <text:p>2071</text:p>
          </table:table-cell>
          <table:table-cell office:value-type="string" calcext:value-type="string" table:number-columns-spanned="2" table:number-rows-spanned="1">
            <text:p><text:span text:style-name="T6">FABRICIO EMMANUEL LIMA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22.36" calcext:value-type="float">
            <text:p>3.222,3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034.04" calcext:value-type="float">
            <text:p>6.034,0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1" calcext:value-type="float">
            <text:p>1841</text:p>
          </table:table-cell>
          <table:table-cell office:value-type="string" calcext:value-type="string" table:number-columns-spanned="2" table:number-rows-spanned="1">
            <text:p><text:span text:style-name="T6">FELIPE AUGUSTO RIBEIRO VIAN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04.97" calcext:value-type="float">
            <text:p>10.004,9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313.97" calcext:value-type="float">
            <text:p>12.313,9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90" calcext:value-type="float">
            <text:p>1790</text:p>
          </table:table-cell>
          <table:table-cell office:value-type="string" calcext:value-type="string" table:number-columns-spanned="2" table:number-rows-spanned="1">
            <text:p><text:span text:style-name="T6">FELIPE LEANDRO PODEROSO BISPO DA MO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595.73" calcext:value-type="float">
            <text:p>2.595,73</text:p>
          </table:table-cell>
          <table:table-cell office:value-type="float" office:value="0" calcext:value-type="float">
            <text:p>0,00</text:p>
          </table:table-cell>
          <table:table-cell office:value-type="float" office:value="280" calcext:value-type="float">
            <text:p>28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280" calcext:value-type="float">
            <text:p>280,00</text:p>
          </table:table-cell>
          <table:table-cell table:number-columns-repeated="8"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 table:number-columns-spanned="2" table:number-rows-spanned="1">
            <text:p><text:span text:style-name="T6">FELIX CARBALLAL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769.4" calcext:value-type="float">
            <text:p>18.769,4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8332.44" calcext:value-type="float">
            <text:p>8.332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9731.84" calcext:value-type="float">
            <text:p>29.731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78" calcext:value-type="float">
            <text:p>1878</text:p>
          </table:table-cell>
          <table:table-cell office:value-type="string" calcext:value-type="string" table:number-columns-spanned="2" table:number-rows-spanned="1">
            <text:p><text:span text:style-name="T6">FELLIPE BARROS CAVALCANT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785.06" calcext:value-type="float">
            <text:p>3.785,0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824.63" calcext:value-type="float">
            <text:p>6.824,63</text:p>
          </table:table-cell>
          <table:table-cell office:value-type="float" office:value="220" calcext:value-type="float">
            <text:p>22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220" calcext:value-type="float">
            <text:p>220,00</text:p>
          </table:table-cell>
          <table:table-cell table:number-columns-repeated="8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string" calcext:value-type="string" table:number-columns-spanned="2" table:number-rows-spanned="1">
            <text:p><text:span text:style-name="T6">FERNANDA CAMPOS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4.81" calcext:value-type="float">
            <text:p>2.94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74.81" calcext:value-type="float">
            <text:p>5.574,81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 table:number-columns-spanned="2" table:number-rows-spanned="1">
            <text:p><text:span text:style-name="T6">FERNANDA RAMOS ARAUJO SOBRAL DE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36.06" calcext:value-type="float">
            <text:p>5.836,0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588.9" calcext:value-type="float">
            <text:p>8.588,9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7" calcext:value-type="float">
            <text:p>2137</text:p>
          </table:table-cell>
          <table:table-cell office:value-type="string" calcext:value-type="string" table:number-columns-spanned="2" table:number-rows-spanned="1">
            <text:p><text:span text:style-name="T6">FERNANDA SANTOS SOUSA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29" calcext:value-type="float">
            <text:p>1529</text:p>
          </table:table-cell>
          <table:table-cell office:value-type="string" calcext:value-type="string" table:number-columns-spanned="2" table:number-rows-spanned="1">
            <text:p><text:span text:style-name="T6">FERNANDA SILVA COST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40.31" calcext:value-type="float">
            <text:p>7.840,3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49.31" calcext:value-type="float">
            <text:p>10.149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97" calcext:value-type="float">
            <text:p>1497</text:p>
          </table:table-cell>
          <table:table-cell office:value-type="string" calcext:value-type="string" table:number-columns-spanned="2" table:number-rows-spanned="1">
            <text:p><text:span text:style-name="T6">FERNANDA TAGEANNE CORREIA GAM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186.22" calcext:value-type="float">
            <text:p>6.186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816.22" calcext:value-type="float">
            <text:p>8.816,2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60" calcext:value-type="float">
            <text:p>2060</text:p>
          </table:table-cell>
          <table:table-cell office:value-type="string" calcext:value-type="string" table:number-columns-spanned="2" table:number-rows-spanned="1">
            <text:p><text:span text:style-name="T6">FERNANDO HENRIQUE VIEIRA TRINDADE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797.79" calcext:value-type="float">
            <text:p>5.797,7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550.63" calcext:value-type="float">
            <text:p>8.550,6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 table:number-columns-spanned="2" table:number-rows-spanned="1">
            <text:p><text:span text:style-name="T6">FLAMARION D AVILA FONT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98" calcext:value-type="float">
            <text:p>2098</text:p>
          </table:table-cell>
          <table:table-cell office:value-type="string" calcext:value-type="string" table:number-columns-spanned="2" table:number-rows-spanned="1">
            <text:p><text:span text:style-name="T6">FLAVIA ARAUJO BARRET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535.4" calcext:value-type="float">
            <text:p>2.535,4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5609.24" calcext:value-type="float">
            <text:p>5.609,2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49" calcext:value-type="float">
            <text:p>1749</text:p>
          </table:table-cell>
          <table:table-cell office:value-type="string" calcext:value-type="string" table:number-columns-spanned="2" table:number-rows-spanned="1">
            <text:p><text:span text:style-name="T6">FLAVIA FRANCO DO PRADO CARVALHO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5077.75" calcext:value-type="float">
            <text:p>15.077,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1130.83" calcext:value-type="float">
            <text:p>1.130,8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4171.74" calcext:value-type="float">
            <text:p>24.171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string" calcext:value-type="string" table:number-columns-spanned="2" table:number-rows-spanned="1">
            <text:p><text:span text:style-name="T6">FLAVIA PATRICIA SANTOS BARRE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008.17" calcext:value-type="float">
            <text:p>4.008,1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082.01" calcext:value-type="float">
            <text:p>7.082,0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67.41" calcext:value-type="float">
            <text:p>1.367,41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367.41" calcext:value-type="float">
            <text:p>1.367,41</text:p>
          </table:table-cell>
          <table:table-cell table:number-columns-repeated="8"/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 table:number-columns-spanned="2" table:number-rows-spanned="1">
            <text:p><text:span text:style-name="T6">FLAVIANO ALMEIDA SAN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8332.44" calcext:value-type="float">
            <text:p>8.332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962.44" calcext:value-type="float">
            <text:p>10.962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string" calcext:value-type="string" table:number-columns-spanned="2" table:number-rows-spanned="1">
            <text:p><text:span text:style-name="T6">FLAVIO FONSECA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596.5" calcext:value-type="float">
            <text:p>3.596,5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60.94" calcext:value-type="float">
            <text:p>6.960,94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string" calcext:value-type="string" table:number-columns-spanned="2" table:number-rows-spanned="1">
            <text:p><text:span text:style-name="T6">FLAVIO FONSECA SILVA CARVA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071.58" calcext:value-type="float">
            <text:p>2.071,5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988.31" calcext:value-type="float">
            <text:p>4.988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9" calcext:value-type="float">
            <text:p>1899</text:p>
          </table:table-cell>
          <table:table-cell office:value-type="string" calcext:value-type="string" table:number-columns-spanned="2" table:number-rows-spanned="1">
            <text:p><text:span text:style-name="T6">FLAVIO PRADO FONSEC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394.77" calcext:value-type="float">
            <text:p>6.394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10785.41" calcext:value-type="float">
            <text:p>10.785,4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4" calcext:value-type="float">
            <text:p>1894</text:p>
          </table:table-cell>
          <table:table-cell office:value-type="string" calcext:value-type="string" table:number-columns-spanned="2" table:number-rows-spanned="1">
            <text:p><text:span text:style-name="T6">FLAVIO SILVA VASCONCEL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110.05" calcext:value-type="float">
            <text:p>3.110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08" calcext:value-type="float">
            <text:p>2208</text:p>
          </table:table-cell>
          <table:table-cell office:value-type="string" calcext:value-type="string" table:number-columns-spanned="2" table:number-rows-spanned="1">
            <text:p><text:span text:style-name="T6">FLAVIO WALLACE SANTOS FREIRE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2" calcext:value-type="float">
            <text:p>2282</text:p>
          </table:table-cell>
          <table:table-cell office:value-type="string" calcext:value-type="string" table:number-columns-spanned="2" table:number-rows-spanned="1">
            <text:p><text:span text:style-name="T6">FRANCIS CARDOSO ARAGAO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 table:number-columns-spanned="2" table:number-rows-spanned="1">
            <text:p><text:span text:style-name="T6">FRANCISCO FERREIRA DE LIMA JUNIOR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962.46" calcext:value-type="float">
            <text:p>16.962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246.62" calcext:value-type="float">
            <text:p>25.246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 table:number-columns-spanned="2" table:number-rows-spanned="1">
            <text:p><text:span text:style-name="T6">FRANCISCO JOSE DE OLIVEIRA GOI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838.74" calcext:value-type="float">
            <text:p>8.838,74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785.52" calcext:value-type="float">
            <text:p>1.785,5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.52" calcext:value-type="float">
            <text:p>1.785,52</text:p>
          </table:table-cell>
          <table:table-cell table:number-columns-repeated="8"/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 table:number-columns-spanned="2" table:number-rows-spanned="1">
            <text:p><text:span text:style-name="T6">FRANCISCO MODESTO DOS PASSOS NE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932.47" calcext:value-type="float">
            <text:p>7.932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528.2" calcext:value-type="float">
            <text:p>10.528,2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1" calcext:value-type="float">
            <text:p>2161</text:p>
          </table:table-cell>
          <table:table-cell office:value-type="string" calcext:value-type="string" table:number-columns-spanned="2" table:number-rows-spanned="1">
            <text:p><text:span text:style-name="T6">FRANCISCO OLIVEIRA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 table:number-columns-spanned="2" table:number-rows-spanned="1">
            <text:p><text:span text:style-name="T6">FRANCISLENE FISCINA GARCEZ</text:span></text:p>
          </table:table-cell>
          <table:covered-table-cell/>
          <table:table-cell office:value-type="string" calcext:value-type="string">
            <text:p><text:span text:style-name="T6">FISCAL DE TRIBUTO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3" calcext:value-type="float">
            <text:p>2383</text:p>
          </table:table-cell>
          <table:table-cell office:value-type="string" calcext:value-type="string" table:number-columns-spanned="2" table:number-rows-spanned="1">
            <text:p><text:span text:style-name="T6">GABRIEL ARTIME SUZART DE FREITAS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1074.29" calcext:value-type="float">
            <text:p>1.074,2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754.74" calcext:value-type="float">
            <text:p>8.754,74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249.68" calcext:value-type="float">
            <text:p>3.249,68</text:p>
          </table:table-cell>
          <table:table-cell office:value-type="float" office:value="0" calcext:value-type="float">
            <text:p>0,00</text:p>
          </table:table-cell>
          <table:table-cell office:value-type="float" office:value="3249.68" calcext:value-type="float">
            <text:p>3.249,68</text:p>
          </table:table-cell>
          <table:table-cell table:number-columns-repeated="8"/>
        </table:table-row>
        <table:table-row table:style-name="ro4">
          <table:table-cell office:value-type="float" office:value="2384" calcext:value-type="float">
            <text:p>2384</text:p>
          </table:table-cell>
          <table:table-cell office:value-type="string" calcext:value-type="string" table:number-columns-spanned="2" table:number-rows-spanned="1">
            <text:p><text:span text:style-name="T6">GABRIEL PARAIZO DANTAS BRAZ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2148.58" calcext:value-type="float">
            <text:p>2.148,5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829.03" calcext:value-type="float">
            <text:p>9.829,03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481.77" calcext:value-type="float">
            <text:p>3.481,77</text:p>
          </table:table-cell>
          <table:table-cell office:value-type="float" office:value="0" calcext:value-type="float">
            <text:p>0,00</text:p>
          </table:table-cell>
          <table:table-cell office:value-type="float" office:value="3481.77" calcext:value-type="float">
            <text:p>3.481,77</text:p>
          </table:table-cell>
          <table:table-cell table:number-columns-repeated="8"/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 table:number-columns-spanned="2" table:number-rows-spanned="1">
            <text:p><text:span text:style-name="T6">GABRIELA ANDRADE ROCH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18.77" calcext:value-type="float">
            <text:p>2.51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291.85" calcext:value-type="float">
            <text:p>6.291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03" calcext:value-type="float">
            <text:p>2403</text:p>
          </table:table-cell>
          <table:table-cell office:value-type="string" calcext:value-type="string" table:number-columns-spanned="2" table:number-rows-spanned="1">
            <text:p><text:span text:style-name="T6">GABRIELLY CRISTINA DA SILVA REI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1530" calcext:value-type="float">
            <text:p>1.53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2805" calcext:value-type="float">
            <text:p>2.80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23" calcext:value-type="float">
            <text:p>2123</text:p>
          </table:table-cell>
          <table:table-cell office:value-type="string" calcext:value-type="string" table:number-columns-spanned="2" table:number-rows-spanned="1">
            <text:p><text:span text:style-name="T6">GENIVALDO DE MENEZE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59" calcext:value-type="float">
            <text:p>2059</text:p>
          </table:table-cell>
          <table:table-cell office:value-type="string" calcext:value-type="string" table:number-columns-spanned="2" table:number-rows-spanned="1">
            <text:p><text:span text:style-name="T6">GEORGE VICTOR FREIRE DUART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641.01" calcext:value-type="float">
            <text:p>8.641,0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string" calcext:value-type="string" table:number-columns-spanned="2" table:number-rows-spanned="1">
            <text:p><text:span text:style-name="T6">GERALDO CEZAR BARROS DE OLIV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47.77" calcext:value-type="float">
            <text:p>8.247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5" calcext:value-type="float">
            <text:p>1835</text:p>
          </table:table-cell>
          <table:table-cell office:value-type="string" calcext:value-type="string" table:number-columns-spanned="2" table:number-rows-spanned="1">
            <text:p><text:span text:style-name="T6">GERALDO MELO DE OLIVEIRA JUNIOR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778.12" calcext:value-type="float">
            <text:p>2.778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694.85" calcext:value-type="float">
            <text:p>5.694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42" calcext:value-type="float">
            <text:p>2142</text:p>
          </table:table-cell>
          <table:table-cell office:value-type="string" calcext:value-type="string" table:number-columns-spanned="2" table:number-rows-spanned="1">
            <text:p><text:span text:style-name="T6">GERINALDO DOS SANTOS BARBOS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58" calcext:value-type="float">
            <text:p>2058</text:p>
          </table:table-cell>
          <table:table-cell office:value-type="string" calcext:value-type="string" table:number-columns-spanned="2" table:number-rows-spanned="1">
            <text:p><text:span text:style-name="T6">GERSICA DAYANE SOUZA SANTOS</text:span></text:p>
          </table:table-cell>
          <table:covered-table-cell/>
          <table:table-cell office:value-type="string" calcext:value-type="string">
            <text:p><text:span text:style-name="T6">ASSESSOR DO NUCLEO DE LIQUIDAÇAO E PAGAMENT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8" calcext:value-type="float">
            <text:p>2388</text:p>
          </table:table-cell>
          <table:table-cell office:value-type="string" calcext:value-type="string" table:number-columns-spanned="2" table:number-rows-spanned="1">
            <text:p><text:span text:style-name="T6">GERVASIO MARQUES PEREIRA FILHO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2" calcext:value-type="float">
            <text:p>1722</text:p>
          </table:table-cell>
          <table:table-cell office:value-type="string" calcext:value-type="string" table:number-columns-spanned="2" table:number-rows-spanned="1">
            <text:p><text:span text:style-name="T6">GESSICA SANTOS SOUZA CABRAL</text:span></text:p>
          </table:table-cell>
          <table:covered-table-cell/>
          <table:table-cell office:value-type="string" calcext:value-type="string">
            <text:p><text:span text:style-name="T6">COORDENADOR DA DIV. DE COMUNICAÇAO  C. E EVENTOS</text:span></text:p>
          </table:table-cell>
          <table:table-cell office:value-type="string" calcext:value-type="string">
            <text:p><text:span text:style-name="T6">DIVISAO DE COMUNICACAO, CERIMONIAL E EVENTOS/COORDENADORIA DE COMUNICACAO SOCIAL (CODCOM/MPSE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 table:number-columns-spanned="2" table:number-rows-spanned="1">
            <text:p><text:span text:style-name="T6">GICELE MARA CAVALCANTE DAVILA FONT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581.99" calcext:value-type="float">
            <text:p>19.581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420.73" calcext:value-type="float">
            <text:p>28.420,7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 table:number-columns-spanned="2" table:number-rows-spanned="1">
            <text:p><text:span text:style-name="T6">GILBERTO DORIA DANTAS JUNIOR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167.02" calcext:value-type="float">
            <text:p>8.167,0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054.02" calcext:value-type="float">
            <text:p>11.054,0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726.32" calcext:value-type="float">
            <text:p>1.726,3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726.32" calcext:value-type="float">
            <text:p>1.726,32</text:p>
          </table:table-cell>
          <table:table-cell table:number-columns-repeated="8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 table:number-columns-spanned="2" table:number-rows-spanned="1">
            <text:p><text:span text:style-name="T6">GILDETE XAVIER ALMEID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028.08" calcext:value-type="float">
            <text:p>4.028,0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15.08" calcext:value-type="float">
            <text:p>6.915,0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 table:number-columns-spanned="2" table:number-rows-spanned="1">
            <text:p><text:span text:style-name="T6">GILTON FEITOSA CONCEICA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648.09" calcext:value-type="float">
            <text:p>10.648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 table:number-columns-spanned="2" table:number-rows-spanned="1">
            <text:p><text:span text:style-name="T6">GILVAN DE OLIVEIRA FIEL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7" calcext:value-type="float">
            <text:p>1867</text:p>
          </table:table-cell>
          <table:table-cell office:value-type="string" calcext:value-type="string" table:number-columns-spanned="2" table:number-rows-spanned="1">
            <text:p><text:span text:style-name="T6">GILVAN OLIVEIRA DE REZENDE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962.46" calcext:value-type="float">
            <text:p>16.962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246.62" calcext:value-type="float">
            <text:p>25.246,62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4070.99" calcext:value-type="float">
            <text:p>4.070,9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78.56" calcext:value-type="float">
            <text:p>178,56</text:p>
          </table:table-cell>
          <table:table-cell office:value-type="float" office:value="0" calcext:value-type="float">
            <text:p>0,00</text:p>
          </table:table-cell>
          <table:table-cell office:value-type="float" office:value="4249.55" calcext:value-type="float">
            <text:p>4.249,55</text:p>
          </table:table-cell>
          <table:table-cell table:number-columns-repeated="8"/>
        </table:table-row>
        <table:table-row table:style-name="ro4">
          <table:table-cell office:value-type="float" office:value="859" calcext:value-type="float">
            <text:p>859</text:p>
          </table:table-cell>
          <table:table-cell office:value-type="string" calcext:value-type="string" table:number-columns-spanned="2" table:number-rows-spanned="1">
            <text:p><text:span text:style-name="T6">GILVANIA ANDRADE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5">
          <table:table-cell office:value-type="float" office:value="2349" calcext:value-type="float">
            <text:p>2349</text:p>
          </table:table-cell>
          <table:table-cell office:value-type="string" calcext:value-type="string" table:number-columns-spanned="2" table:number-rows-spanned="1">
            <text:p><text:span text:style-name="T6">GILZA ALMEIDA ROSARIO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NUCLEO DE CADASTRAMENTO, DOCUMENTACAO E DISTRIBUICAO FUNCIONAL/DIVISÃO DE PAGAMENTO E CENTRO DE CUSTOS/DIRETORIA DE RECURSOS HUMANOS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89.74" calcext:value-type="float">
            <text:p>3.489,7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76.74" calcext:value-type="float">
            <text:p>6.376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3" calcext:value-type="float">
            <text:p>1233</text:p>
          </table:table-cell>
          <table:table-cell office:value-type="string" calcext:value-type="string" table:number-columns-spanned="2" table:number-rows-spanned="1">
            <text:p><text:span text:style-name="T6">GISELLE IMBASSAHY MESSIAS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704.06" calcext:value-type="float">
            <text:p>4.704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620.79" calcext:value-type="float">
            <text:p>7.620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2" calcext:value-type="float">
            <text:p>1832</text:p>
          </table:table-cell>
          <table:table-cell office:value-type="string" calcext:value-type="string" table:number-columns-spanned="2" table:number-rows-spanned="1">
            <text:p><text:span text:style-name="T6">GISLAINE FELIX DE CARVALHO CASTRO</text:span></text:p>
          </table:table-cell>
          <table:covered-table-cell/>
          <table:table-cell office:value-type="string" calcext:value-type="string">
            <text:p><text:span text:style-name="T6">ASSESSOR DE GESTAO OPERACIONAL III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 table:number-columns-spanned="2" table:number-rows-spanned="1">
            <text:p><text:span text:style-name="T6">GIULLIANO LEMOS ALVES DOS REI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302.81" calcext:value-type="float">
            <text:p>9.302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 table:number-columns-spanned="2" table:number-rows-spanned="1">
            <text:p><text:span text:style-name="T6">GIVANILSON SANTOS DE JESUS</text:span></text:p>
          </table:table-cell>
          <table:covered-table-cell/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RETORIA DE GESTAO ESTRATEGICA E ORCAMENTAR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517.17" calcext:value-type="float">
            <text:p>11.517,1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147.17" calcext:value-type="float">
            <text:p>14.147,1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1" calcext:value-type="float">
            <text:p>2381</text:p>
          </table:table-cell>
          <table:table-cell office:value-type="string" calcext:value-type="string" table:number-columns-spanned="2" table:number-rows-spanned="1">
            <text:p><text:span text:style-name="T6">GLADEMIR GONCALVES DE FRANCA FILHO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1074.29" calcext:value-type="float">
            <text:p>1.074,2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754.74" calcext:value-type="float">
            <text:p>8.754,74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365.74" calcext:value-type="float">
            <text:p>3.365,74</text:p>
          </table:table-cell>
          <table:table-cell office:value-type="float" office:value="0" calcext:value-type="float">
            <text:p>0,00</text:p>
          </table:table-cell>
          <table:table-cell office:value-type="float" office:value="3365.74" calcext:value-type="float">
            <text:p>3.365,74</text:p>
          </table:table-cell>
          <table:table-cell table:number-columns-repeated="8"/>
        </table:table-row>
        <table:table-row table:style-name="ro4">
          <table:table-cell office:value-type="float" office:value="2186" calcext:value-type="float">
            <text:p>2186</text:p>
          </table:table-cell>
          <table:table-cell office:value-type="string" calcext:value-type="string" table:number-columns-spanned="2" table:number-rows-spanned="1">
            <text:p><text:span text:style-name="T6">GLAU MARCEL DE MENEZES ROCHA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 table:number-columns-spanned="2" table:number-rows-spanned="1">
            <text:p><text:span text:style-name="T6">GLAUCIA DE ALBUQUERQUE GARCIA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5" calcext:value-type="float">
            <text:p>2315</text:p>
          </table:table-cell>
          <table:table-cell office:value-type="string" calcext:value-type="string" table:number-columns-spanned="2" table:number-rows-spanned="1">
            <text:p><text:span text:style-name="T6">GLAUCIA QUEIROZ DE MORAI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56" calcext:value-type="float">
            <text:p>2256</text:p>
          </table:table-cell>
          <table:table-cell office:value-type="string" calcext:value-type="string" table:number-columns-spanned="2" table:number-rows-spanned="1">
            <text:p><text:span text:style-name="T6">GLAUCIO RICARDO SANTO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16" calcext:value-type="float">
            <text:p>1816</text:p>
          </table:table-cell>
          <table:table-cell office:value-type="string" calcext:value-type="string" table:number-columns-spanned="2" table:number-rows-spanned="1">
            <text:p><text:span text:style-name="T6">GLAUCO LUIZ REZENDE DE CARVALHO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296.31" calcext:value-type="float">
            <text:p>8.296,3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926.31" calcext:value-type="float">
            <text:p>10.926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31" calcext:value-type="float">
            <text:p>1731</text:p>
          </table:table-cell>
          <table:table-cell office:value-type="string" calcext:value-type="string" table:number-columns-spanned="2" table:number-rows-spanned="1">
            <text:p><text:span text:style-name="T6">GLEBERTON DO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72.84" calcext:value-type="float">
            <text:p>3.072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81.84" calcext:value-type="float">
            <text:p>5.381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6" calcext:value-type="float">
            <text:p>2286</text:p>
          </table:table-cell>
          <table:table-cell office:value-type="string" calcext:value-type="string" table:number-columns-spanned="2" table:number-rows-spanned="1">
            <text:p><text:span text:style-name="T6">GLEIDE PAULA DE ANDRADE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6" calcext:value-type="float">
            <text:p>1726</text:p>
          </table:table-cell>
          <table:table-cell office:value-type="string" calcext:value-type="string" table:number-columns-spanned="2" table:number-rows-spanned="1">
            <text:p><text:span text:style-name="T6">GLEISE CHRISTINE NUNES DE FREITAS</text:span></text:p>
          </table:table-cell>
          <table:covered-table-cell/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214.36" calcext:value-type="float">
            <text:p>7.214,3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523.36" calcext:value-type="float">
            <text:p>9.523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33.77" calcext:value-type="float">
            <text:p>933,77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933.77" calcext:value-type="float">
            <text:p>933,77</text:p>
          </table:table-cell>
          <table:table-cell table:number-columns-repeated="8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string" calcext:value-type="string" table:number-columns-spanned="2" table:number-rows-spanned="1">
            <text:p><text:span text:style-name="T6">GONCALO RIBEIRO DE MELO NE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447.75" calcext:value-type="float">
            <text:p>12.447,75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15965.43" calcext:value-type="float">
            <text:p>15.965,4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9" calcext:value-type="float">
            <text:p>1619</text:p>
          </table:table-cell>
          <table:table-cell office:value-type="string" calcext:value-type="string" table:number-columns-spanned="2" table:number-rows-spanned="1">
            <text:p><text:span text:style-name="T6">GRACE DE OLIVEIRA SOUZ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PROMOTORIAS DE JUSTICA DO TRIBUNAL DO JURI DE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52.64" calcext:value-type="float">
            <text:p>3.452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761.64" calcext:value-type="float">
            <text:p>5.761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06" calcext:value-type="float">
            <text:p>1806</text:p>
          </table:table-cell>
          <table:table-cell office:value-type="string" calcext:value-type="string" table:number-columns-spanned="2" table:number-rows-spanned="1">
            <text:p><text:span text:style-name="T6">GRASIELE ROSARIO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SAUD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41" calcext:value-type="float">
            <text:p>1241</text:p>
          </table:table-cell>
          <table:table-cell office:value-type="string" calcext:value-type="string" table:number-columns-spanned="2" table:number-rows-spanned="1">
            <text:p><text:span text:style-name="T6">GREYCE MENDONÇA BELÉM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40.31" calcext:value-type="float">
            <text:p>7.840,3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49.31" calcext:value-type="float">
            <text:p>10.149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4" calcext:value-type="float">
            <text:p>1234</text:p>
          </table:table-cell>
          <table:table-cell office:value-type="string" calcext:value-type="string" table:number-columns-spanned="2" table:number-rows-spanned="1">
            <text:p><text:span text:style-name="T6">GUSTAVO MENDONCA RODRIGU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302.81" calcext:value-type="float">
            <text:p>9.302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52" calcext:value-type="float">
            <text:p>1452</text:p>
          </table:table-cell>
          <table:table-cell office:value-type="string" calcext:value-type="string" table:number-columns-spanned="2" table:number-rows-spanned="1">
            <text:p><text:span text:style-name="T6">HEBERT DA SILVA FERR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073.84" calcext:value-type="float">
            <text:p>3.073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 table:number-columns-spanned="2" table:number-rows-spanned="1">
            <text:p><text:span text:style-name="T6">HELEN MARTHA DIAS SALVIAN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170.5" calcext:value-type="float">
            <text:p>4.170,5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923.34" calcext:value-type="float">
            <text:p>6.923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48" calcext:value-type="float">
            <text:p>1348</text:p>
          </table:table-cell>
          <table:table-cell office:value-type="string" calcext:value-type="string" table:number-columns-spanned="2" table:number-rows-spanned="1">
            <text:p><text:span text:style-name="T6">HELENA CHRISTINA DE ALMEIDA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846.54" calcext:value-type="float">
            <text:p>9.846,5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 table:number-columns-spanned="2" table:number-rows-spanned="1">
            <text:p><text:span text:style-name="T6">HELENO AVILA DOS SANTOS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0" calcext:value-type="float">
            <text:p>2240</text:p>
          </table:table-cell>
          <table:table-cell office:value-type="string" calcext:value-type="string" table:number-columns-spanned="2" table:number-rows-spanned="1">
            <text:p><text:span text:style-name="T6">HELIO LIMA FEITOSA</text:span></text:p>
          </table:table-cell>
          <table:covered-table-cell/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51" calcext:value-type="float">
            <text:p>2151</text:p>
          </table:table-cell>
          <table:table-cell office:value-type="string" calcext:value-type="string" table:number-columns-spanned="2" table:number-rows-spanned="1">
            <text:p><text:span text:style-name="T6">HELIO SANTOS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2" calcext:value-type="float">
            <text:p>2082</text:p>
          </table:table-cell>
          <table:table-cell office:value-type="string" calcext:value-type="string" table:number-columns-spanned="2" table:number-rows-spanned="1">
            <text:p><text:span text:style-name="T6">HELOISA GAMA DE SAL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65.26" calcext:value-type="float">
            <text:p>5.065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838.34" calcext:value-type="float">
            <text:p>8.838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 table:number-columns-spanned="2" table:number-rows-spanned="1">
            <text:p><text:span text:style-name="T6">HENRIQUE RIBEIRO CARDOS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3571.04" calcext:value-type="float">
            <text:p>3.571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409.78" calcext:value-type="float">
            <text:p>12.409,7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9" calcext:value-type="float">
            <text:p>1689</text:p>
          </table:table-cell>
          <table:table-cell office:value-type="string" calcext:value-type="string" table:number-columns-spanned="2" table:number-rows-spanned="1">
            <text:p><text:span text:style-name="T6">HONORINA JAMILLY ALMEIDA NOVA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4.81" calcext:value-type="float">
            <text:p>2.94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74.81" calcext:value-type="float">
            <text:p>5.574,81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 table:number-columns-spanned="2" table:number-rows-spanned="1">
            <text:p><text:span text:style-name="T6">HUDSON DE JESUS OLIV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65.38" calcext:value-type="float">
            <text:p>1.065,3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108.82" calcext:value-type="float">
            <text:p>4.108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0" calcext:value-type="float">
            <text:p>2280</text:p>
          </table:table-cell>
          <table:table-cell office:value-type="string" calcext:value-type="string" table:number-columns-spanned="2" table:number-rows-spanned="1">
            <text:p><text:span text:style-name="T6">HUGO SILVINO DOS SANTOS NASCIMENTO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string" calcext:value-type="string" table:number-columns-spanned="2" table:number-rows-spanned="1">
            <text:p><text:span text:style-name="T6">IANNY CAROLINY ALMEIDA SILV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043.44" calcext:value-type="float">
            <text:p>3.043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 table:number-columns-spanned="2" table:number-rows-spanned="1">
            <text:p><text:span text:style-name="T6">IARA PINHEIRO DE JESUS</text:span></text:p>
          </table:table-cell>
          <table:covered-table-cell/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3" calcext:value-type="float">
            <text:p>2293</text:p>
          </table:table-cell>
          <table:table-cell office:value-type="string" calcext:value-type="string" table:number-columns-spanned="2" table:number-rows-spanned="1">
            <text:p><text:span text:style-name="T6">ICARO PRADO NOVAES</text:span></text:p>
          </table:table-cell>
          <table:covered-table-cell/>
          <table:table-cell office:value-type="string" calcext:value-type="string">
            <text:p><text:span text:style-name="T6">Chefe do Núcleo de Comunicação</text:span></text:p>
          </table:table-cell>
          <table:table-cell office:value-type="string" calcext:value-type="string">
            <text:p><text:span text:style-name="T6">DIVISAO DE COMUNICACAO, CERIMONIAL E EVENTOS/COORDENADORIA DE COMUNICACAO SOCIAL (CODCOM/MPSE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string" calcext:value-type="string" table:number-columns-spanned="2" table:number-rows-spanned="1">
            <text:p><text:span text:style-name="T6">IGOR PEREIRA TEL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199.14" calcext:value-type="float">
            <text:p>4.199,1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508.14" calcext:value-type="float">
            <text:p>6.508,1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5.44" calcext:value-type="float">
            <text:p>575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917.55" calcext:value-type="float">
            <text:p>917,55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492.99" calcext:value-type="float">
            <text:p>1.492,99</text:p>
          </table:table-cell>
          <table:table-cell table:number-columns-repeated="8"/>
        </table:table-row>
        <table:table-row table:style-name="ro4">
          <table:table-cell office:value-type="float" office:value="1611" calcext:value-type="float">
            <text:p>1611</text:p>
          </table:table-cell>
          <table:table-cell office:value-type="string" calcext:value-type="string" table:number-columns-spanned="2" table:number-rows-spanned="1">
            <text:p><text:span text:style-name="T6">ILANA CHAGAS FERRO COELHO DA PAZ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70" calcext:value-type="float">
            <text:p>2170</text:p>
          </table:table-cell>
          <table:table-cell office:value-type="string" calcext:value-type="string" table:number-columns-spanned="2" table:number-rows-spanned="1">
            <text:p><text:span text:style-name="T6">IRINALDO JOSE DOS SANTOS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9" calcext:value-type="float">
            <text:p>2379</text:p>
          </table:table-cell>
          <table:table-cell office:value-type="string" calcext:value-type="string" table:number-columns-spanned="2" table:number-rows-spanned="1">
            <text:p><text:span text:style-name="T6">ISABEL CHRISTINA PRAZERES RODRIGUES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1074.29" calcext:value-type="float">
            <text:p>1.074,2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754.74" calcext:value-type="float">
            <text:p>8.754,74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481.77" calcext:value-type="float">
            <text:p>3.481,77</text:p>
          </table:table-cell>
          <table:table-cell office:value-type="float" office:value="0" calcext:value-type="float">
            <text:p>0,00</text:p>
          </table:table-cell>
          <table:table-cell office:value-type="float" office:value="3481.77" calcext:value-type="float">
            <text:p>3.481,77</text:p>
          </table:table-cell>
          <table:table-cell table:number-columns-repeated="8"/>
        </table:table-row>
        <table:table-row table:style-name="ro4">
          <table:table-cell office:value-type="float" office:value="1761" calcext:value-type="float">
            <text:p>1761</text:p>
          </table:table-cell>
          <table:table-cell office:value-type="string" calcext:value-type="string" table:number-columns-spanned="2" table:number-rows-spanned="1">
            <text:p><text:span text:style-name="T6">ISABELA DE ARAGAO DORN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269.95" calcext:value-type="float">
            <text:p>8.269,95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1022.79" calcext:value-type="float">
            <text:p>11.022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6" calcext:value-type="float">
            <text:p>1836</text:p>
          </table:table-cell>
          <table:table-cell office:value-type="string" calcext:value-type="string" table:number-columns-spanned="2" table:number-rows-spanned="1">
            <text:p><text:span text:style-name="T6">ISABELLE CRISTINE DA SILVA FRAZA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252.89" calcext:value-type="float">
            <text:p>4.252,8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70.14" calcext:value-type="float">
            <text:p>170,14</text:p>
          </table:table-cell>
          <table:table-cell office:value-type="float" office:value="0" calcext:value-type="float">
            <text:p>0,00</text:p>
          </table:table-cell>
          <table:table-cell office:value-type="float" office:value="7234.71" calcext:value-type="float">
            <text:p>7.234,7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 table:number-columns-spanned="2" table:number-rows-spanned="1">
            <text:p><text:span text:style-name="T6">ITALO PEREIRA TELES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296.31" calcext:value-type="float">
            <text:p>8.296,3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605.31" calcext:value-type="float">
            <text:p>10.605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 table:number-columns-spanned="2" table:number-rows-spanned="1">
            <text:p><text:span text:style-name="T6">IURI MARCEL MENEZES BORG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office:value-type="float" office:value="15871.31" calcext:value-type="float">
            <text:p>15.871,3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42752.11" calcext:value-type="float">
            <text:p>42.752,1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01" calcext:value-type="float">
            <text:p>2301</text:p>
          </table:table-cell>
          <table:table-cell office:value-type="string" calcext:value-type="string" table:number-columns-spanned="2" table:number-rows-spanned="1">
            <text:p><text:span text:style-name="T6">IVALDO VENANCIO SILV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0" calcext:value-type="float">
            <text:p>1610</text:p>
          </table:table-cell>
          <table:table-cell office:value-type="string" calcext:value-type="string" table:number-columns-spanned="2" table:number-rows-spanned="1">
            <text:p><text:span text:style-name="T6">IVAN FERNANDES LEAL DE MELL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930.58" calcext:value-type="float">
            <text:p>11.930,5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560.58" calcext:value-type="float">
            <text:p>14.560,5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09" calcext:value-type="float">
            <text:p>2309</text:p>
          </table:table-cell>
          <table:table-cell office:value-type="string" calcext:value-type="string" table:number-columns-spanned="2" table:number-rows-spanned="1">
            <text:p><text:span text:style-name="T6">IVAN JOSE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42" calcext:value-type="float">
            <text:p>1442</text:p>
          </table:table-cell>
          <table:table-cell office:value-type="string" calcext:value-type="string" table:number-columns-spanned="2" table:number-rows-spanned="1">
            <text:p><text:span text:style-name="T6">IVAN VIEIRA DE ARAUJ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57.21" calcext:value-type="float">
            <text:p>3.257,2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00.65" calcext:value-type="float">
            <text:p>6.300,65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737" calcext:value-type="float">
            <text:p>1737</text:p>
          </table:table-cell>
          <table:table-cell office:value-type="string" calcext:value-type="string" table:number-columns-spanned="2" table:number-rows-spanned="1">
            <text:p><text:span text:style-name="T6">IVANDILSON DE MOURA F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795.02" calcext:value-type="float">
            <text:p>2.795,0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226.07" calcext:value-type="float">
            <text:p>6.226,0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 table:number-columns-spanned="2" table:number-rows-spanned="1">
            <text:p><text:span text:style-name="T6">IVES ROCH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15.57" calcext:value-type="float">
            <text:p>3.215,5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845.57" calcext:value-type="float">
            <text:p>5.845,5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2307" calcext:value-type="float">
            <text:p>2307</text:p>
          </table:table-cell>
          <table:table-cell office:value-type="string" calcext:value-type="string" table:number-columns-spanned="2" table:number-rows-spanned="1">
            <text:p><text:span text:style-name="T6">IVONALDO MATIAS DOS SANTOS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 table:number-columns-spanned="2" table:number-rows-spanned="1">
            <text:p><text:span text:style-name="T6">IZABELA ROSA VI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573.59" calcext:value-type="float">
            <text:p>9.573,5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882.59" calcext:value-type="float">
            <text:p>11.882,5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24" calcext:value-type="float">
            <text:p>1924</text:p>
          </table:table-cell>
          <table:table-cell office:value-type="string" calcext:value-type="string" table:number-columns-spanned="2" table:number-rows-spanned="1">
            <text:p><text:span text:style-name="T6">IZAC SILVA DE JESU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64.9" calcext:value-type="float">
            <text:p>7.964,9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 table:number-columns-spanned="2" table:number-rows-spanned="1">
            <text:p><text:span text:style-name="T6">JACQUELINE ALMEIDA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596.5" calcext:value-type="float">
            <text:p>3.596,5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226.5" calcext:value-type="float">
            <text:p>6.226,5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7" calcext:value-type="float">
            <text:p>2187</text:p>
          </table:table-cell>
          <table:table-cell office:value-type="string" calcext:value-type="string" table:number-columns-spanned="2" table:number-rows-spanned="1">
            <text:p><text:span text:style-name="T6">JACQUELINE CARVALHO NABUCO D AVILA CESPEDES</text:span></text:p>
          </table:table-cell>
          <table:covered-table-cell/>
          <table:table-cell office:value-type="string" calcext:value-type="string">
            <text:p><text:span text:style-name="T6">PEDAGOG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 table:number-columns-spanned="2" table:number-rows-spanned="1">
            <text:p><text:span text:style-name="T6">JACQUELINE DE LIMA MENDONC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071.51" calcext:value-type="float">
            <text:p>4.071,5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80.51" calcext:value-type="float">
            <text:p>6.380,51</text:p>
          </table:table-cell>
          <table:table-cell table:number-columns-repeated="2" office:value-type="float" office:value="300" calcext:value-type="float">
            <text:p>3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28.6" calcext:value-type="float">
            <text:p>1.628,6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228.6" calcext:value-type="float">
            <text:p>2.228,60</text:p>
          </table:table-cell>
          <table:table-cell table:number-columns-repeated="8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string" calcext:value-type="string" table:number-columns-spanned="2" table:number-rows-spanned="1">
            <text:p><text:span text:style-name="T6">JACQUELINE MONTE DE HOLLAN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628.6" calcext:value-type="float">
            <text:p>1.628,6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628.6" calcext:value-type="float">
            <text:p>1.628,60</text:p>
          </table:table-cell>
          <table:table-cell table:number-columns-repeated="8"/>
        </table:table-row>
        <table:table-row table:style-name="ro4">
          <table:table-cell office:value-type="float" office:value="2337" calcext:value-type="float">
            <text:p>2337</text:p>
          </table:table-cell>
          <table:table-cell office:value-type="string" calcext:value-type="string" table:number-columns-spanned="2" table:number-rows-spanned="1">
            <text:p><text:span text:style-name="T6">JADSON AZEVEDO PEREI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 table:number-columns-spanned="2" table:number-rows-spanned="1">
            <text:p><text:span text:style-name="T6">JAMISSON CARLOS DE JESUS FERREIRA</text:span></text:p>
          </table:table-cell>
          <table:covered-table-cell/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57" calcext:value-type="float">
            <text:p>2157</text:p>
          </table:table-cell>
          <table:table-cell office:value-type="string" calcext:value-type="string" table:number-columns-spanned="2" table:number-rows-spanned="1">
            <text:p><text:span text:style-name="T6">JAMISSON RODRIGUES DOS SANTO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 table:number-columns-spanned="2" table:number-rows-spanned="1">
            <text:p><text:span text:style-name="T6">JAQUELINE BAPTISTA DE ALMEIDA</text:span></text:p>
          </table:table-cell>
          <table:covered-table-cell/>
          <table:table-cell office:value-type="string" calcext:value-type="string">
            <text:p><text:span text:style-name="T6">Assessor do C. Adm. e Pedagógico da E.S.MP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 table:number-columns-spanned="2" table:number-rows-spanned="1">
            <text:p><text:span text:style-name="T6">JARBAS ADELINO SANTOS JUNIO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870.96" calcext:value-type="float">
            <text:p>18.870,9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709.7" calcext:value-type="float">
            <text:p>27.709,7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877.1" calcext:value-type="float">
            <text:p>877,1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877.1" calcext:value-type="float">
            <text:p>877,10</text:p>
          </table:table-cell>
          <table:table-cell table:number-columns-repeated="8"/>
        </table:table-row>
        <table:table-row table:style-name="ro4">
          <table:table-cell office:value-type="float" office:value="1959" calcext:value-type="float">
            <text:p>1959</text:p>
          </table:table-cell>
          <table:table-cell office:value-type="string" calcext:value-type="string" table:number-columns-spanned="2" table:number-rows-spanned="1">
            <text:p><text:span text:style-name="T6">JEAN CARLOS DE ANDRADE TINTILIANO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114.81" calcext:value-type="float">
            <text:p>2.11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423.81" calcext:value-type="float">
            <text:p>4.423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 table:number-columns-spanned="2" table:number-rows-spanned="1">
            <text:p><text:span text:style-name="T6">JEANE SANTOS NASCIMENTO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97" calcext:value-type="float">
            <text:p>1797</text:p>
          </table:table-cell>
          <table:table-cell office:value-type="string" calcext:value-type="string" table:number-columns-spanned="2" table:number-rows-spanned="1">
            <text:p><text:span text:style-name="T6">JESSICA MATOS CORRE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05.67" calcext:value-type="float">
            <text:p>1.905,6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949.11" calcext:value-type="float">
            <text:p>4.949,1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5" calcext:value-type="float">
            <text:p>1955</text:p>
          </table:table-cell>
          <table:table-cell office:value-type="string" calcext:value-type="string" table:number-columns-spanned="2" table:number-rows-spanned="1">
            <text:p><text:span text:style-name="T6">JESSICA TAVARES DO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9" calcext:value-type="float">
            <text:p>2319</text:p>
          </table:table-cell>
          <table:table-cell office:value-type="string" calcext:value-type="string" table:number-columns-spanned="2" table:number-rows-spanned="1">
            <text:p><text:span text:style-name="T6">JOANA ADNA DOS SANTOS CORREI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23" calcext:value-type="float">
            <text:p>1923</text:p>
          </table:table-cell>
          <table:table-cell office:value-type="string" calcext:value-type="string" table:number-columns-spanned="2" table:number-rows-spanned="1">
            <text:p><text:span text:style-name="T6">JOANA ANGELICA CARREGOSA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463.25" calcext:value-type="float">
            <text:p>9.463,2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 table:number-columns-spanned="2" table:number-rows-spanned="1">
            <text:p><text:span text:style-name="T6">JOANA WIRTI ROCH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654.44" calcext:value-type="float">
            <text:p>7.654,44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0407.28" calcext:value-type="float">
            <text:p>10.407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string" calcext:value-type="string" table:number-columns-spanned="2" table:number-rows-spanned="1">
            <text:p><text:span text:style-name="T6">JOAO ALBERTO LEONARDO CLEMENT JUNIOR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65.26" calcext:value-type="float">
            <text:p>5.065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568.22" calcext:value-type="float">
            <text:p>8.568,22</text:p>
          </table:table-cell>
          <table:table-cell office:value-type="float" office:value="280" calcext:value-type="float">
            <text:p>28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280" calcext:value-type="float">
            <text:p>280,00</text:p>
          </table:table-cell>
          <table:table-cell table:number-columns-repeated="8"/>
        </table:table-row>
        <table:table-row table:style-name="ro4">
          <table:table-cell office:value-type="float" office:value="1710" calcext:value-type="float">
            <text:p>1710</text:p>
          </table:table-cell>
          <table:table-cell office:value-type="string" calcext:value-type="string" table:number-columns-spanned="2" table:number-rows-spanned="1">
            <text:p><text:span text:style-name="T6">JOAO CARLOS NOGUEIRA ARAUJ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56.95" calcext:value-type="float">
            <text:p>3.456,9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280.91" calcext:value-type="float">
            <text:p>7.280,91</text:p>
          </table:table-cell>
          <table:table-cell office:value-type="float" office:value="200" calcext:value-type="float">
            <text:p>2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8"/>
        </table:table-row>
        <table:table-row table:style-name="ro4">
          <table:table-cell office:value-type="float" office:value="2350" calcext:value-type="float">
            <text:p>2350</text:p>
          </table:table-cell>
          <table:table-cell office:value-type="string" calcext:value-type="string" table:number-columns-spanned="2" table:number-rows-spanned="1">
            <text:p><text:span text:style-name="T6">JOAO COSTA DOS SANTOS</text:span></text:p>
          </table:table-cell>
          <table:covered-table-cell/>
          <table:table-cell office:value-type="string" calcext:value-type="string">
            <text:p><text:span text:style-name="T6">GARÇON</text:span></text:p>
          </table:table-cell>
          <table:table-cell office:value-type="string" calcext:value-type="string">
            <text:p><text:span text:style-name="T6">DIVISA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183.58" calcext:value-type="float">
            <text:p>2.183,5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689.58" calcext:value-type="float">
            <text:p>5.689,5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 table:number-columns-spanned="2" table:number-rows-spanned="1">
            <text:p><text:span text:style-name="T6">JOAO CRUZ LEANDRO DA SILV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 table:number-columns-spanned="2" table:number-rows-spanned="1">
            <text:p><text:span text:style-name="T6">JOAO FRANCISCO GAGNO CAMPAGNAR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160.01" calcext:value-type="float">
            <text:p>5.160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194.01" calcext:value-type="float">
            <text:p>6.194,0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7" calcext:value-type="float">
            <text:p>1617</text:p>
          </table:table-cell>
          <table:table-cell office:value-type="string" calcext:value-type="string" table:number-columns-spanned="2" table:number-rows-spanned="1">
            <text:p><text:span text:style-name="T6">JOAO HENRIQUE DE MELO ELIA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032.8" calcext:value-type="float">
            <text:p>6.032,8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463.85" calcext:value-type="float">
            <text:p>9.463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7" calcext:value-type="float">
            <text:p>2297</text:p>
          </table:table-cell>
          <table:table-cell office:value-type="string" calcext:value-type="string" table:number-columns-spanned="2" table:number-rows-spanned="1">
            <text:p><text:span text:style-name="T6">JOAO LEOPOLDO DE ALBUQUERQUE MISSIAS</text:span></text:p>
          </table:table-cell>
          <table:covered-table-cell/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27" calcext:value-type="float">
            <text:p>1927</text:p>
          </table:table-cell>
          <table:table-cell office:value-type="string" calcext:value-type="string" table:number-columns-spanned="2" table:number-rows-spanned="1">
            <text:p><text:span text:style-name="T6">JOAO PAULO SANTOS BISP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23.34" calcext:value-type="float">
            <text:p>2.523,34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470.14" calcext:value-type="float">
            <text:p>6.470,1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8" calcext:value-type="float">
            <text:p>2168</text:p>
          </table:table-cell>
          <table:table-cell office:value-type="string" calcext:value-type="string" table:number-columns-spanned="2" table:number-rows-spanned="1">
            <text:p><text:span text:style-name="T6">JOAO RAIMUNDO MOREIRA GUIMARA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9" calcext:value-type="float">
            <text:p>2079</text:p>
          </table:table-cell>
          <table:table-cell office:value-type="string" calcext:value-type="string" table:number-columns-spanned="2" table:number-rows-spanned="1">
            <text:p><text:span text:style-name="T6">JOAO RIBEIRO DE ALMEIDA NETO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797.79" calcext:value-type="float">
            <text:p>5.797,7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106.79" calcext:value-type="float">
            <text:p>8.106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28" calcext:value-type="float">
            <text:p>1828</text:p>
          </table:table-cell>
          <table:table-cell office:value-type="string" calcext:value-type="string" table:number-columns-spanned="2" table:number-rows-spanned="1">
            <text:p><text:span text:style-name="T6">JOAO RICARDO ANDRADE CORT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962.62" calcext:value-type="float">
            <text:p>3.962,62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036.46" calcext:value-type="float">
            <text:p>7.036,4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57" calcext:value-type="float">
            <text:p>2257</text:p>
          </table:table-cell>
          <table:table-cell office:value-type="string" calcext:value-type="string" table:number-columns-spanned="2" table:number-rows-spanned="1">
            <text:p><text:span text:style-name="T6">JOAO RICARDO CORREA DE OLIVEIRA E SILVA</text:span></text:p>
          </table:table-cell>
          <table:covered-table-cell/>
          <table:table-cell office:value-type="string" calcext:value-type="string">
            <text:p><text:span text:style-name="T6">Coordenador da Divisão de Gestão Orçamentária </text:span></text:p>
          </table:table-cell>
          <table:table-cell office:value-type="string" calcext:value-type="string">
            <text:p><text:span text:style-name="T6">DIVISAO DE GESTAO ORCAMENTARI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 table:number-columns-spanned="2" table:number-rows-spanned="1">
            <text:p><text:span text:style-name="T6">JOAO RODRIGUES DOS SANTOS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 table:number-columns-spanned="2" table:number-rows-spanned="1">
            <text:p><text:span text:style-name="T6">JOAO RODRIGUES N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378.84" calcext:value-type="float">
            <text:p>19.378,8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217.58" calcext:value-type="float">
            <text:p>28.217,5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40" calcext:value-type="float">
            <text:p>1540</text:p>
          </table:table-cell>
          <table:table-cell office:value-type="string" calcext:value-type="string" table:number-columns-spanned="2" table:number-rows-spanned="1">
            <text:p><text:span text:style-name="T6">JOAQUIM DANTAS CARDOSO NETO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07" calcext:value-type="float">
            <text:p>1907</text:p>
          </table:table-cell>
          <table:table-cell office:value-type="string" calcext:value-type="string" table:number-columns-spanned="2" table:number-rows-spanned="1">
            <text:p><text:span text:style-name="T6">JOELMA LOPES CUSTODIO CRUZ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806.2" calcext:value-type="float">
            <text:p>2.806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436.2" calcext:value-type="float">
            <text:p>5.436,2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60.01" calcext:value-type="float">
            <text:p>860,01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860.01" calcext:value-type="float">
            <text:p>860,01</text:p>
          </table:table-cell>
          <table:table-cell table:number-columns-repeated="8"/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 table:number-columns-spanned="2" table:number-rows-spanned="1">
            <text:p><text:span text:style-name="T6">JOELMA SOARES MACEDO DE SANTAN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1130.83" calcext:value-type="float">
            <text:p>1.130,8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414.99" calcext:value-type="float">
            <text:p>9.414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4" calcext:value-type="float">
            <text:p>2164</text:p>
          </table:table-cell>
          <table:table-cell office:value-type="string" calcext:value-type="string" table:number-columns-spanned="2" table:number-rows-spanned="1">
            <text:p><text:span text:style-name="T6">JOLIVIO ALVES SANTOS FILHO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 table:number-columns-spanned="2" table:number-rows-spanned="1">
            <text:p><text:span text:style-name="T6">JORGE MURILO SEIXAS DE SANTANA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1276.99" calcext:value-type="float">
            <text:p>11.276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163.99" calcext:value-type="float">
            <text:p>14.163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5" calcext:value-type="float">
            <text:p>2365</text:p>
          </table:table-cell>
          <table:table-cell office:value-type="string" calcext:value-type="string" table:number-columns-spanned="2" table:number-rows-spanned="1">
            <text:p><text:span text:style-name="T6">JORGIVAL LEANDRO DE SOUZ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21" calcext:value-type="float">
            <text:p>2221</text:p>
          </table:table-cell>
          <table:table-cell office:value-type="string" calcext:value-type="string" table:number-columns-spanned="2" table:number-rows-spanned="1">
            <text:p><text:span text:style-name="T6">JORGIVALDO SILVA FEITOS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12" calcext:value-type="float">
            <text:p>2212</text:p>
          </table:table-cell>
          <table:table-cell office:value-type="string" calcext:value-type="string" table:number-columns-spanned="2" table:number-rows-spanned="1">
            <text:p><text:span text:style-name="T6">JOSE AGNALDO DOS SANTOS</text:span></text:p>
          </table:table-cell>
          <table:covered-table-cell/>
          <table:table-cell office:value-type="string" calcext:value-type="string">
            <text:p><text:span text:style-name="T6">AGENTE DE APOIO OPERACIONAL - requisitad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4" calcext:value-type="float">
            <text:p>1834</text:p>
          </table:table-cell>
          <table:table-cell office:value-type="string" calcext:value-type="string" table:number-columns-spanned="2" table:number-rows-spanned="1">
            <text:p><text:span text:style-name="T6">JOSE AILTON NUNES DA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ÃO ESTRATEGICA E PROJETOS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83.62" calcext:value-type="float">
            <text:p>4.483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89.62" calcext:value-type="float">
            <text:p>7.989,6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8"/>
        </table:table-row>
        <table:table-row table:style-name="ro4">
          <table:table-cell office:value-type="float" office:value="2171" calcext:value-type="float">
            <text:p>2171</text:p>
          </table:table-cell>
          <table:table-cell office:value-type="string" calcext:value-type="string" table:number-columns-spanned="2" table:number-rows-spanned="1">
            <text:p><text:span text:style-name="T6">JOSE ANCELMO DOS SANTOS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 table:number-columns-spanned="2" table:number-rows-spanned="1">
            <text:p><text:span text:style-name="T6">JOSE ANCELMO OLIVEIR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5.44" calcext:value-type="float">
            <text:p>575,44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575.44" calcext:value-type="float">
            <text:p>575,44</text:p>
          </table:table-cell>
          <table:table-cell table:number-columns-repeated="8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 table:number-columns-spanned="2" table:number-rows-spanned="1">
            <text:p><text:span text:style-name="T6">JOSE ANDRADE JUNIOR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384.82" calcext:value-type="float">
            <text:p>10.384,8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3271.82" calcext:value-type="float">
            <text:p>13.271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9" calcext:value-type="float">
            <text:p>2389</text:p>
          </table:table-cell>
          <table:table-cell office:value-type="string" calcext:value-type="string" table:number-columns-spanned="2" table:number-rows-spanned="1">
            <text:p><text:span text:style-name="T6">JOSE ANTONIO DA HOR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9" calcext:value-type="float">
            <text:p>2139</text:p>
          </table:table-cell>
          <table:table-cell office:value-type="string" calcext:value-type="string" table:number-columns-spanned="2" table:number-rows-spanned="1">
            <text:p><text:span text:style-name="T6">JOSE APARECIDO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2" calcext:value-type="float">
            <text:p>2342</text:p>
          </table:table-cell>
          <table:table-cell office:value-type="string" calcext:value-type="string" table:number-columns-spanned="2" table:number-rows-spanned="1">
            <text:p><text:span text:style-name="T6">JOSE ARNALDO DOS SANTOS JÚNIOR</text:span></text:p>
          </table:table-cell>
          <table:covered-table-cell/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07" calcext:value-type="float">
            <text:p>2107</text:p>
          </table:table-cell>
          <table:table-cell office:value-type="string" calcext:value-type="string" table:number-columns-spanned="2" table:number-rows-spanned="1">
            <text:p><text:span text:style-name="T6">JOSE AUGUSTO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3" calcext:value-type="float">
            <text:p>2273</text:p>
          </table:table-cell>
          <table:table-cell office:value-type="string" calcext:value-type="string" table:number-columns-spanned="2" table:number-rows-spanned="1">
            <text:p><text:span text:style-name="T6">JOSE AUGUSTO RAMOS DA SILV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4" calcext:value-type="float">
            <text:p>1954</text:p>
          </table:table-cell>
          <table:table-cell office:value-type="string" calcext:value-type="string" table:number-columns-spanned="2" table:number-rows-spanned="1">
            <text:p><text:span text:style-name="T6">JOSE AVELAR PEREIRA MATTOS SEGUND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CONSELHEIRO - DOUTOR EDUARDO BARRETO DAVILA FONT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1085.13" calcext:value-type="float">
            <text:p>1.085,13</text:p>
          </table:table-cell>
          <table:table-cell office:value-type="float" office:value="1275" calcext:value-type="float">
            <text:p>1.275,00</text:p>
          </table:table-cell>
          <table:table-cell office:value-type="float" office:value="3697.5" calcext:value-type="float">
            <text:p>3.697,5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7091.63" calcext:value-type="float">
            <text:p>7.091,6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11" calcext:value-type="float">
            <text:p>2111</text:p>
          </table:table-cell>
          <table:table-cell office:value-type="string" calcext:value-type="string" table:number-columns-spanned="2" table:number-rows-spanned="1">
            <text:p><text:span text:style-name="T6">JOSE BIZERRA DO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68" calcext:value-type="float">
            <text:p>2068</text:p>
          </table:table-cell>
          <table:table-cell office:value-type="string" calcext:value-type="string" table:number-columns-spanned="2" table:number-rows-spanned="1">
            <text:p><text:span text:style-name="T6">JOSE BONIFACIO DA SILVA JUNIOR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9.42" calcext:value-type="float">
            <text:p>6.679,42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9432.26" calcext:value-type="float">
            <text:p>9.432,2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29" calcext:value-type="float">
            <text:p>2129</text:p>
          </table:table-cell>
          <table:table-cell office:value-type="string" calcext:value-type="string" table:number-columns-spanned="2" table:number-rows-spanned="1">
            <text:p><text:span text:style-name="T6">JOSE CARLOS ALVES SANTOS</text:span></text:p>
          </table:table-cell>
          <table:covered-table-cell/>
          <table:table-cell office:value-type="string" calcext:value-type="string">
            <text:p><text:span text:style-name="T6">SUBTENENTE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<text:span text:style-name="T6">JOSE CARLOS DE OLIVEIRA FILH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636.06" calcext:value-type="float">
            <text:p>1.636,06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58.99" calcext:value-type="float">
            <text:p>3.758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660.04" calcext:value-type="float">
            <text:p>11.660,0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04" calcext:value-type="float">
            <text:p>2404</text:p>
          </table:table-cell>
          <table:table-cell office:value-type="string" calcext:value-type="string" table:number-columns-spanned="2" table:number-rows-spanned="1">
            <text:p><text:span text:style-name="T6">JOSE CARLOS DE OLIVEIRA FILH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594.93" calcext:value-type="float">
            <text:p>594,93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594.93" calcext:value-type="float">
            <text:p>594,9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 table:number-columns-spanned="2" table:number-rows-spanned="1">
            <text:p><text:span text:style-name="T6">JOSE CARLOS DOS SANTOS</text:span></text:p>
          </table:table-cell>
          <table:covered-table-cell/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/DIVISÃ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48" calcext:value-type="float">
            <text:p>1548</text:p>
          </table:table-cell>
          <table:table-cell office:value-type="string" calcext:value-type="string" table:number-columns-spanned="2" table:number-rows-spanned="1">
            <text:p><text:span text:style-name="T6">JOSE CARLOS MELO JUNIOR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04.16" calcext:value-type="float">
            <text:p>4.404,1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034.16" calcext:value-type="float">
            <text:p>7.034,1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6" calcext:value-type="float">
            <text:p>1616</text:p>
          </table:table-cell>
          <table:table-cell office:value-type="string" calcext:value-type="string" table:number-columns-spanned="2" table:number-rows-spanned="1">
            <text:p><text:span text:style-name="T6">JOSE CESAR NOBREGA CAVALCANTE JUNIOR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012.16" calcext:value-type="float">
            <text:p>4.012,1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887.05" calcext:value-type="float">
            <text:p>7.887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1" calcext:value-type="float">
            <text:p>2351</text:p>
          </table:table-cell>
          <table:table-cell office:value-type="string" calcext:value-type="string" table:number-columns-spanned="2" table:number-rows-spanned="1">
            <text:p><text:span text:style-name="T6">JOSE CLAUDINO DA ROCHA SALES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/DIVISÃ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2" calcext:value-type="float">
            <text:p>2352</text:p>
          </table:table-cell>
          <table:table-cell office:value-type="string" calcext:value-type="string" table:number-columns-spanned="2" table:number-rows-spanned="1">
            <text:p><text:span text:style-name="T6">JOSE CLAUDIO CARDOSO DOS SANTOS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/DIVISÃ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314.59" calcext:value-type="float">
            <text:p>2.314,5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820.59" calcext:value-type="float">
            <text:p>5.820,5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9" calcext:value-type="float">
            <text:p>1719</text:p>
          </table:table-cell>
          <table:table-cell office:value-type="string" calcext:value-type="string" table:number-columns-spanned="2" table:number-rows-spanned="1">
            <text:p><text:span text:style-name="T6">JOSE CLAUDIO DE MATOS JUNIOR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88" calcext:value-type="float">
            <text:p>3.200,8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7591.52" calcext:value-type="float">
            <text:p>7.591,5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 table:number-columns-spanned="2" table:number-rows-spanned="1">
            <text:p><text:span text:style-name="T6">JOSE COSTA CAVALCANTE JUNIOR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651.04" calcext:value-type="float">
            <text:p>8.651,0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538.04" calcext:value-type="float">
            <text:p>11.538,0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 table:number-columns-spanned="2" table:number-rows-spanned="1">
            <text:p><text:span text:style-name="T6">JOSE DE FARO MENEZES NETO</text:span></text:p>
          </table:table-cell>
          <table:covered-table-cell/>
          <table:table-cell office:value-type="string" calcext:value-type="string">
            <text:p><text:span text:style-name="T6">ADMINISTRADOR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965.11" calcext:value-type="float">
            <text:p>15.965,1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8852.11" calcext:value-type="float">
            <text:p>18.852,1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56" calcext:value-type="float">
            <text:p>2156</text:p>
          </table:table-cell>
          <table:table-cell office:value-type="string" calcext:value-type="string" table:number-columns-spanned="2" table:number-rows-spanned="1">
            <text:p><text:span text:style-name="T6">JOSE DE OLIVEIRA FREITAS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 table:number-columns-spanned="2" table:number-rows-spanned="1">
            <text:p><text:span text:style-name="T6">JOSE DE OLIVEIRA FREITAS JUNIOR</text:span></text:p>
          </table:table-cell>
          <table:covered-table-cell/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218.86" calcext:value-type="float">
            <text:p>2.218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48.86" calcext:value-type="float">
            <text:p>4.848,8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37" calcext:value-type="float">
            <text:p>2237</text:p>
          </table:table-cell>
          <table:table-cell office:value-type="string" calcext:value-type="string" table:number-columns-spanned="2" table:number-rows-spanned="1">
            <text:p><text:span text:style-name="T6">JOSE DENILTON NASCIMENTO DE JESUS</text:span></text:p>
          </table:table-cell>
          <table:covered-table-cell/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 table:number-columns-spanned="2" table:number-rows-spanned="1">
            <text:p><text:span text:style-name="T6">JOSE DERNIVAL DA SILVA SANTOS FILH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2" calcext:value-type="float">
            <text:p>1892</text:p>
          </table:table-cell>
          <table:table-cell office:value-type="string" calcext:value-type="string" table:number-columns-spanned="2" table:number-rows-spanned="1">
            <text:p><text:span text:style-name="T6">JOSE EDSON CARDOSO</text:span></text:p>
          </table:table-cell>
          <table:covered-table-cell/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7" calcext:value-type="float">
            <text:p>2267</text:p>
          </table:table-cell>
          <table:table-cell office:value-type="string" calcext:value-type="string" table:number-columns-spanned="2" table:number-rows-spanned="1">
            <text:p><text:span text:style-name="T6">JOSE ELIAS PINHO DE OLIVEIRA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ABINETE DO SUBPROCURADOR-GERAL DE JUSTIÇA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9" calcext:value-type="float">
            <text:p>2169</text:p>
          </table:table-cell>
          <table:table-cell office:value-type="string" calcext:value-type="string" table:number-columns-spanned="2" table:number-rows-spanned="1">
            <text:p><text:span text:style-name="T6">JOSE ELIAS PINHO DE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7" calcext:value-type="float">
            <text:p>2267</text:p>
          </table:table-cell>
          <table:table-cell office:value-type="string" calcext:value-type="string" table:number-columns-spanned="2" table:number-rows-spanned="1">
            <text:p><text:span text:style-name="T6">JOSE ELIAS PINHO DE OLIVEIRA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ABINETE DO SUBPROCURADOR-GERAL DE JUSTIÇ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8" calcext:value-type="float">
            <text:p>2358</text:p>
          </table:table-cell>
          <table:table-cell office:value-type="string" calcext:value-type="string" table:number-columns-spanned="2" table:number-rows-spanned="1">
            <text:p><text:span text:style-name="T6">JOSE ERNILDO FELIX</text:span></text:p>
          </table:table-cell>
          <table:covered-table-cell/>
          <table:table-cell office:value-type="string" calcext:value-type="string">
            <text:p><text:span text:style-name="T6">SUBTENENTE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27" calcext:value-type="float">
            <text:p>1627</text:p>
          </table:table-cell>
          <table:table-cell office:value-type="string" calcext:value-type="string" table:number-columns-spanned="2" table:number-rows-spanned="1">
            <text:p><text:span text:style-name="T6">JOSE FERNANDO DOS SANTOS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846.34" calcext:value-type="float">
            <text:p>4.846,3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733.34" calcext:value-type="float">
            <text:p>7.733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3" calcext:value-type="float">
            <text:p>2353</text:p>
          </table:table-cell>
          <table:table-cell office:value-type="string" calcext:value-type="string" table:number-columns-spanned="2" table:number-rows-spanned="1">
            <text:p><text:span text:style-name="T6">JOSE LUCAS CARVALHO RIBEIRO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/DIVISÃ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183.58" calcext:value-type="float">
            <text:p>2.183,5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689.58" calcext:value-type="float">
            <text:p>5.689,5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 table:number-columns-spanned="2" table:number-rows-spanned="1">
            <text:p><text:span text:style-name="T6">JOSE LUCAS DA SILVA GOI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677.98" calcext:value-type="float">
            <text:p>18.677,9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259.72" calcext:value-type="float">
            <text:p>27.259,7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7" calcext:value-type="float">
            <text:p>1857</text:p>
          </table:table-cell>
          <table:table-cell office:value-type="string" calcext:value-type="string" table:number-columns-spanned="2" table:number-rows-spanned="1">
            <text:p><text:span text:style-name="T6">JOSE LUCAS SANTOS CARVALH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592.86" calcext:value-type="float">
            <text:p>7.592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901.86" calcext:value-type="float">
            <text:p>9.901,8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0" calcext:value-type="float">
            <text:p>2390</text:p>
          </table:table-cell>
          <table:table-cell office:value-type="string" calcext:value-type="string" table:number-columns-spanned="2" table:number-rows-spanned="1">
            <text:p><text:span text:style-name="T6">JOSE LUIS DA SILV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 table:number-columns-spanned="2" table:number-rows-spanned="1">
            <text:p><text:span text:style-name="T6">JOSE MAGALHAES DE SANTAN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22" calcext:value-type="float">
            <text:p>2122</text:p>
          </table:table-cell>
          <table:table-cell office:value-type="string" calcext:value-type="string" table:number-columns-spanned="2" table:number-rows-spanned="1">
            <text:p><text:span text:style-name="T6">JOSE MARCOS SANTOS CHAGA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38" calcext:value-type="float">
            <text:p>1538</text:p>
          </table:table-cell>
          <table:table-cell office:value-type="string" calcext:value-type="string" table:number-columns-spanned="2" table:number-rows-spanned="1">
            <text:p><text:span text:style-name="T6">JOSE MARIO DA CRUZ COSTA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187.02" calcext:value-type="float">
            <text:p>7.187,0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817.02" calcext:value-type="float">
            <text:p>9.817,0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82" calcext:value-type="float">
            <text:p>1482</text:p>
          </table:table-cell>
          <table:table-cell office:value-type="string" calcext:value-type="string" table:number-columns-spanned="2" table:number-rows-spanned="1">
            <text:p><text:span text:style-name="T6">JOSE MARLUCIO MONTEIRO FERREIRA</text:span></text:p>
          </table:table-cell>
          <table:covered-table-cell/>
          <table:table-cell office:value-type="string" calcext:value-type="string">
            <text:p><text:span text:style-name="T6">Coordenador da Div. Perícia Contábil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10" calcext:value-type="float">
            <text:p>1910</text:p>
          </table:table-cell>
          <table:table-cell office:value-type="string" calcext:value-type="string" table:number-columns-spanned="2" table:number-rows-spanned="1">
            <text:p><text:span text:style-name="T6">JOSE MICAEL BISPO RODRIGU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241.69" calcext:value-type="float">
            <text:p>2.241,6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744.65" calcext:value-type="float">
            <text:p>5.744,6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<text:span text:style-name="T6">JOSE RENATO LIMA SAMPAI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4" calcext:value-type="float">
            <text:p>2074</text:p>
          </table:table-cell>
          <table:table-cell office:value-type="string" calcext:value-type="string" table:number-columns-spanned="2" table:number-rows-spanned="1">
            <text:p><text:span text:style-name="T6">JOSE RICARDO ALVES DE JESUS</text:span></text:p>
          </table:table-cell>
          <table:covered-table-cell/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4" calcext:value-type="float">
            <text:p>2264</text:p>
          </table:table-cell>
          <table:table-cell office:value-type="string" calcext:value-type="string" table:number-columns-spanned="2" table:number-rows-spanned="1">
            <text:p><text:span text:style-name="T6">JOSE ROBERTO NASCIMENTO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10" calcext:value-type="float">
            <text:p>1810</text:p>
          </table:table-cell>
          <table:table-cell office:value-type="string" calcext:value-type="string" table:number-columns-spanned="2" table:number-rows-spanned="1">
            <text:p><text:span text:style-name="T6">JOSE RONALDO DE JESU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19.7" calcext:value-type="float">
            <text:p>3.019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063.14" calcext:value-type="float">
            <text:p>6.063,1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 table:number-columns-spanned="2" table:number-rows-spanned="1">
            <text:p><text:span text:style-name="T6">JOSE RONY SILVA ALMEID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378.84" calcext:value-type="float">
            <text:p>19.378,8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5" calcext:value-type="float">
            <text:p>5.951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217.59" calcext:value-type="float">
            <text:p>28.217,5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 table:number-columns-spanned="2" table:number-rows-spanned="1">
            <text:p><text:span text:style-name="T6">JOSE SACRAMENTO DOS SANTOS</text:span></text:p>
          </table:table-cell>
          <table:covered-table-cell/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7" calcext:value-type="float">
            <text:p>2327</text:p>
          </table:table-cell>
          <table:table-cell office:value-type="string" calcext:value-type="string" table:number-columns-spanned="2" table:number-rows-spanned="1">
            <text:p><text:span text:style-name="T6">JOSE VICTOR SOARES ROCHA DOS SANTO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 table:number-columns-spanned="2" table:number-rows-spanned="1">
            <text:p><text:span text:style-name="T6">JOSENIAS FRANCA DO NASCIMENT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770.99" calcext:value-type="float">
            <text:p>9.770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1" calcext:value-type="float">
            <text:p>2341</text:p>
          </table:table-cell>
          <table:table-cell office:value-type="string" calcext:value-type="string" table:number-columns-spanned="2" table:number-rows-spanned="1">
            <text:p><text:span text:style-name="T6">JUAELITON DOS SANTOS CAMPOS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6" calcext:value-type="float">
            <text:p>2086</text:p>
          </table:table-cell>
          <table:table-cell office:value-type="string" calcext:value-type="string" table:number-columns-spanned="2" table:number-rows-spanned="1">
            <text:p><text:span text:style-name="T6">JUCIARA REI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110.05" calcext:value-type="float">
            <text:p>3.110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 table:number-columns-spanned="2" table:number-rows-spanned="1">
            <text:p><text:span text:style-name="T6">JULIANA CHECCUCCI CARBALLAL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667.82" calcext:value-type="float">
            <text:p>18.667,8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506.56" calcext:value-type="float">
            <text:p>27.506,5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 table:number-columns-spanned="2" table:number-rows-spanned="1">
            <text:p><text:span text:style-name="T6">JULIANA COUTO VASCONCEL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889.83" calcext:value-type="float">
            <text:p>8.889,8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519.83" calcext:value-type="float">
            <text:p>11.519,8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17" calcext:value-type="float">
            <text:p>1417</text:p>
          </table:table-cell>
          <table:table-cell office:value-type="string" calcext:value-type="string" table:number-columns-spanned="2" table:number-rows-spanned="1">
            <text:p><text:span text:style-name="T6">JULIANA DA COSTA MACIEL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099.26" calcext:value-type="float">
            <text:p>4.099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29.26" calcext:value-type="float">
            <text:p>6.729,2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string" calcext:value-type="string" table:number-columns-spanned="2" table:number-rows-spanned="1">
            <text:p><text:span text:style-name="T6">JULIANA DAYSE FREITAS DO SACRAMENTO AQUIN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19.7" calcext:value-type="float">
            <text:p>3.019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28.7" calcext:value-type="float">
            <text:p>5.328,7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string" calcext:value-type="string" table:number-columns-spanned="2" table:number-rows-spanned="1">
            <text:p><text:span text:style-name="T6">JULIANA DE BRITTO AMORIM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569.75" calcext:value-type="float">
            <text:p>8.569,7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199.75" calcext:value-type="float">
            <text:p>11.199,7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88" calcext:value-type="float">
            <text:p>1988</text:p>
          </table:table-cell>
          <table:table-cell office:value-type="string" calcext:value-type="string" table:number-columns-spanned="2" table:number-rows-spanned="1">
            <text:p><text:span text:style-name="T6">JULIANA GOMES REZENDE DORI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14.81" calcext:value-type="float">
            <text:p>2.11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710.54" calcext:value-type="float">
            <text:p>4.710,5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1" calcext:value-type="float">
            <text:p>1951</text:p>
          </table:table-cell>
          <table:table-cell office:value-type="string" calcext:value-type="string" table:number-columns-spanned="2" table:number-rows-spanned="1">
            <text:p><text:span text:style-name="T6">JULIANA LUSTOSA DE CARVALH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015.79" calcext:value-type="float">
            <text:p>6.015,7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645.79" calcext:value-type="float">
            <text:p>8.645,79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009.23" calcext:value-type="float">
            <text:p>2.009,23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2009.23" calcext:value-type="float">
            <text:p>2.009,23</text:p>
          </table:table-cell>
          <table:table-cell table:number-columns-repeated="8"/>
        </table:table-row>
        <table:table-row table:style-name="ro4">
          <table:table-cell office:value-type="float" office:value="1865" calcext:value-type="float">
            <text:p>1865</text:p>
          </table:table-cell>
          <table:table-cell office:value-type="string" calcext:value-type="string" table:number-columns-spanned="2" table:number-rows-spanned="1">
            <text:p><text:span text:style-name="T6">JULIANA PRADO VIEIRA RI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898.91" calcext:value-type="float">
            <text:p>2.89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28.91" calcext:value-type="float">
            <text:p>5.528,91</text:p>
          </table:table-cell>
          <table:table-cell office:value-type="float" office:value="300" calcext:value-type="float">
            <text:p>3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2228" calcext:value-type="float">
            <text:p>2228</text:p>
          </table:table-cell>
          <table:table-cell office:value-type="string" calcext:value-type="string" table:number-columns-spanned="2" table:number-rows-spanned="1">
            <text:p><text:span text:style-name="T6">JULIANA SOARES ALVE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7" calcext:value-type="float">
            <text:p>2287</text:p>
          </table:table-cell>
          <table:table-cell office:value-type="string" calcext:value-type="string" table:number-columns-spanned="2" table:number-rows-spanned="1">
            <text:p><text:span text:style-name="T6">JULIANA SOBRINHO BORGE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5" calcext:value-type="float">
            <text:p>1235</text:p>
          </table:table-cell>
          <table:table-cell office:value-type="string" calcext:value-type="string" table:number-columns-spanned="2" table:number-rows-spanned="1">
            <text:p><text:span text:style-name="T6">JULIANA VASCONCELOS DE OLIVEIRA FREITA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568.77" calcext:value-type="float">
            <text:p>8.568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8" calcext:value-type="float">
            <text:p>1958</text:p>
          </table:table-cell>
          <table:table-cell office:value-type="string" calcext:value-type="string" table:number-columns-spanned="2" table:number-rows-spanned="1">
            <text:p><text:span text:style-name="T6">JULIANE MENDONCA NORONHA MARTIN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669.89" calcext:value-type="float">
            <text:p>2.669,8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978.89" calcext:value-type="float">
            <text:p>4.978,8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5" calcext:value-type="float">
            <text:p>1615</text:p>
          </table:table-cell>
          <table:table-cell office:value-type="string" calcext:value-type="string" table:number-columns-spanned="2" table:number-rows-spanned="1">
            <text:p><text:span text:style-name="T6">JULIANE RIBEIRO DANTAS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691.61" calcext:value-type="float">
            <text:p>8.691,6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75" calcext:value-type="float">
            <text:p>1375</text:p>
          </table:table-cell>
          <table:table-cell office:value-type="string" calcext:value-type="string" table:number-columns-spanned="2" table:number-rows-spanned="1">
            <text:p><text:span text:style-name="T6">JULIANE SOARES MARTINS DO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ESTAGIARI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08.8" calcext:value-type="float">
            <text:p>4.508,8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138.8" calcext:value-type="float">
            <text:p>7.138,8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50" calcext:value-type="float">
            <text:p>1450</text:p>
          </table:table-cell>
          <table:table-cell office:value-type="string" calcext:value-type="string" table:number-columns-spanned="2" table:number-rows-spanned="1">
            <text:p><text:span text:style-name="T6">JULIANO CAVALCANTE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229.69" calcext:value-type="float">
            <text:p>6.229,6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116.69" calcext:value-type="float">
            <text:p>9.116,6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9" calcext:value-type="float">
            <text:p>2299</text:p>
          </table:table-cell>
          <table:table-cell office:value-type="string" calcext:value-type="string" table:number-columns-spanned="2" table:number-rows-spanned="1">
            <text:p><text:span text:style-name="T6">JULIANY CRISTINA DOS SANTO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GESTAO ESTRATEGICA E ORCAMENTAR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 table:number-columns-spanned="2" table:number-rows-spanned="1">
            <text:p><text:span text:style-name="T6">JULIVAL PIRES REBOUCAS N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972.54" calcext:value-type="float">
            <text:p>18.972,5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1.28" calcext:value-type="float">
            <text:p>27.811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5" calcext:value-type="float">
            <text:p>1725</text:p>
          </table:table-cell>
          <table:table-cell office:value-type="string" calcext:value-type="string" table:number-columns-spanned="2" table:number-rows-spanned="1">
            <text:p><text:span text:style-name="T6">JUSSARA OLIVEIRA DE MAT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 table:number-columns-spanned="2" table:number-rows-spanned="1">
            <text:p><text:span text:style-name="T6">KARLA CHRISTIANY CRUZ LEITE DE CARVA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220.89" calcext:value-type="float">
            <text:p>18.220,8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802.63" calcext:value-type="float">
            <text:p>26.802,6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string" calcext:value-type="string" table:number-columns-spanned="2" table:number-rows-spanned="1">
            <text:p><text:span text:style-name="T6">KARLA LIMA DE ALMEID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office:value-type="float" office:value="119.76" calcext:value-type="float">
            <text:p>119,76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766.38" calcext:value-type="float">
            <text:p>766,38</text:p>
          </table:table-cell>
          <table:table-cell table:number-columns-repeated="8"/>
        </table:table-row>
        <table:table-row table:style-name="ro4">
          <table:table-cell office:value-type="float" office:value="1510" calcext:value-type="float">
            <text:p>1510</text:p>
          </table:table-cell>
          <table:table-cell office:value-type="string" calcext:value-type="string" table:number-columns-spanned="2" table:number-rows-spanned="1">
            <text:p><text:span text:style-name="T6">KARLA PATRICIA DE ANDRADE MOUR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691.61" calcext:value-type="float">
            <text:p>8.691,6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28" calcext:value-type="float">
            <text:p>1928</text:p>
          </table:table-cell>
          <table:table-cell office:value-type="string" calcext:value-type="string" table:number-columns-spanned="2" table:number-rows-spanned="1">
            <text:p><text:span text:style-name="T6">KATHARINA RESENDE DE LIMA GUER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1ª E 3ª PROMOTORIAS DE JUSTICA DAS EXECUCOES CRIMINA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74" calcext:value-type="float">
            <text:p>1874</text:p>
          </table:table-cell>
          <table:table-cell office:value-type="string" calcext:value-type="string" table:number-columns-spanned="2" table:number-rows-spanned="1">
            <text:p><text:span text:style-name="T6">KEILA LIMA FEITOS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45.59" calcext:value-type="float">
            <text:p>1.245,5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554.59" calcext:value-type="float">
            <text:p>3.554,5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16" calcext:value-type="float">
            <text:p>1516</text:p>
          </table:table-cell>
          <table:table-cell office:value-type="string" calcext:value-type="string" table:number-columns-spanned="2" table:number-rows-spanned="1">
            <text:p><text:span text:style-name="T6">KELFRENN TEIXEIRA RODRIGUES DE MENEZES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1130.83" calcext:value-type="float">
            <text:p>1.130,83</text:p>
          </table:table-cell>
          <table:table-cell office:value-type="float" office:value="2261.66" calcext:value-type="float">
            <text:p>2.261,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321.65" calcext:value-type="float">
            <text:p>10.321,6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97" calcext:value-type="float">
            <text:p>2097</text:p>
          </table:table-cell>
          <table:table-cell office:value-type="string" calcext:value-type="string" table:number-columns-spanned="2" table:number-rows-spanned="1">
            <text:p><text:span text:style-name="T6">KELLI SOBRAL NASCIMEN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39.29" calcext:value-type="float">
            <text:p>3.239,2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313.13" calcext:value-type="float">
            <text:p>6.313,1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2093" calcext:value-type="float">
            <text:p>2093</text:p>
          </table:table-cell>
          <table:table-cell office:value-type="string" calcext:value-type="string" table:number-columns-spanned="2" table:number-rows-spanned="1">
            <text:p><text:span text:style-name="T6">KELLY CRISTINE PEREIRA TEL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09.18" calcext:value-type="float">
            <text:p>2.009,1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5083.02" calcext:value-type="float">
            <text:p>5.083,0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18" calcext:value-type="float">
            <text:p>1418</text:p>
          </table:table-cell>
          <table:table-cell office:value-type="string" calcext:value-type="string" table:number-columns-spanned="2" table:number-rows-spanned="1">
            <text:p><text:span text:style-name="T6">KELLY SANTOS PIEDADE LIM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85" calcext:value-type="float">
            <text:p>1885</text:p>
          </table:table-cell>
          <table:table-cell office:value-type="string" calcext:value-type="string" table:number-columns-spanned="2" table:number-rows-spanned="1">
            <text:p><text:span text:style-name="T6">KENIA LIMA FEITOS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075.98" calcext:value-type="float">
            <text:p>2.075,9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87.66" calcext:value-type="float">
            <text:p>4.887,6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0" calcext:value-type="float">
            <text:p>2040</text:p>
          </table:table-cell>
          <table:table-cell office:value-type="string" calcext:value-type="string" table:number-columns-spanned="2" table:number-rows-spanned="1">
            <text:p><text:span text:style-name="T6">KETLYN DE SANTANA NASCIMEN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285.49" calcext:value-type="float">
            <text:p>5.285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594.49" calcext:value-type="float">
            <text:p>7.594,49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2231" calcext:value-type="float">
            <text:p>2231</text:p>
          </table:table-cell>
          <table:table-cell office:value-type="string" calcext:value-type="string" table:number-columns-spanned="2" table:number-rows-spanned="1">
            <text:p><text:span text:style-name="T6">KEVEN MATHEUS GOIS SANTAN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 table:number-columns-spanned="2" table:number-rows-spanned="1">
            <text:p><text:span text:style-name="T6">KRISTIANE FERREIRA DA SILVA LIM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 table:number-columns-spanned="2" table:number-rows-spanned="1">
            <text:p><text:span text:style-name="T6">LAELSON ALCANTARA DE PONTES FILHO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4761.4" calcext:value-type="float">
            <text:p>4.761,40</text:p>
          </table:table-cell>
          <table:table-cell office:value-type="float" office:value="2380.7" calcext:value-type="float">
            <text:p>2.380,7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451.1" calcext:value-type="float">
            <text:p>9.451,1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95" calcext:value-type="float">
            <text:p>1795</text:p>
          </table:table-cell>
          <table:table-cell office:value-type="string" calcext:value-type="string" table:number-columns-spanned="2" table:number-rows-spanned="1">
            <text:p><text:span text:style-name="T6">LAIS GOMES VASCONCEL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19.7" calcext:value-type="float">
            <text:p>3.019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28.7" calcext:value-type="float">
            <text:p>5.328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83.15" calcext:value-type="float">
            <text:p>483,15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483.15" calcext:value-type="float">
            <text:p>483,15</text:p>
          </table:table-cell>
          <table:table-cell table:number-columns-repeated="8"/>
        </table:table-row>
        <table:table-row table:style-name="ro4">
          <table:table-cell office:value-type="float" office:value="2300" calcext:value-type="float">
            <text:p>2300</text:p>
          </table:table-cell>
          <table:table-cell office:value-type="string" calcext:value-type="string" table:number-columns-spanned="2" table:number-rows-spanned="1">
            <text:p><text:span text:style-name="T6">LARA FREIRE DE ALMEIDA DOS ANJOS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 table:number-columns-spanned="2" table:number-rows-spanned="1">
            <text:p><text:span text:style-name="T6">LARISSA CAROLAINE MENEZES DE OLIVEI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13" calcext:value-type="float">
            <text:p>2213</text:p>
          </table:table-cell>
          <table:table-cell office:value-type="string" calcext:value-type="string" table:number-columns-spanned="2" table:number-rows-spanned="1">
            <text:p><text:span text:style-name="T6">LARISSA DIAS FEITOSA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09" calcext:value-type="float">
            <text:p>1609</text:p>
          </table:table-cell>
          <table:table-cell office:value-type="string" calcext:value-type="string" table:number-columns-spanned="2" table:number-rows-spanned="1">
            <text:p><text:span text:style-name="T6">LARISSA DOS SANTOS SANTANA MAI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691.32" calcext:value-type="float">
            <text:p>5.691,3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055.76" calcext:value-type="float">
            <text:p>9.055,7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8" calcext:value-type="float">
            <text:p>2288</text:p>
          </table:table-cell>
          <table:table-cell office:value-type="string" calcext:value-type="string" table:number-columns-spanned="2" table:number-rows-spanned="1">
            <text:p><text:span text:style-name="T6">LARISSA SILVA TAVARE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43" calcext:value-type="float">
            <text:p>1543</text:p>
          </table:table-cell>
          <table:table-cell office:value-type="string" calcext:value-type="string" table:number-columns-spanned="2" table:number-rows-spanned="1">
            <text:p><text:span text:style-name="T6">LARISSA SOARES GUIMARAES PRADO DE OLIVEIRA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79" calcext:value-type="float">
            <text:p>1379</text:p>
          </table:table-cell>
          <table:table-cell office:value-type="string" calcext:value-type="string" table:number-columns-spanned="2" table:number-rows-spanned="1">
            <text:p><text:span text:style-name="T6">LAURA ELISA MENGEL SIMO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57.21" calcext:value-type="float">
            <text:p>3.257,2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144.21" calcext:value-type="float">
            <text:p>6.144,2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 table:number-columns-spanned="2" table:number-rows-spanned="1">
            <text:p><text:span text:style-name="T6">LAURA IMPERATRIZ BATALHA MOREIRA NERY MOUR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8850.84" calcext:value-type="float">
            <text:p>8.850,84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5088.74" calcext:value-type="float">
            <text:p>5.088,7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088.74" calcext:value-type="float">
            <text:p>5.088,74</text:p>
          </table:table-cell>
          <table:table-cell table:number-columns-repeated="8"/>
        </table:table-row>
        <table:table-row table:style-name="ro4">
          <table:table-cell office:value-type="float" office:value="2386" calcext:value-type="float">
            <text:p>2386</text:p>
          </table:table-cell>
          <table:table-cell office:value-type="string" calcext:value-type="string" table:number-columns-spanned="2" table:number-rows-spanned="1">
            <text:p><text:span text:style-name="T6">LAURA MORAIS DE SOUZA BEZER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9" calcext:value-type="float">
            <text:p>2399</text:p>
          </table:table-cell>
          <table:table-cell office:value-type="string" calcext:value-type="string" table:number-columns-spanned="2" table:number-rows-spanned="1">
            <text:p><text:span text:style-name="T6">LAURO COSTA DE ARAUJO</text:span></text:p>
          </table:table-cell>
          <table:covered-table-cell/>
          <table:table-cell office:value-type="string" calcext:value-type="string">
            <text:p><text:span text:style-name="T6">2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 table:number-columns-spanned="2" table:number-rows-spanned="1">
            <text:p><text:span text:style-name="T6">LAURO DE JESUS</text:span></text:p>
          </table:table-cell>
          <table:covered-table-cell/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02" calcext:value-type="float">
            <text:p>2402</text:p>
          </table:table-cell>
          <table:table-cell office:value-type="string" calcext:value-type="string" table:number-columns-spanned="2" table:number-rows-spanned="1">
            <text:p><text:span text:style-name="T6">LAYLA VITORIA GONCALVES FIEL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34.47" calcext:value-type="float">
            <text:p>34,47</text:p>
          </table:table-cell>
          <table:table-cell office:value-type="float" office:value="1275" calcext:value-type="float">
            <text:p>1.275,00</text:p>
          </table:table-cell>
          <table:table-cell office:value-type="float" office:value="1700" calcext:value-type="float">
            <text:p>1.7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4043.47" calcext:value-type="float">
            <text:p>4.043,4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1" calcext:value-type="float">
            <text:p>2271</text:p>
          </table:table-cell>
          <table:table-cell office:value-type="string" calcext:value-type="string" table:number-columns-spanned="2" table:number-rows-spanned="1">
            <text:p><text:span text:style-name="T6">LAZARO NICOLAU FERREIRA</text:span></text:p>
          </table:table-cell>
          <table:covered-table-cell/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69" calcext:value-type="float">
            <text:p>2069</text:p>
          </table:table-cell>
          <table:table-cell office:value-type="string" calcext:value-type="string" table:number-columns-spanned="2" table:number-rows-spanned="1">
            <text:p><text:span text:style-name="T6">LEA ALVES SCHLINGMANN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3196.68" calcext:value-type="float">
            <text:p>3.196,6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4" calcext:value-type="float">
            <text:p>2354</text:p>
          </table:table-cell>
          <table:table-cell office:value-type="string" calcext:value-type="string" table:number-columns-spanned="2" table:number-rows-spanned="1">
            <text:p><text:span text:style-name="T6">LEA GOMES DE ANDRADE</text:span></text:p>
          </table:table-cell>
          <table:covered-table-cell/>
          <table:table-cell office:value-type="string" calcext:value-type="string">
            <text:p><text:span text:style-name="T6">OFICIAL ADMINISTRATIVO</text:span></text:p>
          </table:table-cell>
          <table:table-cell office:value-type="string" calcext:value-type="string">
            <text:p><text:span text:style-name="T6">DIVISA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485.76" calcext:value-type="float">
            <text:p>6.485,7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991.76" calcext:value-type="float">
            <text:p>9.991,7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 table:number-columns-spanned="2" table:number-rows-spanned="1">
            <text:p><text:span text:style-name="T6">LEA MARIA SOBRAL DA CRUZ</text:span></text:p>
          </table:table-cell>
          <table:covered-table-cell/>
          <table:table-cell office:value-type="string" calcext:value-type="string">
            <text:p><text:span text:style-name="T6">* TEC. ASSUNTOS HISTORIOGRÁF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58" calcext:value-type="float">
            <text:p>2258</text:p>
          </table:table-cell>
          <table:table-cell office:value-type="string" calcext:value-type="string" table:number-columns-spanned="2" table:number-rows-spanned="1">
            <text:p><text:span text:style-name="T6">LEALDO NUNES LIMA</text:span></text:p>
          </table:table-cell>
          <table:covered-table-cell/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6" calcext:value-type="float">
            <text:p>2326</text:p>
          </table:table-cell>
          <table:table-cell office:value-type="string" calcext:value-type="string" table:number-columns-spanned="2" table:number-rows-spanned="1">
            <text:p><text:span text:style-name="T6">LEANDRO MENESES CALAZANS DE SOUZ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07" calcext:value-type="float">
            <text:p>1607</text:p>
          </table:table-cell>
          <table:table-cell office:value-type="string" calcext:value-type="string" table:number-columns-spanned="2" table:number-rows-spanned="1">
            <text:p><text:span text:style-name="T6">LEILAINE SOUZA SANTANA MACHA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S DIREITOS HUMAN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45.59" calcext:value-type="float">
            <text:p>5.845,5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154.59" calcext:value-type="float">
            <text:p>8.154,5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66" calcext:value-type="float">
            <text:p>1366</text:p>
          </table:table-cell>
          <table:table-cell office:value-type="string" calcext:value-type="string" table:number-columns-spanned="2" table:number-rows-spanned="1">
            <text:p><text:span text:style-name="T6">LEMUEL SANTOS BOMFIM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83.09" calcext:value-type="float">
            <text:p>3.883,0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513.09" calcext:value-type="float">
            <text:p>6.513,0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75.44" calcext:value-type="float">
            <text:p>575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860.9" calcext:value-type="float">
            <text:p>860,90</text:p>
          </table:table-cell>
          <table:table-cell table:number-columns-repeated="8"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 table:number-columns-spanned="2" table:number-rows-spanned="1">
            <text:p><text:span text:style-name="T6">LENILDE NASCIMENTO ARAUJ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29.09" calcext:value-type="float">
            <text:p>10.029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05" calcext:value-type="float">
            <text:p>1605</text:p>
          </table:table-cell>
          <table:table-cell office:value-type="string" calcext:value-type="string" table:number-columns-spanned="2" table:number-rows-spanned="1">
            <text:p><text:span text:style-name="T6">LEOGENEFFER ARAUJO DOS SANTOS</text:span></text:p>
          </table:table-cell>
          <table:covered-table-cell/>
          <table:table-cell office:value-type="string" calcext:value-type="string">
            <text:p><text:span text:style-name="T6">Assessor do Arq. Setorial do RH</text:span></text:p>
          </table:table-cell>
          <table:table-cell office:value-type="string" calcext:value-type="string">
            <text:p><text:span text:style-name="T6">ARQUIVO SETORIAL DO DRH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85.47" calcext:value-type="float">
            <text:p>1.185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494.47" calcext:value-type="float">
            <text:p>3.494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table:number-columns-repeated="8"/>
        </table:table-row>
        <table:table-row table:style-name="ro4">
          <table:table-cell office:value-type="float" office:value="2318" calcext:value-type="float">
            <text:p>2318</text:p>
          </table:table-cell>
          <table:table-cell office:value-type="string" calcext:value-type="string" table:number-columns-spanned="2" table:number-rows-spanned="1">
            <text:p><text:span text:style-name="T6">LEONARDO FRAGA CARDOSO JUNIOR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 table:number-columns-spanned="2" table:number-rows-spanned="1">
            <text:p><text:span text:style-name="T6">LEONARDO JOSE CAMPOS MAIA DE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40.31" calcext:value-type="float">
            <text:p>7.840,3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11036.99" calcext:value-type="float">
            <text:p>11.036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72" calcext:value-type="float">
            <text:p>1472</text:p>
          </table:table-cell>
          <table:table-cell office:value-type="string" calcext:value-type="string" table:number-columns-spanned="2" table:number-rows-spanned="1">
            <text:p><text:span text:style-name="T6">LEYDSON GADELHA MOREIR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0" calcext:value-type="float">
            <text:p>0,00</text:p>
          </table:table-cell>
          <table:table-cell office:value-type="float" office:value="2261.66" calcext:value-type="float">
            <text:p>2.261,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545.82" calcext:value-type="float">
            <text:p>10.545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99" calcext:value-type="float">
            <text:p>2099</text:p>
          </table:table-cell>
          <table:table-cell office:value-type="string" calcext:value-type="string" table:number-columns-spanned="2" table:number-rows-spanned="1">
            <text:p><text:span text:style-name="T6">LHAIS SAMARA MESSIAS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29.73" calcext:value-type="float">
            <text:p>2.129,7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173.17" calcext:value-type="float">
            <text:p>5.173,17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204" calcext:value-type="float">
            <text:p>1204</text:p>
          </table:table-cell>
          <table:table-cell office:value-type="string" calcext:value-type="string" table:number-columns-spanned="2" table:number-rows-spanned="1">
            <text:p><text:span text:style-name="T6">LICIA REGIA DOS SANTOS DIAS SOUZ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3196.68" calcext:value-type="float">
            <text:p>3.196,6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19" calcext:value-type="float">
            <text:p>1419</text:p>
          </table:table-cell>
          <table:table-cell office:value-type="string" calcext:value-type="string" table:number-columns-spanned="2" table:number-rows-spanned="1">
            <text:p><text:span text:style-name="T6">LICIA VANESSA DE ANDRADE SANTAN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777.06" calcext:value-type="float">
            <text:p>3.777,0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850.9" calcext:value-type="float">
            <text:p>6.850,9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09" calcext:value-type="float">
            <text:p>1909</text:p>
          </table:table-cell>
          <table:table-cell office:value-type="string" calcext:value-type="string" table:number-columns-spanned="2" table:number-rows-spanned="1">
            <text:p><text:span text:style-name="T6">LIDGIA MARIA DANTAS DE ANDRADE LIM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85" calcext:value-type="float">
            <text:p>1785</text:p>
          </table:table-cell>
          <table:table-cell office:value-type="string" calcext:value-type="string" table:number-columns-spanned="2" table:number-rows-spanned="1">
            <text:p><text:span text:style-name="T6">LIDIANE MEDEIROS MAT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723.29" calcext:value-type="float">
            <text:p>3.723,2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53.29" calcext:value-type="float">
            <text:p>6.353,2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 table:number-columns-spanned="2" table:number-rows-spanned="1">
            <text:p><text:span text:style-name="T6">LIGIA MARIA MONTEIRO DE FIGUEIREDO</text:span></text:p>
          </table:table-cell>
          <table:covered-table-cell/>
          <table:table-cell office:value-type="string" calcext:value-type="string">
            <text:p><text:span text:style-name="T6">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03" calcext:value-type="float">
            <text:p>2203</text:p>
          </table:table-cell>
          <table:table-cell office:value-type="string" calcext:value-type="string" table:number-columns-spanned="2" table:number-rows-spanned="1">
            <text:p><text:span text:style-name="T6">LILIAN DOS SANTOS MACIEL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GESTÃO ESTRATEGICA E PROJET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string" calcext:value-type="string" table:number-columns-spanned="2" table:number-rows-spanned="1">
            <text:p><text:span text:style-name="T6">LISSANDRO PATRICIUS GOIS SANTOS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186.27" calcext:value-type="float">
            <text:p>8.186,2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0939.11" calcext:value-type="float">
            <text:p>10.939,1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7" calcext:value-type="float">
            <text:p>2377</text:p>
          </table:table-cell>
          <table:table-cell office:value-type="string" calcext:value-type="string" table:number-columns-spanned="2" table:number-rows-spanned="1">
            <text:p><text:span text:style-name="T6">LIVIA BARRETO CANOVES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1074.29" calcext:value-type="float">
            <text:p>1.074,2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754.74" calcext:value-type="float">
            <text:p>8.754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string" calcext:value-type="string" table:number-columns-spanned="2" table:number-rows-spanned="1">
            <text:p><text:span text:style-name="T6">LIZANDRA GARDENIA DO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4.81" calcext:value-type="float">
            <text:p>2.94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74.81" calcext:value-type="float">
            <text:p>5.574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4" calcext:value-type="float">
            <text:p>1714</text:p>
          </table:table-cell>
          <table:table-cell office:value-type="string" calcext:value-type="string" table:number-columns-spanned="2" table:number-rows-spanned="1">
            <text:p><text:span text:style-name="T6">LORENA DA ROCHA SILVA RIBEIRO</text:span></text:p>
          </table:table-cell>
          <table:covered-table-cell/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270.09" calcext:value-type="float">
            <text:p>7.270,0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579.09" calcext:value-type="float">
            <text:p>9.579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6" calcext:value-type="float">
            <text:p>2296</text:p>
          </table:table-cell>
          <table:table-cell office:value-type="string" calcext:value-type="string" table:number-columns-spanned="2" table:number-rows-spanned="1">
            <text:p><text:span text:style-name="T6">LOUYSE MARCELLY MELO NERI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3" calcext:value-type="float">
            <text:p>1833</text:p>
          </table:table-cell>
          <table:table-cell office:value-type="string" calcext:value-type="string" table:number-columns-spanned="2" table:number-rows-spanned="1">
            <text:p><text:span text:style-name="T6">LUA SILVA SANTOS VASCONCEL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573.59" calcext:value-type="float">
            <text:p>9.573,5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882.59" calcext:value-type="float">
            <text:p>11.882,5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64" calcext:value-type="float">
            <text:p>2064</text:p>
          </table:table-cell>
          <table:table-cell office:value-type="string" calcext:value-type="string" table:number-columns-spanned="2" table:number-rows-spanned="1">
            <text:p><text:span text:style-name="T6">LUAN BRUNO BARBOSA DE SOUZA COST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office:value-type="float" office:value="80" calcext:value-type="float">
            <text:p>80,00</text:p>
          </table:table-cell>
          <table:table-cell office:value-type="float" office:value="320" calcext:value-type="float">
            <text:p>32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8"/>
        </table:table-row>
        <table:table-row table:style-name="ro4">
          <table:table-cell office:value-type="float" office:value="1975" calcext:value-type="float">
            <text:p>1975</text:p>
          </table:table-cell>
          <table:table-cell office:value-type="string" calcext:value-type="string" table:number-columns-spanned="2" table:number-rows-spanned="1">
            <text:p><text:span text:style-name="T6">LUANA DIAS SOARES GARCI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46" calcext:value-type="float">
            <text:p>1346</text:p>
          </table:table-cell>
          <table:table-cell office:value-type="string" calcext:value-type="string" table:number-columns-spanned="2" table:number-rows-spanned="1">
            <text:p><text:span text:style-name="T6">LUANA FRANCA DE CARVALHO MACHAD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557.4" calcext:value-type="float">
            <text:p>6.557,4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443.84" calcext:value-type="float">
            <text:p>443,84</text:p>
          </table:table-cell>
          <table:table-cell office:value-type="float" office:value="303.29" calcext:value-type="float">
            <text:p>303,29</text:p>
          </table:table-cell>
          <table:table-cell office:value-type="float" office:value="10807.49" calcext:value-type="float">
            <text:p>10.807,4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72" calcext:value-type="float">
            <text:p>1672</text:p>
          </table:table-cell>
          <table:table-cell office:value-type="string" calcext:value-type="string" table:number-columns-spanned="2" table:number-rows-spanned="1">
            <text:p><text:span text:style-name="T6">LUANA PRATA MONTEIR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648.4" calcext:value-type="float">
            <text:p>3.648,4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957.4" calcext:value-type="float">
            <text:p>5.957,4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string" calcext:value-type="string" table:number-columns-spanned="2" table:number-rows-spanned="1">
            <text:p><text:span text:style-name="T6">LUANA ROCHA PRA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129.73" calcext:value-type="float">
            <text:p>2.129,7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438.73" calcext:value-type="float">
            <text:p>4.438,7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6" calcext:value-type="float">
            <text:p>1896</text:p>
          </table:table-cell>
          <table:table-cell office:value-type="string" calcext:value-type="string" table:number-columns-spanned="2" table:number-rows-spanned="1">
            <text:p><text:span text:style-name="T6">LUCAS LEITE MEDEIROS MASCARENHAS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855.86" calcext:value-type="float">
            <text:p>3.855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65.91" calcext:value-type="float">
            <text:p>6.965,91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2382" calcext:value-type="float">
            <text:p>2382</text:p>
          </table:table-cell>
          <table:table-cell office:value-type="string" calcext:value-type="string" table:number-columns-spanned="2" table:number-rows-spanned="1">
            <text:p><text:span text:style-name="T6">LUCAS RAMOS CARVALHO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1074.29" calcext:value-type="float">
            <text:p>1.074,29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754.74" calcext:value-type="float">
            <text:p>8.754,74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365.74" calcext:value-type="float">
            <text:p>3.365,74</text:p>
          </table:table-cell>
          <table:table-cell office:value-type="float" office:value="0" calcext:value-type="float">
            <text:p>0,00</text:p>
          </table:table-cell>
          <table:table-cell office:value-type="float" office:value="3365.74" calcext:value-type="float">
            <text:p>3.365,74</text:p>
          </table:table-cell>
          <table:table-cell table:number-columns-repeated="8"/>
        </table:table-row>
        <table:table-row table:style-name="ro4">
          <table:table-cell office:value-type="float" office:value="1370" calcext:value-type="float">
            <text:p>1370</text:p>
          </table:table-cell>
          <table:table-cell office:value-type="string" calcext:value-type="string" table:number-columns-spanned="2" table:number-rows-spanned="1">
            <text:p><text:span text:style-name="T6">LUCIANA BASTOS CRUZ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52.64" calcext:value-type="float">
            <text:p>3.452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369.37" calcext:value-type="float">
            <text:p>6.369,3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99" calcext:value-type="float">
            <text:p>1199</text:p>
          </table:table-cell>
          <table:table-cell office:value-type="string" calcext:value-type="string" table:number-columns-spanned="2" table:number-rows-spanned="1">
            <text:p><text:span text:style-name="T6">LUCIANA CAVALCANTI NOBREG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169.71" calcext:value-type="float">
            <text:p>12.169,7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478.71" calcext:value-type="float">
            <text:p>14.478,7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53" calcext:value-type="float">
            <text:p>1553</text:p>
          </table:table-cell>
          <table:table-cell office:value-type="string" calcext:value-type="string" table:number-columns-spanned="2" table:number-rows-spanned="1">
            <text:p><text:span text:style-name="T6">LUCIANA DIAS SOUZA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65.76" calcext:value-type="float">
            <text:p>665,76</text:p>
          </table:table-cell>
          <table:table-cell office:value-type="float" office:value="133.14" calcext:value-type="float">
            <text:p>133,14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3428.9" calcext:value-type="float">
            <text:p>3.428,9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63" calcext:value-type="float">
            <text:p>1463</text:p>
          </table:table-cell>
          <table:table-cell office:value-type="string" calcext:value-type="string" table:number-columns-spanned="2" table:number-rows-spanned="1">
            <text:p><text:span text:style-name="T6">LUCIANA DUARTE SOBRAL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581.74" calcext:value-type="float">
            <text:p>8.581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 table:number-columns-spanned="2" table:number-rows-spanned="1">
            <text:p><text:span text:style-name="T6">LUCIANA LEONARDO RIBEIRO SILVA DE ARAUJ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319.42" calcext:value-type="float">
            <text:p>7.319,4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628.42" calcext:value-type="float">
            <text:p>9.628,4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8" calcext:value-type="float">
            <text:p>2368</text:p>
          </table:table-cell>
          <table:table-cell office:value-type="string" calcext:value-type="string" table:number-columns-spanned="2" table:number-rows-spanned="1">
            <text:p><text:span text:style-name="T6">LUCIANA MACHADO MENEZE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 table:number-columns-spanned="2" table:number-rows-spanned="1">
            <text:p><text:span text:style-name="T6">LUCIANA YASMIM SANTOS PASSO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77.7" calcext:value-type="float">
            <text:p>1.077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386.7" calcext:value-type="float">
            <text:p>3.386,7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 table:number-columns-spanned="2" table:number-rows-spanned="1">
            <text:p><text:span text:style-name="T6">LUCIO JOSE CARDOSO BARRETO LIM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12.3" calcext:value-type="float">
            <text:p>18.312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894.04" calcext:value-type="float">
            <text:p>26.894,0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 table:number-columns-spanned="2" table:number-rows-spanned="1">
            <text:p><text:span text:style-name="T6">LUIS CLAUDIO ALMEIDA SAN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089.86" calcext:value-type="float">
            <text:p>20.089,8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office:value-type="float" office:value="2380.7" calcext:value-type="float">
            <text:p>2.380,7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1331.49" calcext:value-type="float">
            <text:p>31.331,4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 table:number-columns-spanned="2" table:number-rows-spanned="1">
            <text:p><text:span text:style-name="T6">LUIS FAUSTO DIAS DE VALOIS SAN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1219.44" calcext:value-type="float">
            <text:p>11.219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 table:number-columns-spanned="2" table:number-rows-spanned="1">
            <text:p><text:span text:style-name="T6">LUIS FELIPE JORDÃO WANDERLEY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1130.83" calcext:value-type="float">
            <text:p>1.130,8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21.92" calcext:value-type="float">
            <text:p>221,92</text:p>
          </table:table-cell>
          <table:table-cell office:value-type="float" office:value="221.96" calcext:value-type="float">
            <text:p>221,96</text:p>
          </table:table-cell>
          <table:table-cell office:value-type="float" office:value="9858.87" calcext:value-type="float">
            <text:p>9.858,8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 table:number-columns-spanned="2" table:number-rows-spanned="1">
            <text:p><text:span text:style-name="T6">LUIZ ALBERTO MOURA ARAUJ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770.99" calcext:value-type="float">
            <text:p>9.770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5" calcext:value-type="float">
            <text:p>2285</text:p>
          </table:table-cell>
          <table:table-cell office:value-type="string" calcext:value-type="string" table:number-columns-spanned="2" table:number-rows-spanned="1">
            <text:p><text:span text:style-name="T6">LUIZ CARLOS ARAGAO DE ALMEID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30" calcext:value-type="float">
            <text:p>2330</text:p>
          </table:table-cell>
          <table:table-cell office:value-type="string" calcext:value-type="string" table:number-columns-spanned="2" table:number-rows-spanned="1">
            <text:p><text:span text:style-name="T6">LUIZ CARLOS DA SILVA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37" calcext:value-type="float">
            <text:p>2037</text:p>
          </table:table-cell>
          <table:table-cell office:value-type="string" calcext:value-type="string" table:number-columns-spanned="2" table:number-rows-spanned="1">
            <text:p><text:span text:style-name="T6">LUIZ CARLOS DOS SANTOS LOPE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 table:number-columns-spanned="2" table:number-rows-spanned="1">
            <text:p><text:span text:style-name="T6">LUIZ CARLOS PAIXAO JUNIOR</text:span></text:p>
          </table:table-cell>
          <table:covered-table-cell/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3" calcext:value-type="float">
            <text:p>2283</text:p>
          </table:table-cell>
          <table:table-cell office:value-type="string" calcext:value-type="string" table:number-columns-spanned="2" table:number-rows-spanned="1">
            <text:p><text:span text:style-name="T6">LUIZ DE AZEVEDO COSTA NETO</text:span></text:p>
          </table:table-cell>
          <table:covered-table-cell/>
          <table:table-cell office:value-type="string" calcext:value-type="string">
            <text:p><text:span text:style-name="T6">CORONEL  - requisitado-BESP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52" calcext:value-type="float">
            <text:p>1152</text:p>
          </table:table-cell>
          <table:table-cell office:value-type="string" calcext:value-type="string" table:number-columns-spanned="2" table:number-rows-spanned="1">
            <text:p><text:span text:style-name="T6">LUIZ GONZAGA NETO</text:span></text:p>
          </table:table-cell>
          <table:covered-table-cell/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string" calcext:value-type="string" table:number-columns-spanned="2" table:number-rows-spanned="1">
            <text:p><text:span text:style-name="T6">LUIZ GUSTAVO LIMA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504.15" calcext:value-type="float">
            <text:p>7.504,1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007.11" calcext:value-type="float">
            <text:p>11.007,1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588.94" calcext:value-type="float">
            <text:p>3.588,94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588.94" calcext:value-type="float">
            <text:p>3.588,94</text:p>
          </table:table-cell>
          <table:table-cell table:number-columns-repeated="8"/>
        </table:table-row>
        <table:table-row table:style-name="ro4">
          <table:table-cell office:value-type="float" office:value="2394" calcext:value-type="float">
            <text:p>2394</text:p>
          </table:table-cell>
          <table:table-cell office:value-type="string" calcext:value-type="string" table:number-columns-spanned="2" table:number-rows-spanned="1">
            <text:p><text:span text:style-name="T6">LUIZ HENRIQUE CRUZ SILVA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 table:number-columns-spanned="2" table:number-rows-spanned="1">
            <text:p><text:span text:style-name="T6">LUIZ PEDRO DA COSTA TAVARES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33" calcext:value-type="float">
            <text:p>2333</text:p>
          </table:table-cell>
          <table:table-cell office:value-type="string" calcext:value-type="string" table:number-columns-spanned="2" table:number-rows-spanned="1">
            <text:p><text:span text:style-name="T6">LUIZ RANGEL LIMA SANTOS</text:span></text:p>
          </table:table-cell>
          <table:covered-table-cell/>
          <table:table-cell office:value-type="string" calcext:value-type="string">
            <text:p><text:span text:style-name="T6">COORDENADOR DA DIVISÃO DE ENG. E MANUTENÇÃ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008.23" calcext:value-type="float">
            <text:p>2.008,23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8.23" calcext:value-type="float">
            <text:p>2.008,23</text:p>
          </table:table-cell>
          <table:table-cell table:number-columns-repeated="8"/>
        </table:table-row>
        <table:table-row table:style-name="ro4">
          <table:table-cell office:value-type="float" office:value="2150" calcext:value-type="float">
            <text:p>2150</text:p>
          </table:table-cell>
          <table:table-cell office:value-type="string" calcext:value-type="string" table:number-columns-spanned="2" table:number-rows-spanned="1">
            <text:p><text:span text:style-name="T6">LUIZ TADEU COSTA MAYNARD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 table:number-columns-spanned="2" table:number-rows-spanned="1">
            <text:p><text:span text:style-name="T6">LUIZ URQUIZA DA NOBREGA NE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364.44" calcext:value-type="float">
            <text:p>3.364,44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<text:span text:style-name="T6">LUIZ VALTER RIBEIRO ROSARI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770.99" calcext:value-type="float">
            <text:p>9.770,9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8" calcext:value-type="float">
            <text:p>1688</text:p>
          </table:table-cell>
          <table:table-cell office:value-type="string" calcext:value-type="string" table:number-columns-spanned="2" table:number-rows-spanned="1">
            <text:p><text:span text:style-name="T6">LUZINETE APARECIDA MENDONC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364.44" calcext:value-type="float">
            <text:p>3.364,44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2159" calcext:value-type="float">
            <text:p>2159</text:p>
          </table:table-cell>
          <table:table-cell office:value-type="string" calcext:value-type="string" table:number-columns-spanned="2" table:number-rows-spanned="1">
            <text:p><text:span text:style-name="T6">MACIRLEY SANTOS SILVA DE CARVALHO</text:span></text:p>
          </table:table-cell>
          <table:covered-table-cell/>
          <table:table-cell office:value-type="string" calcext:value-type="string">
            <text:p><text:span text:style-name="T6">TECNICO EXECUTIVO-requisitado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 table:number-columns-spanned="2" table:number-rows-spanned="1">
            <text:p><text:span text:style-name="T6">MAGALI LIMA DE MATOS SOARES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647.38" calcext:value-type="float">
            <text:p>10.647,3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3534.38" calcext:value-type="float">
            <text:p>13.534,3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string" calcext:value-type="string" table:number-columns-spanned="2" table:number-rows-spanned="1">
            <text:p><text:span text:style-name="T6">MAISA OLIVEIRA BOMFIM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 table:number-columns-spanned="2" table:number-rows-spanned="1">
            <text:p><text:span text:style-name="T6">MANOEL CABRAL MACHADO N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293.72" calcext:value-type="float">
            <text:p>19.293,72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1903.48" calcext:value-type="float">
            <text:p>11.903,4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827.2" calcext:value-type="float">
            <text:p>33.827,2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string" calcext:value-type="string" table:number-columns-spanned="2" table:number-rows-spanned="1">
            <text:p><text:span text:style-name="T6">MANOEL MESSIAS RODRIGUES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45" calcext:value-type="float">
            <text:p>1645</text:p>
          </table:table-cell>
          <table:table-cell office:value-type="string" calcext:value-type="string" table:number-columns-spanned="2" table:number-rows-spanned="1">
            <text:p><text:span text:style-name="T6">MANOELA COSTA MENEZ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95.39" calcext:value-type="float">
            <text:p>3.495,3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248.23" calcext:value-type="float">
            <text:p>6.248,2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98" calcext:value-type="float">
            <text:p>1798</text:p>
          </table:table-cell>
          <table:table-cell office:value-type="string" calcext:value-type="string" table:number-columns-spanned="2" table:number-rows-spanned="1">
            <text:p><text:span text:style-name="T6">MARA ALICE BARBOSA PASSOS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92" calcext:value-type="float">
            <text:p>1392</text:p>
          </table:table-cell>
          <table:table-cell office:value-type="string" calcext:value-type="string" table:number-columns-spanned="2" table:number-rows-spanned="1">
            <text:p><text:span text:style-name="T6">MARA CAMILA DE SANTAN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595.73" calcext:value-type="float">
            <text:p>2.595,7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63" calcext:value-type="float">
            <text:p>1663</text:p>
          </table:table-cell>
          <table:table-cell office:value-type="string" calcext:value-type="string" table:number-columns-spanned="2" table:number-rows-spanned="1">
            <text:p><text:span text:style-name="T6">MARA RUBIA SANTOS MACE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ORCAMENTARI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538.42" calcext:value-type="float">
            <text:p>3.538,4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425.42" calcext:value-type="float">
            <text:p>6.425,4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835.1" calcext:value-type="float">
            <text:p>1.835,1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835.1" calcext:value-type="float">
            <text:p>1.835,10</text:p>
          </table:table-cell>
          <table:table-cell table:number-columns-repeated="8"/>
        </table:table-row>
        <table:table-row table:style-name="ro4">
          <table:table-cell office:value-type="float" office:value="1948" calcext:value-type="float">
            <text:p>1948</text:p>
          </table:table-cell>
          <table:table-cell office:value-type="string" calcext:value-type="string" table:number-columns-spanned="2" table:number-rows-spanned="1">
            <text:p><text:span text:style-name="T6">MARCELA AYRES BRITTO SANTOS BRAG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20" calcext:value-type="float">
            <text:p>1420</text:p>
          </table:table-cell>
          <table:table-cell office:value-type="string" calcext:value-type="string" table:number-columns-spanned="2" table:number-rows-spanned="1">
            <text:p><text:span text:style-name="T6">MARCELA GAMA DE SOUZ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295.1" calcext:value-type="float">
            <text:p>6.295,1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925.1" calcext:value-type="float">
            <text:p>8.925,1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96" calcext:value-type="float">
            <text:p>1496</text:p>
          </table:table-cell>
          <table:table-cell office:value-type="string" calcext:value-type="string" table:number-columns-spanned="2" table:number-rows-spanned="1">
            <text:p><text:span text:style-name="T6">MARCELA LINS MOURA DE FIGUEIRE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974.38" calcext:value-type="float">
            <text:p>4.974,3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604.38" calcext:value-type="float">
            <text:p>7.604,3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79" calcext:value-type="float">
            <text:p>1879</text:p>
          </table:table-cell>
          <table:table-cell office:value-type="string" calcext:value-type="string" table:number-columns-spanned="2" table:number-rows-spanned="1">
            <text:p><text:span text:style-name="T6">MARCELA MAXIMO BARBOS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778.12" calcext:value-type="float">
            <text:p>2.778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87.12" calcext:value-type="float">
            <text:p>5.087,1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4" calcext:value-type="float">
            <text:p>1594</text:p>
          </table:table-cell>
          <table:table-cell office:value-type="string" calcext:value-type="string" table:number-columns-spanned="2" table:number-rows-spanned="1">
            <text:p><text:span text:style-name="T6">MARCELLA BATISTA GUIMARA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186.22" calcext:value-type="float">
            <text:p>6.186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816.22" calcext:value-type="float">
            <text:p>8.816,2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2" calcext:value-type="float">
            <text:p>2072</text:p>
          </table:table-cell>
          <table:table-cell office:value-type="string" calcext:value-type="string" table:number-columns-spanned="2" table:number-rows-spanned="1">
            <text:p><text:span text:style-name="T6">MARCELO CARDOSO ANDRA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285.49" calcext:value-type="float">
            <text:p>5.285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02.22" calcext:value-type="float">
            <text:p>8.202,2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02" calcext:value-type="float">
            <text:p>2102</text:p>
          </table:table-cell>
          <table:table-cell office:value-type="string" calcext:value-type="string" table:number-columns-spanned="2" table:number-rows-spanned="1">
            <text:p><text:span text:style-name="T6">MARCELO TORRES DE ARRUDA RAPOS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29" calcext:value-type="float">
            <text:p>1829</text:p>
          </table:table-cell>
          <table:table-cell office:value-type="string" calcext:value-type="string" table:number-columns-spanned="2" table:number-rows-spanned="1">
            <text:p><text:span text:style-name="T6">MARCIA JAQUELINE OLIVEIRA SANTAN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1130.83" calcext:value-type="float">
            <text:p>1.130,83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9858.83" calcext:value-type="float">
            <text:p>9.858,83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35.7" calcext:value-type="float">
            <text:p>135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35.7" calcext:value-type="float">
            <text:p>135,70</text:p>
          </table:table-cell>
          <table:table-cell table:number-columns-repeated="8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 table:number-columns-spanned="2" table:number-rows-spanned="1">
            <text:p><text:span text:style-name="T6">MARCIA MENDES UNGA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769.4" calcext:value-type="float">
            <text:p>18.769,40</text:p>
          </table:table-cell>
          <table:table-cell office:value-type="float" office:value="16683.91" calcext:value-type="float">
            <text:p>16.683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6672.75" calcext:value-type="float">
            <text:p>46.672,7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 table:number-columns-spanned="2" table:number-rows-spanned="1">
            <text:p><text:span text:style-name="T6">MARCIA RAFAELLA FREIRE ROCH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130.41" calcext:value-type="float">
            <text:p>9.130,4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2204.25" calcext:value-type="float">
            <text:p>12.204,2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 table:number-columns-spanned="2" table:number-rows-spanned="1">
            <text:p><text:span text:style-name="T6">MARCIA VALNICE RODRIGUES LIMA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 table:number-columns-spanned="2" table:number-rows-spanned="1">
            <text:p><text:span text:style-name="T6">MARCILIO DE SIQUEIRA PIN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7226.74" calcext:value-type="float">
            <text:p>7.226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 table:number-columns-spanned="2" table:number-rows-spanned="1">
            <text:p><text:span text:style-name="T6">MARCIO DOS SANTOS DORI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334.45" calcext:value-type="float">
            <text:p>9.334,4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964.45" calcext:value-type="float">
            <text:p>11.964,4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35" calcext:value-type="float">
            <text:p>1635</text:p>
          </table:table-cell>
          <table:table-cell office:value-type="string" calcext:value-type="string" table:number-columns-spanned="2" table:number-rows-spanned="1">
            <text:p><text:span text:style-name="T6">MARCIO MATOS LIMA BARRETO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JUSTIÇA FEDERAL DE 1º GRAU DA 5ª REGIÃO</text:span>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72.52" calcext:value-type="float">
            <text:p>2.472,5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472.52" calcext:value-type="float">
            <text:p>2.472,5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 table:number-columns-spanned="2" table:number-rows-spanned="1">
            <text:p><text:span text:style-name="T6">MARCIO SILVA SIQU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9135.73" calcext:value-type="float">
            <text:p>9.135,7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7" calcext:value-type="float">
            <text:p>2247</text:p>
          </table:table-cell>
          <table:table-cell office:value-type="string" calcext:value-type="string" table:number-columns-spanned="2" table:number-rows-spanned="1">
            <text:p><text:span text:style-name="T6">MARCO TULIO CARVALHO MACHADO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1" calcext:value-type="float">
            <text:p>2041</text:p>
          </table:table-cell>
          <table:table-cell office:value-type="string" calcext:value-type="string" table:number-columns-spanned="2" table:number-rows-spanned="1">
            <text:p><text:span text:style-name="T6">MARCO TULIO SANTOS DA CONCEICA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11.37" calcext:value-type="float">
            <text:p>7.911,37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 table:number-columns-spanned="2" table:number-rows-spanned="1">
            <text:p><text:span text:style-name="T6">MARCONI ALVES VASCONCELOS DE ALMEI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36.81" calcext:value-type="float">
            <text:p>2.636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30.89" calcext:value-type="float">
            <text:p>6.730,8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4" calcext:value-type="float">
            <text:p>2244</text:p>
          </table:table-cell>
          <table:table-cell office:value-type="string" calcext:value-type="string" table:number-columns-spanned="2" table:number-rows-spanned="1">
            <text:p><text:span text:style-name="T6">MARCOS ANDRADE ROCHA</text:span></text:p>
          </table:table-cell>
          <table:covered-table-cell/>
          <table:table-cell office:value-type="string" calcext:value-type="string">
            <text:p><text:span text:style-name="T6">MAJOR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71" calcext:value-type="float">
            <text:p>1971</text:p>
          </table:table-cell>
          <table:table-cell office:value-type="string" calcext:value-type="string" table:number-columns-spanned="2" table:number-rows-spanned="1">
            <text:p><text:span text:style-name="T6">MARCOS ANTONIO BASTOS FILHO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094.85" calcext:value-type="float">
            <text:p>8.094,8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724.85" calcext:value-type="float">
            <text:p>10.724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 table:number-columns-spanned="2" table:number-rows-spanned="1">
            <text:p><text:span text:style-name="T6">MARCOS ANTONIO DOS SANTOS SOUZA</text:span></text:p>
          </table:table-cell>
          <table:covered-table-cell/>
          <table:table-cell office:value-type="string" calcext:value-type="string">
            <text:p><text:span text:style-name="T6">2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05" calcext:value-type="float">
            <text:p>2205</text:p>
          </table:table-cell>
          <table:table-cell office:value-type="string" calcext:value-type="string" table:number-columns-spanned="2" table:number-rows-spanned="1">
            <text:p><text:span text:style-name="T6">MARCOS ANTONIO FARIAS NOGUEIR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1" calcext:value-type="float">
            <text:p>1861</text:p>
          </table:table-cell>
          <table:table-cell office:value-type="string" calcext:value-type="string" table:number-columns-spanned="2" table:number-rows-spanned="1">
            <text:p><text:span text:style-name="T6">MARCOS CELIO OLIVEIRA DOS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874.89" calcext:value-type="float">
            <text:p>3.874,8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 table:number-columns-spanned="2" table:number-rows-spanned="1">
            <text:p><text:span text:style-name="T6">MARCOS MATHEUS DANTAS COST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2" calcext:value-type="float">
            <text:p>2262</text:p>
          </table:table-cell>
          <table:table-cell office:value-type="string" calcext:value-type="string" table:number-columns-spanned="2" table:number-rows-spanned="1">
            <text:p><text:span text:style-name="T6">MARCOS MATTHEUS DOS SANTOS SOUZ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26" calcext:value-type="float">
            <text:p>2226</text:p>
          </table:table-cell>
          <table:table-cell office:value-type="string" calcext:value-type="string" table:number-columns-spanned="2" table:number-rows-spanned="1">
            <text:p><text:span text:style-name="T6">MARCOS VINICIUS VIEIRA DOS SANTOS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40" calcext:value-type="float">
            <text:p>2140</text:p>
          </table:table-cell>
          <table:table-cell office:value-type="string" calcext:value-type="string" table:number-columns-spanned="2" table:number-rows-spanned="1">
            <text:p><text:span text:style-name="T6">MARCUS VINICIUS MORAIS DE ANDRADE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 table:number-columns-spanned="2" table:number-rows-spanned="1">
            <text:p><text:span text:style-name="T6">MARGARIDA ALVES BRANDA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29.73" calcext:value-type="float">
            <text:p>2.129,7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03.46" calcext:value-type="float">
            <text:p>5.303,4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 table:number-columns-spanned="2" table:number-rows-spanned="1">
            <text:p><text:span text:style-name="T6">MARIA APARECIDA OLIVEIRA CORREIA</text:span></text:p>
          </table:table-cell>
          <table:covered-table-cell/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62" calcext:value-type="float">
            <text:p>2062</text:p>
          </table:table-cell>
          <table:table-cell office:value-type="string" calcext:value-type="string" table:number-columns-spanned="2" table:number-rows-spanned="1">
            <text:p><text:span text:style-name="T6">MARIA APARECIDA SANTOS ROLINO SANTAN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18.77" calcext:value-type="float">
            <text:p>2.518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072.66" calcext:value-type="float">
            <text:p>6.072,6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 table:number-columns-spanned="2" table:number-rows-spanned="1">
            <text:p><text:span text:style-name="T6">MARIA AUXILIADORA DOS SANTOS</text:span></text:p>
          </table:table-cell>
          <table:covered-table-cell/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string" calcext:value-type="string" table:number-columns-spanned="2" table:number-rows-spanned="1">
            <text:p><text:span text:style-name="T6">MARIA AUXILIADORA S. DE CARVALHO</text:span></text:p>
          </table:table-cell>
          <table:covered-table-cell/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01" calcext:value-type="float">
            <text:p>2101</text:p>
          </table:table-cell>
          <table:table-cell office:value-type="string" calcext:value-type="string" table:number-columns-spanned="2" table:number-rows-spanned="1">
            <text:p><text:span text:style-name="T6">MARIA BENILDA BENTO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ROJETOS DE TIC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392.97" calcext:value-type="float">
            <text:p>2.392,9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22.97" calcext:value-type="float">
            <text:p>5.022,9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 table:number-columns-spanned="2" table:number-rows-spanned="1">
            <text:p><text:span text:style-name="T6">MARIA CONCEICAO DE FIGUEIREDO ROLEMBERG MENDONCA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506" calcext:value-type="float">
            <text:p>2.506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837.46" calcext:value-type="float">
            <text:p>26.837,4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51" calcext:value-type="float">
            <text:p>2251</text:p>
          </table:table-cell>
          <table:table-cell office:value-type="string" calcext:value-type="string" table:number-columns-spanned="2" table:number-rows-spanned="1">
            <text:p><text:span text:style-name="T6">MARIA CRISLANE SILVA TORRE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 table:number-columns-spanned="2" table:number-rows-spanned="1">
            <text:p><text:span text:style-name="T6">MARIA CRISTINA DA GAMA E SILVA FOZ MENDONÇA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596.45" calcext:value-type="float">
            <text:p>30.596,4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string" calcext:value-type="string" table:number-columns-spanned="2" table:number-rows-spanned="1">
            <text:p><text:span text:style-name="T6">MARIA DA CONCEIÇÃO PAIXAO SANTOS</text:span></text:p>
          </table:table-cell>
          <table:covered-table-cell/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 table:number-columns-spanned="2" table:number-rows-spanned="1">
            <text:p><text:span text:style-name="T6">MARIA DA CONCEIÇÃO SANTOS</text:span></text:p>
          </table:table-cell>
          <table:covered-table-cell/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5">
          <table:table-cell office:value-type="float" office:value="2355" calcext:value-type="float">
            <text:p>2355</text:p>
          </table:table-cell>
          <table:table-cell office:value-type="string" calcext:value-type="string" table:number-columns-spanned="2" table:number-rows-spanned="1">
            <text:p><text:span text:style-name="T6">MARIA DE LOURDES COSTA</text:span></text:p>
          </table:table-cell>
          <table:covered-table-cell/>
          <table:table-cell office:value-type="string" calcext:value-type="string">
            <text:p><text:span text:style-name="T6">OFICIAL ADMINISTRATIVO</text:span></text:p>
          </table:table-cell>
          <table:table-cell office:value-type="string" calcext:value-type="string">
            <text:p><text:span text:style-name="T6">NUCLEO DE ACOMPANHAMENTO E CONTROLE DE CONVENIOS E CONTRATOS/DIVISAO DE APOIO ADMINISTRATIVO/DIRETORIA ADMINISTRATIV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345.63" calcext:value-type="float">
            <text:p>6.345,6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851.63" calcext:value-type="float">
            <text:p>9.851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8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 table:number-columns-spanned="2" table:number-rows-spanned="1">
            <text:p><text:span text:style-name="T6">MARIA DO NASCIMENTO MENEZES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 table:number-columns-spanned="2" table:number-rows-spanned="1">
            <text:p><text:span text:style-name="T6">MARIA DOS ANJOS PEREIRA DOS SANTO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PERMANENTE DE AUTOCOMPOSIÇÃO E PAZ COAPAZ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1" calcext:value-type="float">
            <text:p>1931</text:p>
          </table:table-cell>
          <table:table-cell office:value-type="string" calcext:value-type="string" table:number-columns-spanned="2" table:number-rows-spanned="1">
            <text:p><text:span text:style-name="T6">MARIA EDILEIDE REIS DOS SANTOS MOU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241.69" calcext:value-type="float">
            <text:p>2.241,6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929.74" calcext:value-type="float">
            <text:p>5.929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59" calcext:value-type="float">
            <text:p>2359</text:p>
          </table:table-cell>
          <table:table-cell office:value-type="string" calcext:value-type="string" table:number-columns-spanned="2" table:number-rows-spanned="1">
            <text:p><text:span text:style-name="T6">MARIA EDJANE OLIVEIRA COSTA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 table:number-columns-spanned="2" table:number-rows-spanned="1">
            <text:p><text:span text:style-name="T6">MARIA ESTER LIMA DE AZEVEDO ANDRADE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39" calcext:value-type="float">
            <text:p>1439</text:p>
          </table:table-cell>
          <table:table-cell office:value-type="string" calcext:value-type="string" table:number-columns-spanned="2" table:number-rows-spanned="1">
            <text:p><text:span text:style-name="T6">MARIA EUGENIA DA SILVA RIBEIR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2" calcext:value-type="float">
            <text:p>2192</text:p>
          </table:table-cell>
          <table:table-cell office:value-type="string" calcext:value-type="string" table:number-columns-spanned="2" table:number-rows-spanned="1">
            <text:p><text:span text:style-name="T6">MARIA EUGENIA DED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string" calcext:value-type="string" table:number-columns-spanned="2" table:number-rows-spanned="1">
            <text:p><text:span text:style-name="T6">MARIA FERNANDA BARBOSA DE SANTANA FERR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364.44" calcext:value-type="float">
            <text:p>3.364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50" calcext:value-type="float">
            <text:p>1550</text:p>
          </table:table-cell>
          <table:table-cell office:value-type="string" calcext:value-type="string" table:number-columns-spanned="2" table:number-rows-spanned="1">
            <text:p><text:span text:style-name="T6">MARIA FERNANDA SOUZA CARVALH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47.77" calcext:value-type="float">
            <text:p>8.247,77</text:p>
          </table:table-cell>
          <table:table-cell office:value-type="float" office:value="0" calcext:value-type="float">
            <text:p>0,00</text:p>
          </table:table-cell>
          <table:table-cell office:value-type="float" office:value="580" calcext:value-type="float">
            <text:p>58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580" calcext:value-type="float">
            <text:p>580,00</text:p>
          </table:table-cell>
          <table:table-cell table:number-columns-repeated="8"/>
        </table:table-row>
        <table:table-row table:style-name="ro4">
          <table:table-cell office:value-type="float" office:value="1871" calcext:value-type="float">
            <text:p>1871</text:p>
          </table:table-cell>
          <table:table-cell office:value-type="string" calcext:value-type="string" table:number-columns-spanned="2" table:number-rows-spanned="1">
            <text:p><text:span text:style-name="T6">MARIA GORETE CARDOSO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 table:number-columns-spanned="2" table:number-rows-spanned="1">
            <text:p><text:span text:style-name="T6">MARIA HELENA MOREIRA SANCHES LISBO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785.14" calcext:value-type="float">
            <text:p>19.785,1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623.88" calcext:value-type="float">
            <text:p>28.623,8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73" calcext:value-type="float">
            <text:p>1273</text:p>
          </table:table-cell>
          <table:table-cell office:value-type="string" calcext:value-type="string" table:number-columns-spanned="2" table:number-rows-spanned="1">
            <text:p><text:span text:style-name="T6">MARIA IZABEL SANTANA DE ABREU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57" calcext:value-type="float">
            <text:p>1157</text:p>
          </table:table-cell>
          <table:table-cell office:value-type="string" calcext:value-type="string" table:number-columns-spanned="2" table:number-rows-spanned="1">
            <text:p><text:span text:style-name="T6">MARIA JOSE DE AGUIAR SILVA NETA</text:span></text:p>
          </table:table-cell>
          <table:covered-table-cell/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186.6" calcext:value-type="float">
            <text:p>4.186,6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816.6" calcext:value-type="float">
            <text:p>6.816,6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 table:number-columns-spanned="2" table:number-rows-spanned="1">
            <text:p><text:span text:style-name="T6">MARIA LILIAN MENDES CARVA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886.71" calcext:value-type="float">
            <text:p>19.886,7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534.8" calcext:value-type="float">
            <text:p>30.534,8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 table:number-columns-spanned="2" table:number-rows-spanned="1">
            <text:p><text:span text:style-name="T6">MARIA MACEDO CHAGAS MOUR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 table:number-columns-spanned="2" table:number-rows-spanned="1">
            <text:p><text:span text:style-name="T6">MARIA NAZARE DE ANDRADE FRANCO</text:span></text:p>
          </table:table-cell>
          <table:covered-table-cell/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0" calcext:value-type="float">
            <text:p>2360</text:p>
          </table:table-cell>
          <table:table-cell office:value-type="string" calcext:value-type="string" table:number-columns-spanned="2" table:number-rows-spanned="1">
            <text:p><text:span text:style-name="T6">MARIA NEILDE DOS SANTOS</text:span></text:p>
          </table:table-cell>
          <table:covered-table-cell/>
          <table:table-cell office:value-type="string" calcext:value-type="string">
            <text:p><text:span text:style-name="T6">EXECUTOR DE SERVIÇOS BAS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 table:number-columns-spanned="2" table:number-rows-spanned="1">
            <text:p><text:span text:style-name="T6">MARIA RITA MACHADO FIGUEIRED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312.96" calcext:value-type="float">
            <text:p>27.312,96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785.52" calcext:value-type="float">
            <text:p>1.785,5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.52" calcext:value-type="float">
            <text:p>1.785,52</text:p>
          </table:table-cell>
          <table:table-cell table:number-columns-repeated="8"/>
        </table:table-row>
        <table:table-row table:style-name="ro4">
          <table:table-cell office:value-type="float" office:value="1973" calcext:value-type="float">
            <text:p>1973</text:p>
          </table:table-cell>
          <table:table-cell office:value-type="string" calcext:value-type="string" table:number-columns-spanned="2" table:number-rows-spanned="1">
            <text:p><text:span text:style-name="T6">MARIA SELMA SIQUEIRA DE CARVALH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 table:number-columns-spanned="2" table:number-rows-spanned="1">
            <text:p><text:span text:style-name="T6">MARIA SUZANA AMADO REIS ANDRADE</text:span></text:p>
          </table:table-cell>
          <table:covered-table-cell/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62" calcext:value-type="float">
            <text:p>1962</text:p>
          </table:table-cell>
          <table:table-cell office:value-type="string" calcext:value-type="string" table:number-columns-spanned="2" table:number-rows-spanned="1">
            <text:p><text:span text:style-name="T6">MARIA TEREZA DE ARAGÃO ANDRADE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90" calcext:value-type="float">
            <text:p>2290</text:p>
          </table:table-cell>
          <table:table-cell office:value-type="string" calcext:value-type="string" table:number-columns-spanned="2" table:number-rows-spanned="1">
            <text:p><text:span text:style-name="T6">MARIANA CARDOSO BARRETO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16.45" calcext:value-type="float">
            <text:p>1.316,45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316.45" calcext:value-type="float">
            <text:p>1.316,45</text:p>
          </table:table-cell>
          <table:table-cell table:number-columns-repeated="8"/>
        </table:table-row>
        <table:table-row table:style-name="ro4">
          <table:table-cell office:value-type="float" office:value="1985" calcext:value-type="float">
            <text:p>1985</text:p>
          </table:table-cell>
          <table:table-cell office:value-type="string" calcext:value-type="string" table:number-columns-spanned="2" table:number-rows-spanned="1">
            <text:p><text:span text:style-name="T6">MARIANA MELO GOIS LEBRE HARDMAN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20.76" calcext:value-type="float">
            <text:p>2.920,7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5673.6" calcext:value-type="float">
            <text:p>5.673,6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 table:number-columns-spanned="2" table:number-rows-spanned="1">
            <text:p><text:span text:style-name="T6">MARIANA MELO SOUTO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228.87" calcext:value-type="float">
            <text:p>7.228,8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272.31" calcext:value-type="float">
            <text:p>10.272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 table:number-columns-spanned="2" table:number-rows-spanned="1">
            <text:p><text:span text:style-name="T6">MARIANA MOURA ROCH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568.77" calcext:value-type="float">
            <text:p>8.568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62" calcext:value-type="float">
            <text:p>1662</text:p>
          </table:table-cell>
          <table:table-cell office:value-type="string" calcext:value-type="string" table:number-columns-spanned="2" table:number-rows-spanned="1">
            <text:p><text:span text:style-name="T6">MARIANA OLIVEIRA LIM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332.56" calcext:value-type="float">
            <text:p>2.332,5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928.29" calcext:value-type="float">
            <text:p>4.928,2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 table:number-columns-spanned="2" table:number-rows-spanned="1">
            <text:p><text:span text:style-name="T6">MARIANA SMITH DANTAS SOBRAL OLIV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792.01" calcext:value-type="float">
            <text:p>11.792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101.01" calcext:value-type="float">
            <text:p>14.101,0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77" calcext:value-type="float">
            <text:p>1977</text:p>
          </table:table-cell>
          <table:table-cell office:value-type="string" calcext:value-type="string" table:number-columns-spanned="2" table:number-rows-spanned="1">
            <text:p><text:span text:style-name="T6">MARIANA TEIXEIRA CARDOSO DOS SANTO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4" calcext:value-type="float">
            <text:p>2324</text:p>
          </table:table-cell>
          <table:table-cell office:value-type="string" calcext:value-type="string" table:number-columns-spanned="2" table:number-rows-spanned="1">
            <text:p><text:span text:style-name="T6">MARIANA TELES CERSOSIMO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TRIAGEM TECNICA DAS 1ª E 2ª PROMOTORIAS DE JUSTIÇA DE LARANJEIRA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56" calcext:value-type="float">
            <text:p>2056</text:p>
          </table:table-cell>
          <table:table-cell office:value-type="string" calcext:value-type="string" table:number-columns-spanned="2" table:number-rows-spanned="1">
            <text:p><text:span text:style-name="T6">MARIANNE MATOS SOUZ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110.05" calcext:value-type="float">
            <text:p>3.110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 table:number-columns-spanned="2" table:number-rows-spanned="1">
            <text:p><text:span text:style-name="T6">MARILEIDE BATISTA DE MELO BARR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string" calcext:value-type="string" table:number-columns-spanned="2" table:number-rows-spanned="1">
            <text:p><text:span text:style-name="T6">MARILENE PAES BARRETO DE FIGUEIRED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1" calcext:value-type="float">
            <text:p>2391</text:p>
          </table:table-cell>
          <table:table-cell office:value-type="string" calcext:value-type="string" table:number-columns-spanned="2" table:number-rows-spanned="1">
            <text:p><text:span text:style-name="T6">MARILIA GRAZIELLA DE OLIVEIRA SILVA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 table:number-columns-spanned="2" table:number-rows-spanned="1">
            <text:p><text:span text:style-name="T6">MARILIA MELO BEZER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PERMANENTE DE AUTOCOMPOSIÇÃO E PAZ COAPAZ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889.82" calcext:value-type="float">
            <text:p>6.889,82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9963.66" calcext:value-type="float">
            <text:p>9.963,6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 table:number-columns-spanned="2" table:number-rows-spanned="1">
            <text:p><text:span text:style-name="T6">MARILIA OLIVEIRA DA SILVA MURAD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602.62" calcext:value-type="float">
            <text:p>5.602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105.58" calcext:value-type="float">
            <text:p>9.105,5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3" calcext:value-type="float">
            <text:p>2363</text:p>
          </table:table-cell>
          <table:table-cell office:value-type="string" calcext:value-type="string" table:number-columns-spanned="2" table:number-rows-spanned="1">
            <text:p><text:span text:style-name="T6">MARINA LEITE FONTES TEIXEIRA MENEZE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4" calcext:value-type="float">
            <text:p>1684</text:p>
          </table:table-cell>
          <table:table-cell office:value-type="string" calcext:value-type="string" table:number-columns-spanned="2" table:number-rows-spanned="1">
            <text:p><text:span text:style-name="T6">MARIO GUILHERME PEREIRA RAM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58.47" calcext:value-type="float">
            <text:p>1.958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89.52" calcext:value-type="float">
            <text:p>5.389,5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23" calcext:value-type="float">
            <text:p>1823</text:p>
          </table:table-cell>
          <table:table-cell office:value-type="string" calcext:value-type="string" table:number-columns-spanned="2" table:number-rows-spanned="1">
            <text:p><text:span text:style-name="T6">MARIO VICTOR LINHARES BARBOS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678.17" calcext:value-type="float">
            <text:p>7.678,1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81" calcext:value-type="float">
            <text:p>2081</text:p>
          </table:table-cell>
          <table:table-cell office:value-type="string" calcext:value-type="string" table:number-columns-spanned="2" table:number-rows-spanned="1">
            <text:p><text:span text:style-name="T6">MARKUS WANDERS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894.82" calcext:value-type="float">
            <text:p>4.894,8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203.82" calcext:value-type="float">
            <text:p>7.203,8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 table:number-columns-spanned="2" table:number-rows-spanned="1">
            <text:p><text:span text:style-name="T6">MARTHA RAQUELL DE PAULA E SILVA GOIS GONZAGA</text:span></text:p>
          </table:table-cell>
          <table:covered-table-cell/>
          <table:table-cell office:value-type="string" calcext:value-type="string">
            <text:p><text:span text:style-name="T6">ASSESSOR DO DIRETOR DE RECURSOS HUMANO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4" calcext:value-type="float">
            <text:p>2044</text:p>
          </table:table-cell>
          <table:table-cell office:value-type="string" calcext:value-type="string" table:number-columns-spanned="2" table:number-rows-spanned="1">
            <text:p><text:span text:style-name="T6">MATHEUS CARDOSO TEIXEIRA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75.64" calcext:value-type="float">
            <text:p>1.775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084.64" calcext:value-type="float">
            <text:p>4.084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21" calcext:value-type="float">
            <text:p>1921</text:p>
          </table:table-cell>
          <table:table-cell office:value-type="string" calcext:value-type="string" table:number-columns-spanned="2" table:number-rows-spanned="1">
            <text:p><text:span text:style-name="T6">MATHEUS MORAIS DE OLIVEIRA MELO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2" calcext:value-type="float">
            <text:p>1682</text:p>
          </table:table-cell>
          <table:table-cell office:value-type="string" calcext:value-type="string" table:number-columns-spanned="2" table:number-rows-spanned="1">
            <text:p><text:span text:style-name="T6">MATHEUS SILVA MENDONC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4.81" calcext:value-type="float">
            <text:p>2.944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253.81" calcext:value-type="float">
            <text:p>5.253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45" calcext:value-type="float">
            <text:p>2345</text:p>
          </table:table-cell>
          <table:table-cell office:value-type="string" calcext:value-type="string" table:number-columns-spanned="2" table:number-rows-spanned="1">
            <text:p><text:span text:style-name="T6">MATHEUS VINICIUS MOREIRA PRADO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 table:number-columns-spanned="2" table:number-rows-spanned="1">
            <text:p><text:span text:style-name="T6">MAURA SILVA DE AQUIN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667.82" calcext:value-type="float">
            <text:p>18.667,82</text:p>
          </table:table-cell>
          <table:table-cell office:value-type="float" office:value="16593.62" calcext:value-type="float">
            <text:p>16.593,6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332.44" calcext:value-type="float">
            <text:p>8.332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6480.88" calcext:value-type="float">
            <text:p>46.480,8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 table:number-columns-spanned="2" table:number-rows-spanned="1">
            <text:p><text:span text:style-name="T6">MAURICIO GUSMAO MAGALHA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586.56" calcext:value-type="float">
            <text:p>18.586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425.3" calcext:value-type="float">
            <text:p>27.425,3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0" calcext:value-type="float">
            <text:p>2380</text:p>
          </table:table-cell>
          <table:table-cell office:value-type="string" calcext:value-type="string" table:number-columns-spanned="2" table:number-rows-spanned="1">
            <text:p><text:span text:style-name="T6">MAURICIO SCHIBUOLA DE CARVALHO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2148.58" calcext:value-type="float">
            <text:p>2.148,5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829.03" calcext:value-type="float">
            <text:p>9.829,03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133.62" calcext:value-type="float">
            <text:p>3.133,62</text:p>
          </table:table-cell>
          <table:table-cell office:value-type="float" office:value="0" calcext:value-type="float">
            <text:p>0,00</text:p>
          </table:table-cell>
          <table:table-cell office:value-type="float" office:value="3133.62" calcext:value-type="float">
            <text:p>3.133,62</text:p>
          </table:table-cell>
          <table:table-cell table:number-columns-repeated="8"/>
        </table:table-row>
        <table:table-row table:style-name="ro4">
          <table:table-cell office:value-type="float" office:value="1612" calcext:value-type="float">
            <text:p>1612</text:p>
          </table:table-cell>
          <table:table-cell office:value-type="string" calcext:value-type="string" table:number-columns-spanned="2" table:number-rows-spanned="1">
            <text:p><text:span text:style-name="T6">MAX ANIBAL NUNES ALV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47.77" calcext:value-type="float">
            <text:p>8.247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03" calcext:value-type="float">
            <text:p>1503</text:p>
          </table:table-cell>
          <table:table-cell office:value-type="string" calcext:value-type="string" table:number-columns-spanned="2" table:number-rows-spanned="1">
            <text:p><text:span text:style-name="T6">MAX DIEGO SIQUEIRA SILVA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19" calcext:value-type="float">
            <text:p>419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728" calcext:value-type="float">
            <text:p>2.728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string" calcext:value-type="string" table:number-columns-spanned="2" table:number-rows-spanned="1">
            <text:p><text:span text:style-name="T6">MAX JEAN VIEIRA DE OLIV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075.98" calcext:value-type="float">
            <text:p>2.075,98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2.74" calcext:value-type="float">
            <text:p>162,74</text:p>
          </table:table-cell>
          <table:table-cell office:value-type="float" office:value="0" calcext:value-type="float">
            <text:p>0,00</text:p>
          </table:table-cell>
          <table:table-cell office:value-type="float" office:value="5348.77" calcext:value-type="float">
            <text:p>5.348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 table:number-columns-spanned="2" table:number-rows-spanned="1">
            <text:p><text:span text:style-name="T6">MAYARA CARVALHO MELLO FONT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08.06" calcext:value-type="float">
            <text:p>4.508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551.5" calcext:value-type="float">
            <text:p>7.551,5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3" calcext:value-type="float">
            <text:p>2043</text:p>
          </table:table-cell>
          <table:table-cell office:value-type="string" calcext:value-type="string" table:number-columns-spanned="2" table:number-rows-spanned="1">
            <text:p><text:span text:style-name="T6">MAYLANE LIMA OLIVEIRA FIGUEIREDO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863.5" calcext:value-type="float">
            <text:p>5.863,5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493.5" calcext:value-type="float">
            <text:p>8.493,5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4" calcext:value-type="float">
            <text:p>1724</text:p>
          </table:table-cell>
          <table:table-cell office:value-type="string" calcext:value-type="string" table:number-columns-spanned="2" table:number-rows-spanned="1">
            <text:p><text:span text:style-name="T6">MICHELANGELO CARVALHO NABUCO D AVIL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683.13" calcext:value-type="float">
            <text:p>11.683,13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4756.97" calcext:value-type="float">
            <text:p>14.756,9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11" calcext:value-type="float">
            <text:p>1811</text:p>
          </table:table-cell>
          <table:table-cell office:value-type="string" calcext:value-type="string" table:number-columns-spanned="2" table:number-rows-spanned="1">
            <text:p><text:span text:style-name="T6">MICHELINE SILVEIRA DE FARIA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 table:number-columns-spanned="2" table:number-rows-spanned="1">
            <text:p><text:span text:style-name="T6">MICHELLI DE OLIVEIRA BARBOS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270.09" calcext:value-type="float">
            <text:p>7.270,0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900.09" calcext:value-type="float">
            <text:p>9.900,09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588.94" calcext:value-type="float">
            <text:p>3.588,94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588.94" calcext:value-type="float">
            <text:p>3.588,94</text:p>
          </table:table-cell>
          <table:table-cell table:number-columns-repeated="8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 table:number-columns-spanned="2" table:number-rows-spanned="1">
            <text:p><text:span text:style-name="T6">MIGUEL ANGELO FONTES DOS SANTOS</text:span></text:p>
          </table:table-cell>
          <table:covered-table-cell/>
          <table:table-cell office:value-type="string" calcext:value-type="string">
            <text:p><text:span text:style-name="T6">COORDENADOR DE PERÍCIA TÉCNICA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008.23" calcext:value-type="float">
            <text:p>2.008,23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008.23" calcext:value-type="float">
            <text:p>2.008,23</text:p>
          </table:table-cell>
          <table:table-cell table:number-columns-repeated="8"/>
        </table:table-row>
        <table:table-row table:style-name="ro4">
          <table:table-cell office:value-type="float" office:value="2356" calcext:value-type="float">
            <text:p>2356</text:p>
          </table:table-cell>
          <table:table-cell office:value-type="string" calcext:value-type="string" table:number-columns-spanned="2" table:number-rows-spanned="1">
            <text:p><text:span text:style-name="T6">MILENA OLIVEIRA ARAUJO</text:span></text:p>
          </table:table-cell>
          <table:covered-table-cell/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5" calcext:value-type="float">
            <text:p>1935</text:p>
          </table:table-cell>
          <table:table-cell office:value-type="string" calcext:value-type="string" table:number-columns-spanned="2" table:number-rows-spanned="1">
            <text:p><text:span text:style-name="T6">MILENA ROCHA CHAGA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45.29" calcext:value-type="float">
            <text:p>2.945,2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5698.13" calcext:value-type="float">
            <text:p>5.698,1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9" calcext:value-type="float">
            <text:p>2289</text:p>
          </table:table-cell>
          <table:table-cell office:value-type="string" calcext:value-type="string" table:number-columns-spanned="2" table:number-rows-spanned="1">
            <text:p><text:span text:style-name="T6">MILLA CASTRO BOAVENTU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string" calcext:value-type="string" table:number-columns-spanned="2" table:number-rows-spanned="1">
            <text:p><text:span text:style-name="T6">MILTON BARRETO FREITAS FI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43" calcext:value-type="float">
            <text:p>2143</text:p>
          </table:table-cell>
          <table:table-cell office:value-type="string" calcext:value-type="string" table:number-columns-spanned="2" table:number-rows-spanned="1">
            <text:p><text:span text:style-name="T6">MILTON RABELO BARRETO</text:span></text:p>
          </table:table-cell>
          <table:covered-table-cell/>
          <table:table-cell office:value-type="string" calcext:value-type="string">
            <text:p><text:span text:style-name="T6">COORDENADOR DO CENTRO MÉD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38.82" calcext:value-type="float">
            <text:p>1.338,82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1338.82" calcext:value-type="float">
            <text:p>1.338,82</text:p>
          </table:table-cell>
          <table:table-cell table:number-columns-repeated="8"/>
        </table:table-row>
        <table:table-row table:style-name="ro4">
          <table:table-cell office:value-type="float" office:value="2270" calcext:value-type="float">
            <text:p>2270</text:p>
          </table:table-cell>
          <table:table-cell office:value-type="string" calcext:value-type="string" table:number-columns-spanned="2" table:number-rows-spanned="1">
            <text:p><text:span text:style-name="T6">MIRAILTON SILVA OLIVEI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25" calcext:value-type="float">
            <text:p>2225</text:p>
          </table:table-cell>
          <table:table-cell office:value-type="string" calcext:value-type="string" table:number-columns-spanned="2" table:number-rows-spanned="1">
            <text:p><text:span text:style-name="T6">MIRELLA PRATA DE BRITTO CHAVE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 table:number-columns-spanned="2" table:number-rows-spanned="1">
            <text:p><text:span text:style-name="T6">MIRELLE MENDONÇA OLIVEIRA</text:span></text:p>
          </table:table-cell>
          <table:covered-table-cell/>
          <table:table-cell office:value-type="string" calcext:value-type="string">
            <text:p><text:span text:style-name="T6">CHEFE DO NUCLEO DE CONSIGNAÇOES, CUSTOS E GRATIFICAÇOE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218.86" calcext:value-type="float">
            <text:p>2.218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527.86" calcext:value-type="float">
            <text:p>4.527,8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82" calcext:value-type="float">
            <text:p>1582</text:p>
          </table:table-cell>
          <table:table-cell office:value-type="string" calcext:value-type="string" table:number-columns-spanned="2" table:number-rows-spanned="1">
            <text:p><text:span text:style-name="T6">MIRENA OLIVEIRA FERREIRA LIN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974.38" calcext:value-type="float">
            <text:p>4.974,3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604.38" calcext:value-type="float">
            <text:p>7.604,3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2" calcext:value-type="float">
            <text:p>2182</text:p>
          </table:table-cell>
          <table:table-cell office:value-type="string" calcext:value-type="string" table:number-columns-spanned="2" table:number-rows-spanned="1">
            <text:p><text:span text:style-name="T6">MIRIAM TERESA CARDOSO MACHAD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73" calcext:value-type="float">
            <text:p>2073</text:p>
          </table:table-cell>
          <table:table-cell office:value-type="string" calcext:value-type="string" table:number-columns-spanned="2" table:number-rows-spanned="1">
            <text:p><text:span text:style-name="T6">MOACIR NABUCO DAVILA MENESES</text:span></text:p>
          </table:table-cell>
          <table:covered-table-cell/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7" calcext:value-type="float">
            <text:p>2277</text:p>
          </table:table-cell>
          <table:table-cell office:value-type="string" calcext:value-type="string" table:number-columns-spanned="2" table:number-rows-spanned="1">
            <text:p><text:span text:style-name="T6">MOACYR SOARES DA MOTTA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6" calcext:value-type="float">
            <text:p>2136</text:p>
          </table:table-cell>
          <table:table-cell office:value-type="string" calcext:value-type="string" table:number-columns-spanned="2" table:number-rows-spanned="1">
            <text:p><text:span text:style-name="T6">MOANA JAMILLE SANTOS DE JESU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72" calcext:value-type="float">
            <text:p>872</text:p>
          </table:table-cell>
          <table:table-cell office:value-type="string" calcext:value-type="string" table:number-columns-spanned="2" table:number-rows-spanned="1">
            <text:p><text:span text:style-name="T6">MONICA ANTUNES ROCHA RIGO DA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436.96" calcext:value-type="float">
            <text:p>26.436,9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 table:number-columns-spanned="2" table:number-rows-spanned="1">
            <text:p><text:span text:style-name="T6">MONICA MARIA HARDMAN DANTAS BERNARD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1" calcext:value-type="float">
            <text:p>1311</text:p>
          </table:table-cell>
          <table:table-cell office:value-type="string" calcext:value-type="string" table:number-columns-spanned="2" table:number-rows-spanned="1">
            <text:p><text:span text:style-name="T6">MONICA OLIVEIRA NUNES DÓRI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716.25" calcext:value-type="float">
            <text:p>9.716,2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8" calcext:value-type="float">
            <text:p>1718</text:p>
          </table:table-cell>
          <table:table-cell office:value-type="string" calcext:value-type="string" table:number-columns-spanned="2" table:number-rows-spanned="1">
            <text:p><text:span text:style-name="T6">MORGANA BOTO MENEZ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516.6" calcext:value-type="float">
            <text:p>8.516,6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146.6" calcext:value-type="float">
            <text:p>11.146,6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60" calcext:value-type="float">
            <text:p>1960</text:p>
          </table:table-cell>
          <table:table-cell office:value-type="string" calcext:value-type="string" table:number-columns-spanned="2" table:number-rows-spanned="1">
            <text:p><text:span text:style-name="T6">MURIEL GUIMARÃES LIMA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 table:number-columns-spanned="2" table:number-rows-spanned="1">
            <text:p><text:span text:style-name="T6">MURILO ALVES DOS SANTOS FILHO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 table:number-columns-spanned="2" table:number-rows-spanned="1">
            <text:p><text:span text:style-name="T6">MURILO DA CRUZ LIMA</text:span></text:p>
          </table:table-cell>
          <table:covered-table-cell/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83" calcext:value-type="float">
            <text:p>1883</text:p>
          </table:table-cell>
          <table:table-cell office:value-type="string" calcext:value-type="string" table:number-columns-spanned="2" table:number-rows-spanned="1">
            <text:p><text:span text:style-name="T6">MYRELLE MARTINS MOTA SANTIAG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620.87" calcext:value-type="float">
            <text:p>2.620,8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929.87" calcext:value-type="float">
            <text:p>4.929,8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42" calcext:value-type="float">
            <text:p>1542</text:p>
          </table:table-cell>
          <table:table-cell office:value-type="string" calcext:value-type="string" table:number-columns-spanned="2" table:number-rows-spanned="1">
            <text:p><text:span text:style-name="T6">MYRNA GLYNNIS MENDONCA CRUZ</text:span></text:p>
          </table:table-cell>
          <table:covered-table-cell/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13" calcext:value-type="float">
            <text:p>2113</text:p>
          </table:table-cell>
          <table:table-cell office:value-type="string" calcext:value-type="string" table:number-columns-spanned="2" table:number-rows-spanned="1">
            <text:p><text:span text:style-name="T6">NARCISO BATIST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2" calcext:value-type="float">
            <text:p>1842</text:p>
          </table:table-cell>
          <table:table-cell office:value-type="string" calcext:value-type="string" table:number-columns-spanned="2" table:number-rows-spanned="1">
            <text:p><text:span text:style-name="T6">NATALIA PRATA FREITAS CAVALCANT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778.55" calcext:value-type="float">
            <text:p>4.778,55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531.39" calcext:value-type="float">
            <text:p>7.531,3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 table:number-columns-spanned="2" table:number-rows-spanned="1">
            <text:p><text:span text:style-name="T6">NATHALIA XAVIER FEITOZA PASS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186.22" calcext:value-type="float">
            <text:p>6.186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781.95" calcext:value-type="float">
            <text:p>8.781,9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93" calcext:value-type="float">
            <text:p>1993</text:p>
          </table:table-cell>
          <table:table-cell office:value-type="string" calcext:value-type="string" table:number-columns-spanned="2" table:number-rows-spanned="1">
            <text:p><text:span text:style-name="T6">NATHAZIA DE ALMEIDA REIS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08.78" calcext:value-type="float">
            <text:p>3.308,7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796.06" calcext:value-type="float">
            <text:p>6.796,06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string" calcext:value-type="string" table:number-columns-spanned="2" table:number-rows-spanned="1">
            <text:p><text:span text:style-name="T6">NAYRA MOURA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048.82" calcext:value-type="float">
            <text:p>9.048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80" calcext:value-type="float">
            <text:p>1580</text:p>
          </table:table-cell>
          <table:table-cell office:value-type="string" calcext:value-type="string" table:number-columns-spanned="2" table:number-rows-spanned="1">
            <text:p><text:span text:style-name="T6">NELMA MARIA LIMA CANUTO SANTIAGO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 table:number-columns-spanned="2" table:number-rows-spanned="1">
            <text:p><text:span text:style-name="T6">NEWTON SILVEIRA DIAS JUNIO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683.56" calcext:value-type="float">
            <text:p>19.683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8332.44" calcext:value-type="float">
            <text:p>8.332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903" calcext:value-type="float">
            <text:p>30.903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5" calcext:value-type="float">
            <text:p>2195</text:p>
          </table:table-cell>
          <table:table-cell office:value-type="string" calcext:value-type="string" table:number-columns-spanned="2" table:number-rows-spanned="1">
            <text:p><text:span text:style-name="T6">NILZA MOTTA ALMEIDA FREITAS</text:span></text:p>
          </table:table-cell>
          <table:covered-table-cell/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ASSESSORIA DO CONSELHO SUPERIOR DO MINISTERIO PUBLICO (CSMP/SE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 table:number-columns-spanned="2" table:number-rows-spanned="1">
            <text:p><text:span text:style-name="T6">NILZIR SOARES VIEIRA JUNIO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586.56" calcext:value-type="float">
            <text:p>18.586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522.79" calcext:value-type="float">
            <text:p>9.522,79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31183.19" calcext:value-type="float">
            <text:p>31.183,1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 table:number-columns-spanned="2" table:number-rows-spanned="1">
            <text:p><text:span text:style-name="T6">NIVEA HELENA AGUIAR DA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557.4" calcext:value-type="float">
            <text:p>6.557,4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187.4" calcext:value-type="float">
            <text:p>9.187,40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 table:number-columns-spanned="2" table:number-rows-spanned="1">
            <text:p><text:span text:style-name="T6">ODIL SILVA OLIV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238.28" calcext:value-type="float">
            <text:p>4.238,2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3696.02" calcext:value-type="float">
            <text:p>13.696,0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 table:number-columns-spanned="2" table:number-rows-spanned="1">
            <text:p><text:span text:style-name="T6">ODILON CABRAL MACHADO JUNIOR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725.78" calcext:value-type="float">
            <text:p>12.725,7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16243.46" calcext:value-type="float">
            <text:p>16.243,4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18" calcext:value-type="float">
            <text:p>2118</text:p>
          </table:table-cell>
          <table:table-cell office:value-type="string" calcext:value-type="string" table:number-columns-spanned="2" table:number-rows-spanned="1">
            <text:p><text:span text:style-name="T6">ODILON TERTULIANO DE MENEZES</text:span></text:p>
          </table:table-cell>
          <table:covered-table-cell/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66" calcext:value-type="float">
            <text:p>1566</text:p>
          </table:table-cell>
          <table:table-cell office:value-type="string" calcext:value-type="string" table:number-columns-spanned="2" table:number-rows-spanned="1">
            <text:p><text:span text:style-name="T6">OLEANIA MENEZES SOUZ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BIBLIOTECA/ESCOLA SUPERIOR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00.88" calcext:value-type="float">
            <text:p>3.200,88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274.72" calcext:value-type="float">
            <text:p>6.274,7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 table:number-columns-spanned="2" table:number-rows-spanned="1">
            <text:p><text:span text:style-name="T6">OLIVIA FERNANDES LEAL DE MELL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169.71" calcext:value-type="float">
            <text:p>12.169,7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5243.55" calcext:value-type="float">
            <text:p>15.243,5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 table:number-columns-spanned="2" table:number-rows-spanned="1">
            <text:p><text:span text:style-name="T6">ORLANDO ROCHADEL MOR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207.88" calcext:value-type="float">
            <text:p>20.207,88</text:p>
          </table:table-cell>
          <table:table-cell office:value-type="float" office:value="17962.56" calcext:value-type="float">
            <text:p>17.962,5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9389.88" calcext:value-type="float">
            <text:p>49.389,8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63" calcext:value-type="float">
            <text:p>1563</text:p>
          </table:table-cell>
          <table:table-cell office:value-type="string" calcext:value-type="string" table:number-columns-spanned="2" table:number-rows-spanned="1">
            <text:p><text:span text:style-name="T6">OSMAR FERREIRA DO AMARAL JUNIOR WANDERLEY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726.06" calcext:value-type="float">
            <text:p>3.726,06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672.86" calcext:value-type="float">
            <text:p>7.672,8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2" calcext:value-type="float">
            <text:p>1592</text:p>
          </table:table-cell>
          <table:table-cell office:value-type="string" calcext:value-type="string" table:number-columns-spanned="2" table:number-rows-spanned="1">
            <text:p><text:span text:style-name="T6">OSMARIO LISBOA DE ARAUJ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01" calcext:value-type="float">
            <text:p>2401</text:p>
          </table:table-cell>
          <table:table-cell office:value-type="string" calcext:value-type="string" table:number-columns-spanned="2" table:number-rows-spanned="1">
            <text:p><text:span text:style-name="T6">PABLO MAGALHAES ALVES GAMA</text:span></text:p>
          </table:table-cell>
          <table:covered-table-cell/>
          <table:table-cell office:value-type="string" calcext:value-type="string">
            <text:p><text:span text:style-name="T6">MAJOR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87" calcext:value-type="float">
            <text:p>1487</text:p>
          </table:table-cell>
          <table:table-cell office:value-type="string" calcext:value-type="string" table:number-columns-spanned="2" table:number-rows-spanned="1">
            <text:p><text:span text:style-name="T6">PALOMA MATOS MONTEIRO</text:span></text:p>
          </table:table-cell>
          <table:covered-table-cell/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21.92" calcext:value-type="float">
            <text:p>221,92</text:p>
          </table:table-cell>
          <table:table-cell office:value-type="float" office:value="99.36" calcext:value-type="float">
            <text:p>99,36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2951.28" calcext:value-type="float">
            <text:p>2.951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6" calcext:value-type="float">
            <text:p>2396</text:p>
          </table:table-cell>
          <table:table-cell office:value-type="string" calcext:value-type="string" table:number-columns-spanned="2" table:number-rows-spanned="1">
            <text:p><text:span text:style-name="T6">PAMELA GRACA COSTA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24" calcext:value-type="float">
            <text:p>1524</text:p>
          </table:table-cell>
          <table:table-cell office:value-type="string" calcext:value-type="string" table:number-columns-spanned="2" table:number-rows-spanned="1">
            <text:p><text:span text:style-name="T6">PAMELLA HELLY ALMEIDA DE OLIVEIR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47.77" calcext:value-type="float">
            <text:p>8.247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69" calcext:value-type="float">
            <text:p>1569</text:p>
          </table:table-cell>
          <table:table-cell office:value-type="string" calcext:value-type="string" table:number-columns-spanned="2" table:number-rows-spanned="1">
            <text:p><text:span text:style-name="T6">PASCOAL NABUCO DAVILA FREIRE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25" calcext:value-type="float">
            <text:p>1425</text:p>
          </table:table-cell>
          <table:table-cell office:value-type="string" calcext:value-type="string" table:number-columns-spanned="2" table:number-rows-spanned="1">
            <text:p><text:span text:style-name="T6">PATRICIA AZEVEDO MORAES PORRAL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762.73" calcext:value-type="float">
            <text:p>9.762,7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07" calcext:value-type="float">
            <text:p>1307</text:p>
          </table:table-cell>
          <table:table-cell office:value-type="string" calcext:value-type="string" table:number-columns-spanned="2" table:number-rows-spanned="1">
            <text:p><text:span text:style-name="T6">PATRICIA CARDOSO MACHA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974.38" calcext:value-type="float">
            <text:p>4.974,3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604.38" calcext:value-type="float">
            <text:p>7.604,3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11" calcext:value-type="float">
            <text:p>1511</text:p>
          </table:table-cell>
          <table:table-cell office:value-type="string" calcext:value-type="string" table:number-columns-spanned="2" table:number-rows-spanned="1">
            <text:p><text:span text:style-name="T6">PATRICIA PASSOS MASCARENHAS MENEZ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44.65" calcext:value-type="float">
            <text:p>4.544,6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174.65" calcext:value-type="float">
            <text:p>7.174,6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8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 table:number-columns-spanned="2" table:number-rows-spanned="1">
            <text:p><text:span text:style-name="T6">PATRICIO FERREIRA DE FARIA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91" calcext:value-type="float">
            <text:p>1491</text:p>
          </table:table-cell>
          <table:table-cell office:value-type="string" calcext:value-type="string" table:number-columns-spanned="2" table:number-rows-spanned="1">
            <text:p><text:span text:style-name="T6">PAULA COSTA SOUZA PASQUETTI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839.55" calcext:value-type="float">
            <text:p>8.839,55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1913.39" calcext:value-type="float">
            <text:p>11.913,3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string" calcext:value-type="string" table:number-columns-spanned="2" table:number-rows-spanned="1">
            <text:p><text:span text:style-name="T6">PAULA LAISE LIMA ALVE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379.13" calcext:value-type="float">
            <text:p>379,13</text:p>
          </table:table-cell>
          <table:table-cell office:value-type="float" office:value="1275" calcext:value-type="float">
            <text:p>1.275,00</text:p>
          </table:table-cell>
          <table:table-cell office:value-type="float" office:value="1827.5" calcext:value-type="float">
            <text:p>1.827,5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4515.63" calcext:value-type="float">
            <text:p>4.515,6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21" calcext:value-type="float">
            <text:p>2121</text:p>
          </table:table-cell>
          <table:table-cell office:value-type="string" calcext:value-type="string" table:number-columns-spanned="2" table:number-rows-spanned="1">
            <text:p><text:span text:style-name="T6">PAULO CEZAR SANTO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string" calcext:value-type="string" table:number-columns-spanned="2" table:number-rows-spanned="1">
            <text:p><text:span text:style-name="T6">PAULO HENRIQUE SOARES DE ASSIS BAPTIST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986.31" calcext:value-type="float">
            <text:p>4.986,3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739.15" calcext:value-type="float">
            <text:p>7.739,1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2" calcext:value-type="float">
            <text:p>2272</text:p>
          </table:table-cell>
          <table:table-cell office:value-type="string" calcext:value-type="string" table:number-columns-spanned="2" table:number-rows-spanned="1">
            <text:p><text:span text:style-name="T6">PAULO JOSE DE ARAGAO ALMEIDA</text:span></text:p>
          </table:table-cell>
          <table:covered-table-cell/>
          <table:table-cell office:value-type="string" calcext:value-type="string">
            <text:p><text:span text:style-name="T6">VIGILANTE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89" calcext:value-type="float">
            <text:p>1389</text:p>
          </table:table-cell>
          <table:table-cell office:value-type="string" calcext:value-type="string" table:number-columns-spanned="2" table:number-rows-spanned="1">
            <text:p><text:span text:style-name="T6">PAULO JOSE DE FREITAS FILH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334.09" calcext:value-type="float">
            <text:p>7.334,0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964.09" calcext:value-type="float">
            <text:p>9.964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 table:number-columns-spanned="2" table:number-rows-spanned="1">
            <text:p><text:span text:style-name="T6">PAULO JOSE FRANCISCO ALVES FI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12.3" calcext:value-type="float">
            <text:p>18.312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894.04" calcext:value-type="float">
            <text:p>26.894,0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 table:number-columns-spanned="2" table:number-rows-spanned="1">
            <text:p><text:span text:style-name="T6">PAULO LIMA DE SANTANA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191.43" calcext:value-type="float">
            <text:p>20.191,4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58.99" calcext:value-type="float">
            <text:p>3.758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721.41" calcext:value-type="float">
            <text:p>33.721,4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 table:number-columns-spanned="2" table:number-rows-spanned="1">
            <text:p><text:span text:style-name="T6">PAULO RIBEIRO DA SILVA</text:span></text:p>
          </table:table-cell>
          <table:covered-table-cell/>
          <table:table-cell office:value-type="string" calcext:value-type="string">
            <text:p><text:span text:style-name="T6">CHEFE DOS SERVIÇOS DE MANUTENÇÃO -CAPITAL/INTERIOR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8"/>
        </table:table-row>
        <table:table-row table:style-name="ro4">
          <table:table-cell office:value-type="float" office:value="1476" calcext:value-type="float">
            <text:p>1476</text:p>
          </table:table-cell>
          <table:table-cell office:value-type="string" calcext:value-type="string" table:number-columns-spanned="2" table:number-rows-spanned="1">
            <text:p><text:span text:style-name="T6">PAULO ROBERTO NUNES DE ALMEID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186.22" calcext:value-type="float">
            <text:p>6.186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550.66" calcext:value-type="float">
            <text:p>9.550,66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 table:number-columns-spanned="2" table:number-rows-spanned="1">
            <text:p><text:span text:style-name="T6">PAULO VIEIRA MESSIA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506" calcext:value-type="float">
            <text:p>3.506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964.05" calcext:value-type="float">
            <text:p>1.964,05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964.05" calcext:value-type="float">
            <text:p>1.964,05</text:p>
          </table:table-cell>
          <table:table-cell table:number-columns-repeated="8"/>
        </table:table-row>
        <table:table-row table:style-name="ro4">
          <table:table-cell office:value-type="float" office:value="2304" calcext:value-type="float">
            <text:p>2304</text:p>
          </table:table-cell>
          <table:table-cell office:value-type="string" calcext:value-type="string" table:number-columns-spanned="2" table:number-rows-spanned="1">
            <text:p><text:span text:style-name="T6">PEDRO ARTUR TORRES COSTA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5" calcext:value-type="float">
            <text:p>1845</text:p>
          </table:table-cell>
          <table:table-cell office:value-type="string" calcext:value-type="string" table:number-columns-spanned="2" table:number-rows-spanned="1">
            <text:p><text:span text:style-name="T6">PEDRO GOMES DE SOUZA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84" calcext:value-type="float">
            <text:p>2284</text:p>
          </table:table-cell>
          <table:table-cell office:value-type="string" calcext:value-type="string" table:number-columns-spanned="2" table:number-rows-spanned="1">
            <text:p><text:span text:style-name="T6">PEDRO MELLO DA SILVA</text:span></text:p>
          </table:table-cell>
          <table:covered-table-cell/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911" calcext:value-type="float">
            <text:p>911</text:p>
          </table:table-cell>
          <table:table-cell office:value-type="string" calcext:value-type="string" table:number-columns-spanned="2" table:number-rows-spanned="1">
            <text:p><text:span text:style-name="T6">PEDRO MENEZES FEITOSA</text:span></text:p>
          </table:table-cell>
          <table:covered-table-cell/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 table:number-columns-spanned="2" table:number-rows-spanned="1">
            <text:p><text:span text:style-name="T6">PEDRO VICTORIO DAUD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2" calcext:value-type="float">
            <text:p>1692</text:p>
          </table:table-cell>
          <table:table-cell office:value-type="string" calcext:value-type="string" table:number-columns-spanned="2" table:number-rows-spanned="1">
            <text:p><text:span text:style-name="T6">PEDRO VINICIUS LOPES DOS SANTOS</text:span></text:p>
          </table:table-cell>
          <table:covered-table-cell/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DE APOIO ADMINISTRATIVO/DIRETORIA ADMINISTRATIV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022.64" calcext:value-type="float">
            <text:p>7.022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652.64" calcext:value-type="float">
            <text:p>9.652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 table:number-columns-spanned="2" table:number-rows-spanned="1">
            <text:p><text:span text:style-name="T6">PETERSON ALMEIDA BARBOS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683.56" calcext:value-type="float">
            <text:p>19.683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3571.04" calcext:value-type="float">
            <text:p>3.571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093.34" calcext:value-type="float">
            <text:p>32.093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 table:number-columns-spanned="2" table:number-rows-spanned="1">
            <text:p><text:span text:style-name="T6">PETRUCIO LOPES CASADO FILH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447.75" calcext:value-type="float">
            <text:p>12.447,7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077.75" calcext:value-type="float">
            <text:p>15.077,7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50" calcext:value-type="float">
            <text:p>2250</text:p>
          </table:table-cell>
          <table:table-cell office:value-type="string" calcext:value-type="string" table:number-columns-spanned="2" table:number-rows-spanned="1">
            <text:p><text:span text:style-name="T6">PIERRE VIEIRA DE CARVALH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 table:number-columns-spanned="2" table:number-rows-spanned="1">
            <text:p><text:span text:style-name="T6">POLLYANNA MARA DE CASTRO AGUIA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581.74" calcext:value-type="float">
            <text:p>8.581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 table:number-columns-spanned="2" table:number-rows-spanned="1">
            <text:p><text:span text:style-name="T6">PORFIRIO MARTINS FELIX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 table:number-columns-spanned="2" table:number-rows-spanned="1">
            <text:p><text:span text:style-name="T6">PRISCILA CAMARGO SILVA TAVARES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84.16" calcext:value-type="float">
            <text:p>8.284,16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899.8" calcext:value-type="float">
            <text:p>1.899,8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899.8" calcext:value-type="float">
            <text:p>1.899,80</text:p>
          </table:table-cell>
          <table:table-cell table:number-columns-repeated="8"/>
        </table:table-row>
        <table:table-row table:style-name="ro4">
          <table:table-cell office:value-type="float" office:value="1929" calcext:value-type="float">
            <text:p>1929</text:p>
          </table:table-cell>
          <table:table-cell office:value-type="string" calcext:value-type="string" table:number-columns-spanned="2" table:number-rows-spanned="1">
            <text:p><text:span text:style-name="T6">PUSCAS PEREIRA SILVA JUNIOR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464.08" calcext:value-type="float">
            <text:p>1.464,0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882.17" calcext:value-type="float">
            <text:p>1.882,1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6099.09" calcext:value-type="float">
            <text:p>6.099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47" calcext:value-type="float">
            <text:p>1547</text:p>
          </table:table-cell>
          <table:table-cell office:value-type="string" calcext:value-type="string" table:number-columns-spanned="2" table:number-rows-spanned="1">
            <text:p><text:span text:style-name="T6">QUELINE BARBOSA DE SOUZA ARAGÃ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178.02" calcext:value-type="float">
            <text:p>12.178,0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808.02" calcext:value-type="float">
            <text:p>14.808,0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02" calcext:value-type="float">
            <text:p>2202</text:p>
          </table:table-cell>
          <table:table-cell office:value-type="string" calcext:value-type="string" table:number-columns-spanned="2" table:number-rows-spanned="1">
            <text:p><text:span text:style-name="T6">QUEZIA EMANUELA MESSIAS ALVE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 table:number-columns-spanned="2" table:number-rows-spanned="1">
            <text:p><text:span text:style-name="T6">RAFAEL CUSTODIO SILVA</text:span></text:p>
          </table:table-cell>
          <table:covered-table-cell/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32" calcext:value-type="float">
            <text:p>2232</text:p>
          </table:table-cell>
          <table:table-cell office:value-type="string" calcext:value-type="string" table:number-columns-spanned="2" table:number-rows-spanned="1">
            <text:p><text:span text:style-name="T6">RAFAEL SANTOS CRUZ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66" calcext:value-type="float">
            <text:p>1466</text:p>
          </table:table-cell>
          <table:table-cell office:value-type="string" calcext:value-type="string" table:number-columns-spanned="2" table:number-rows-spanned="1">
            <text:p><text:span text:style-name="T6">RAFAEL SCHWEZ KURKOWSKI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1" calcext:value-type="float">
            <text:p>1711</text:p>
          </table:table-cell>
          <table:table-cell office:value-type="string" calcext:value-type="string" table:number-columns-spanned="2" table:number-rows-spanned="1">
            <text:p><text:span text:style-name="T6">RAFAEL VALENCA DA COST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 table:number-columns-spanned="2" table:number-rows-spanned="1">
            <text:p><text:span text:style-name="T6">RAIMUNDO BISPO FI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855.22" calcext:value-type="float">
            <text:p>17.855,2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693.96" calcext:value-type="float">
            <text:p>26.693,9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62" calcext:value-type="float">
            <text:p>2362</text:p>
          </table:table-cell>
          <table:table-cell office:value-type="string" calcext:value-type="string" table:number-columns-spanned="2" table:number-rows-spanned="1">
            <text:p><text:span text:style-name="T6">RAISSA GUIMARAES VIEIRA MACHAD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72" calcext:value-type="float">
            <text:p>1172</text:p>
          </table:table-cell>
          <table:table-cell office:value-type="string" calcext:value-type="string" table:number-columns-spanned="2" table:number-rows-spanned="1">
            <text:p><text:span text:style-name="T6">RAISSA LEMOS SILVA MACHAD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57.21" calcext:value-type="float">
            <text:p>3.257,2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6453.89" calcext:value-type="float">
            <text:p>6.453,8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 table:number-columns-spanned="2" table:number-rows-spanned="1">
            <text:p><text:span text:style-name="T6">RANDERSON FERREIRA BARBOSA SANTOS</text:span></text:p>
          </table:table-cell>
          <table:covered-table-cell/>
          <table:table-cell office:value-type="string" calcext:value-type="string">
            <text:p><text:span text:style-name="T6">Chefe do N. de Cadast. , Doc. e Dist. Fun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58" calcext:value-type="float">
            <text:p>1758</text:p>
          </table:table-cell>
          <table:table-cell office:value-type="string" calcext:value-type="string" table:number-columns-spanned="2" table:number-rows-spanned="1">
            <text:p><text:span text:style-name="T6">RAQUEL SOARES DA SILV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568.77" calcext:value-type="float">
            <text:p>8.568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 table:number-columns-spanned="2" table:number-rows-spanned="1">
            <text:p><text:span text:style-name="T6">RAUL JOSE VIEIRA NET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5" calcext:value-type="float">
            <text:p>1895</text:p>
          </table:table-cell>
          <table:table-cell office:value-type="string" calcext:value-type="string" table:number-columns-spanned="2" table:number-rows-spanned="1">
            <text:p><text:span text:style-name="T6">RAYANA SCHUSTER LEITE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901.43" calcext:value-type="float">
            <text:p>4.901,4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210.43" calcext:value-type="float">
            <text:p>7.210,4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string" calcext:value-type="string" table:number-columns-spanned="2" table:number-rows-spanned="1">
            <text:p><text:span text:style-name="T6">RAYANNE SILVA DE PONT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57.21" calcext:value-type="float">
            <text:p>3.257,2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66.21" calcext:value-type="float">
            <text:p>5.566,2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9" calcext:value-type="float">
            <text:p>1869</text:p>
          </table:table-cell>
          <table:table-cell office:value-type="string" calcext:value-type="string" table:number-columns-spanned="2" table:number-rows-spanned="1">
            <text:p><text:span text:style-name="T6">RAYMUNDO NAPOLEAO XIMENES NETO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0" calcext:value-type="float">
            <text:p>0,00</text:p>
          </table:table-cell>
          <table:table-cell office:value-type="float" office:value="2261.66" calcext:value-type="float">
            <text:p>2.261,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545.82" calcext:value-type="float">
            <text:p>10.545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7" calcext:value-type="float">
            <text:p>2387</text:p>
          </table:table-cell>
          <table:table-cell office:value-type="string" calcext:value-type="string" table:number-columns-spanned="2" table:number-rows-spanned="1">
            <text:p><text:span text:style-name="T6">REGINALDO SANTOS DE MOU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6" calcext:value-type="float">
            <text:p>2316</text:p>
          </table:table-cell>
          <table:table-cell office:value-type="string" calcext:value-type="string" table:number-columns-spanned="2" table:number-rows-spanned="1">
            <text:p><text:span text:style-name="T6">REJANE BRITO GUIMARAES</text:span></text:p>
          </table:table-cell>
          <table:covered-table-cell/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1" calcext:value-type="float">
            <text:p>2191</text:p>
          </table:table-cell>
          <table:table-cell office:value-type="string" calcext:value-type="string" table:number-columns-spanned="2" table:number-rows-spanned="1">
            <text:p><text:span text:style-name="T6">RENATA BRITO VIEIRA TELES</text:span></text:p>
          </table:table-cell>
          <table:covered-table-cell/>
          <table:table-cell office:value-type="string" calcext:value-type="string">
            <text:p><text:span text:style-name="T6">ASSESSOR DO NÚCLEO DE P.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26" calcext:value-type="float">
            <text:p>1526</text:p>
          </table:table-cell>
          <table:table-cell office:value-type="string" calcext:value-type="string" table:number-columns-spanned="2" table:number-rows-spanned="1">
            <text:p><text:span text:style-name="T6">RENATA MACIEL ALMEIDA ARAUJ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9135.45" calcext:value-type="float">
            <text:p>9.135,4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56" calcext:value-type="float">
            <text:p>1356</text:p>
          </table:table-cell>
          <table:table-cell office:value-type="string" calcext:value-type="string" table:number-columns-spanned="2" table:number-rows-spanned="1">
            <text:p><text:span text:style-name="T6">RENATA MOREIRA SAND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84.22" calcext:value-type="float">
            <text:p>3.884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514.22" calcext:value-type="float">
            <text:p>6.514,2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01" calcext:value-type="float">
            <text:p>1701</text:p>
          </table:table-cell>
          <table:table-cell office:value-type="string" calcext:value-type="string" table:number-columns-spanned="2" table:number-rows-spanned="1">
            <text:p><text:span text:style-name="T6">RENATA PEREIRA DANTAS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6" calcext:value-type="float">
            <text:p>1956</text:p>
          </table:table-cell>
          <table:table-cell office:value-type="string" calcext:value-type="string" table:number-columns-spanned="2" table:number-rows-spanned="1">
            <text:p><text:span text:style-name="T6">RENATA SARA DANTAS MARQUES SOAR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95.1" calcext:value-type="float">
            <text:p>1.995,1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625.1" calcext:value-type="float">
            <text:p>4.625,1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 table:number-columns-spanned="2" table:number-rows-spanned="1">
            <text:p><text:span text:style-name="T6">RENATO VIEIRA DANTAS BERNARDE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946.64" calcext:value-type="float">
            <text:p>17.946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0576.64" calcext:value-type="float">
            <text:p>20.576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 table:number-columns-spanned="2" table:number-rows-spanned="1">
            <text:p><text:span text:style-name="T6">RENE ANTONIO ERB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586.56" calcext:value-type="float">
            <text:p>18.586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3571.04" calcext:value-type="float">
            <text:p>3.571,0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739.34" calcext:value-type="float">
            <text:p>30.739,3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 table:number-columns-spanned="2" table:number-rows-spanned="1">
            <text:p><text:span text:style-name="T6">RENIVALDO LIMA SAMPAIO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ARQUIVO CENTRAL DO MINISTERIO PUBLICO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32.79" calcext:value-type="float">
            <text:p>4.532,7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038.79" calcext:value-type="float">
            <text:p>8.038,7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3" calcext:value-type="float">
            <text:p>1933</text:p>
          </table:table-cell>
          <table:table-cell office:value-type="string" calcext:value-type="string" table:number-columns-spanned="2" table:number-rows-spanned="1">
            <text:p><text:span text:style-name="T6">RHAQUEL GLEYSIANE FARIAS NUN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110.05" calcext:value-type="float">
            <text:p>3.110,0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string" calcext:value-type="string" table:number-columns-spanned="2" table:number-rows-spanned="1">
            <text:p><text:span text:style-name="T6">RICARDO MACHADO OLIVEIR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0" calcext:value-type="float">
            <text:p>0,00</text:p>
          </table:table-cell>
          <table:table-cell office:value-type="float" office:value="2261.66" calcext:value-type="float">
            <text:p>2.261,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545.82" calcext:value-type="float">
            <text:p>10.545,82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1428.48" calcext:value-type="float">
            <text:p>1.428,48</text:p>
          </table:table-cell>
          <table:table-cell office:value-type="float" office:value="0" calcext:value-type="float">
            <text:p>0,00</text:p>
          </table:table-cell>
          <table:table-cell office:value-type="float" office:value="1428.48" calcext:value-type="float">
            <text:p>1.428,48</text:p>
          </table:table-cell>
          <table:table-cell table:number-columns-repeated="8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 table:number-columns-spanned="2" table:number-rows-spanned="1">
            <text:p><text:span text:style-name="T6">RICARDO MONTEIRO MOTA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53" calcext:value-type="float">
            <text:p>1253</text:p>
          </table:table-cell>
          <table:table-cell office:value-type="string" calcext:value-type="string" table:number-columns-spanned="2" table:number-rows-spanned="1">
            <text:p><text:span text:style-name="T6">RICARDO ROUTMAN DA CUNH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336.55" calcext:value-type="float">
            <text:p>8.336,5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23.55" calcext:value-type="float">
            <text:p>11.223,5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 table:number-columns-spanned="2" table:number-rows-spanned="1">
            <text:p><text:span text:style-name="T6">RICARDO SOBRAL SOUS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683.56" calcext:value-type="float">
            <text:p>19.683,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22.3" calcext:value-type="float">
            <text:p>28.522,3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50" calcext:value-type="float">
            <text:p>1950</text:p>
          </table:table-cell>
          <table:table-cell office:value-type="string" calcext:value-type="string" table:number-columns-spanned="2" table:number-rows-spanned="1">
            <text:p><text:span text:style-name="T6">RICELLI VIEIRA DE OLIV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81.56" calcext:value-type="float">
            <text:p>4.481,5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90.56" calcext:value-type="float">
            <text:p>6.790,5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60" calcext:value-type="float">
            <text:p>1860</text:p>
          </table:table-cell>
          <table:table-cell office:value-type="string" calcext:value-type="string" table:number-columns-spanned="2" table:number-rows-spanned="1">
            <text:p><text:span text:style-name="T6">RITA DE CASSIA ARAGÃO MELO GARCEZ</text:span></text:p>
          </table:table-cell>
          <table:covered-table-cell/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01" calcext:value-type="float">
            <text:p>1601</text:p>
          </table:table-cell>
          <table:table-cell office:value-type="string" calcext:value-type="string" table:number-columns-spanned="2" table:number-rows-spanned="1">
            <text:p><text:span text:style-name="T6">RIVALDO FRIAS DOS SANTOS JUNIOR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962.46" calcext:value-type="float">
            <text:p>16.962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246.62" calcext:value-type="float">
            <text:p>25.246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 table:number-columns-spanned="2" table:number-rows-spanned="1">
            <text:p><text:span text:style-name="T6">ROBERIO MESQUITA MATOS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496.95" calcext:value-type="float">
            <text:p>5.496,9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002.95" calcext:value-type="float">
            <text:p>9.002,9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string" calcext:value-type="string" table:number-columns-spanned="2" table:number-rows-spanned="1">
            <text:p><text:span text:style-name="T6">ROBERTA ARAUJO DE MELO BRIT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691.61" calcext:value-type="float">
            <text:p>8.691,6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89" calcext:value-type="float">
            <text:p>1989</text:p>
          </table:table-cell>
          <table:table-cell office:value-type="string" calcext:value-type="string" table:number-columns-spanned="2" table:number-rows-spanned="1">
            <text:p><text:span text:style-name="T6">ROBERTA CONCEICAO ALMEIDA NASCIMEN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704.06" calcext:value-type="float">
            <text:p>4.704,0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135.11" calcext:value-type="float">
            <text:p>8.135,1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12" calcext:value-type="float">
            <text:p>2312</text:p>
          </table:table-cell>
          <table:table-cell office:value-type="string" calcext:value-type="string" table:number-columns-spanned="2" table:number-rows-spanned="1">
            <text:p><text:span text:style-name="T6">ROBERTA GARCIA MORENO FRANCO TAVEI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7" calcext:value-type="float">
            <text:p>1837</text:p>
          </table:table-cell>
          <table:table-cell office:value-type="string" calcext:value-type="string" table:number-columns-spanned="2" table:number-rows-spanned="1">
            <text:p><text:span text:style-name="T6">ROBERTA LIMA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733.61" calcext:value-type="float">
            <text:p>8.733,6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11" calcext:value-type="float">
            <text:p>1911</text:p>
          </table:table-cell>
          <table:table-cell office:value-type="string" calcext:value-type="string" table:number-columns-spanned="2" table:number-rows-spanned="1">
            <text:p><text:span text:style-name="T6">ROBERTA ROCHA DEDA CHAGAS</text:span></text:p>
          </table:table-cell>
          <table:covered-table-cell/>
          <table:table-cell office:value-type="string" calcext:value-type="string">
            <text:p><text:span text:style-name="T6">ASSESSOR DO DIRETOR DE TECNOLOGIA DA INFORMAÇÃO E COMUNICAÇÃO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61" calcext:value-type="float">
            <text:p>1161</text:p>
          </table:table-cell>
          <table:table-cell office:value-type="string" calcext:value-type="string" table:number-columns-spanned="2" table:number-rows-spanned="1">
            <text:p><text:span text:style-name="T6">ROBERTA SANDRA REIS BARRETO SIQUEIR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8825.82" calcext:value-type="float">
            <text:p>8.825,8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455.82" calcext:value-type="float">
            <text:p>11.455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string" calcext:value-type="string" table:number-columns-spanned="2" table:number-rows-spanned="1">
            <text:p><text:span text:style-name="T6">ROBERTA SOBRAL MANSOUR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302.81" calcext:value-type="float">
            <text:p>9.302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22" calcext:value-type="float">
            <text:p>1622</text:p>
          </table:table-cell>
          <table:table-cell office:value-type="string" calcext:value-type="string" table:number-columns-spanned="2" table:number-rows-spanned="1">
            <text:p><text:span text:style-name="T6">ROBERTO ANDRUSYSZYN CELINO</text:span></text:p>
          </table:table-cell>
          <table:covered-table-cell/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08.28" calcext:value-type="float">
            <text:p>2.008,2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95.28" calcext:value-type="float">
            <text:p>4.895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7" calcext:value-type="float">
            <text:p>2047</text:p>
          </table:table-cell>
          <table:table-cell office:value-type="string" calcext:value-type="string" table:number-columns-spanned="2" table:number-rows-spanned="1">
            <text:p><text:span text:style-name="T6">RODOLFO GALVAO COST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77.98" calcext:value-type="float">
            <text:p>7.977,9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 table:number-columns-spanned="2" table:number-rows-spanned="1">
            <text:p><text:span text:style-name="T6">RODOMARQUES NASCIMENTO</text:span></text:p>
          </table:table-cell>
          <table:covered-table-cell/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64.99" calcext:value-type="float">
            <text:p>6.264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58.99" calcext:value-type="float">
            <text:p>3.758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355.44" calcext:value-type="float">
            <text:p>34.355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8" calcext:value-type="float">
            <text:p>2378</text:p>
          </table:table-cell>
          <table:table-cell office:value-type="string" calcext:value-type="string" table:number-columns-spanned="2" table:number-rows-spanned="1">
            <text:p><text:span text:style-name="T6">RODRIGO CURVELO DA SILVA SIQUEIR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2148.58" calcext:value-type="float">
            <text:p>2.148,5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150.03" calcext:value-type="float">
            <text:p>10.150,03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178.56" calcext:value-type="float">
            <text:p>178,56</text:p>
          </table:table-cell>
          <table:table-cell office:value-type="float" office:value="0" calcext:value-type="float">
            <text:p>0,00</text:p>
          </table:table-cell>
          <table:table-cell office:value-type="float" office:value="178.56" calcext:value-type="float">
            <text:p>178,56</text:p>
          </table:table-cell>
          <table:table-cell table:number-columns-repeated="8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string" calcext:value-type="string" table:number-columns-spanned="2" table:number-rows-spanned="1">
            <text:p><text:span text:style-name="T6">RODRIGO MUNIZ DE MEL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37.79" calcext:value-type="float">
            <text:p>4.437,7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746.79" calcext:value-type="float">
            <text:p>6.746,79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 table:number-columns-spanned="2" table:number-rows-spanned="1">
            <text:p><text:span text:style-name="T6">ROGERIO DOS SANTOS</text:span></text:p>
          </table:table-cell>
          <table:covered-table-cell/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727.1" calcext:value-type="float">
            <text:p>2.727,1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614.1" calcext:value-type="float">
            <text:p>5.614,1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 table:number-columns-spanned="2" table:number-rows-spanned="1">
            <text:p><text:span text:style-name="T6">ROGERIO FERREIRA DA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CRIMINAL DE ARACAJU (6ª VARA CRIMINAL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785.14" calcext:value-type="float">
            <text:p>19.785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520.26" calcext:value-type="float">
            <text:p>1.520,26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2524.84" calcext:value-type="float">
            <text:p>32.524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 table:number-columns-spanned="2" table:number-rows-spanned="1">
            <text:p><text:span text:style-name="T6">ROMULO ARAGAO COSTA MEL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369.17" calcext:value-type="float">
            <text:p>5.369,1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856.45" calcext:value-type="float">
            <text:p>8.856,45</text:p>
          </table:table-cell>
          <table:table-cell office:value-type="float" office:value="0" calcext:value-type="float">
            <text:p>0,00</text:p>
          </table:table-cell>
          <table:table-cell office:value-type="float" office:value="460" calcext:value-type="float">
            <text:p>46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460" calcext:value-type="float">
            <text:p>460,00</text:p>
          </table:table-cell>
          <table:table-cell table:number-columns-repeated="8"/>
        </table:table-row>
        <table:table-row table:style-name="ro4">
          <table:table-cell office:value-type="float" office:value="2175" calcext:value-type="float">
            <text:p>2175</text:p>
          </table:table-cell>
          <table:table-cell office:value-type="string" calcext:value-type="string" table:number-columns-spanned="2" table:number-rows-spanned="1">
            <text:p><text:span text:style-name="T6">ROMULO HENRIQUE RIBEIRO DE OLIVEIRA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 table:number-columns-spanned="2" table:number-rows-spanned="1">
            <text:p><text:span text:style-name="T6">ROMULO LINS ALVES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0" calcext:value-type="float">
            <text:p>0,00</text:p>
          </table:table-cell>
          <table:table-cell office:value-type="float" office:value="2261.66" calcext:value-type="float">
            <text:p>2.261,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545.82" calcext:value-type="float">
            <text:p>10.545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84" calcext:value-type="float">
            <text:p>1884</text:p>
          </table:table-cell>
          <table:table-cell office:value-type="string" calcext:value-type="string" table:number-columns-spanned="2" table:number-rows-spanned="1">
            <text:p><text:span text:style-name="T6">ROMULO NUNES FREIRE FONTE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COLEGIO DE PROCURADORES DE JUST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443.84" calcext:value-type="float">
            <text:p>443,84</text:p>
          </table:table-cell>
          <table:table-cell office:value-type="float" office:value="3196.68" calcext:value-type="float">
            <text:p>3.196,6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string" calcext:value-type="string" table:number-columns-spanned="2" table:number-rows-spanned="1">
            <text:p><text:span text:style-name="T6">RONALD NASCIMENTO DE JESU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588.3" calcext:value-type="float">
            <text:p>5.588,3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341.14" calcext:value-type="float">
            <text:p>8.341,14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22.9" calcext:value-type="float">
            <text:p>1.022,9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22.9" calcext:value-type="float">
            <text:p>1.022,90</text:p>
          </table:table-cell>
          <table:table-cell table:number-columns-repeated="8"/>
        </table:table-row>
        <table:table-row table:style-name="ro4">
          <table:table-cell office:value-type="float" office:value="1661" calcext:value-type="float">
            <text:p>1661</text:p>
          </table:table-cell>
          <table:table-cell office:value-type="string" calcext:value-type="string" table:number-columns-spanned="2" table:number-rows-spanned="1">
            <text:p><text:span text:style-name="T6">RONNIE CHARLSON ALVES SILVA</text:span></text:p>
          </table:table-cell>
          <table:covered-table-cell/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845.51" calcext:value-type="float">
            <text:p>845,51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45.51" calcext:value-type="float">
            <text:p>845,51</text:p>
          </table:table-cell>
          <table:table-cell table:number-columns-repeated="8"/>
        </table:table-row>
        <table:table-row table:style-name="ro4">
          <table:table-cell office:value-type="float" office:value="1660" calcext:value-type="float">
            <text:p>1660</text:p>
          </table:table-cell>
          <table:table-cell office:value-type="string" calcext:value-type="string" table:number-columns-spanned="2" table:number-rows-spanned="1">
            <text:p><text:span text:style-name="T6">ROOSEVELT BATISTA DE CARVALH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6" calcext:value-type="float">
            <text:p>2266</text:p>
          </table:table-cell>
          <table:table-cell office:value-type="string" calcext:value-type="string" table:number-columns-spanned="2" table:number-rows-spanned="1">
            <text:p><text:span text:style-name="T6">ROOSEVELT CHRISTIAN DANTAS ALBUQUERQUE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1" calcext:value-type="float">
            <text:p>1401</text:p>
          </table:table-cell>
          <table:table-cell office:value-type="string" calcext:value-type="string" table:number-columns-spanned="2" table:number-rows-spanned="1">
            <text:p><text:span text:style-name="T6">ROQUE JOSE DE SOUSA NET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PROMOCAO DA IGUALDADE ETNICO RACI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72.84" calcext:value-type="float">
            <text:p>3.072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81.84" calcext:value-type="float">
            <text:p>5.381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 table:number-columns-spanned="2" table:number-rows-spanned="1">
            <text:p><text:span text:style-name="T6">ROSA MARIA FRAGA SANTOS</text:span></text:p>
          </table:table-cell>
          <table:covered-table-cell/>
          <table:table-cell office:value-type="string" calcext:value-type="string">
            <text:p><text:span text:style-name="T6">ASSESSOR DA COORDENADORIA-GERAL</text:span></text:p>
          </table:table-cell>
          <table:table-cell office:value-type="string" calcext:value-type="string">
            <text:p><text:span text:style-name="T6">GABINETE DO COORDENADOR GERAL -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3" calcext:value-type="float">
            <text:p>2373</text:p>
          </table:table-cell>
          <table:table-cell office:value-type="string" calcext:value-type="string" table:number-columns-spanned="2" table:number-rows-spanned="1">
            <text:p><text:span text:style-name="T6">ROSANE GONÇALVES DOS SANTOS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612" calcext:value-type="float">
            <text:p>1.612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612" calcext:value-type="float">
            <text:p>1.612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89" calcext:value-type="float">
            <text:p>1589</text:p>
          </table:table-cell>
          <table:table-cell office:value-type="string" calcext:value-type="string" table:number-columns-spanned="2" table:number-rows-spanned="1">
            <text:p><text:span text:style-name="T6">ROSANGELA DE OLIVEIRA SANTOS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9" calcext:value-type="float">
            <text:p>1939</text:p>
          </table:table-cell>
          <table:table-cell office:value-type="string" calcext:value-type="string" table:number-columns-spanned="2" table:number-rows-spanned="1">
            <text:p><text:span text:style-name="T6">ROSECLEIDE ALCANTARA DE SOUZ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75.64" calcext:value-type="float">
            <text:p>1.775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084.64" calcext:value-type="float">
            <text:p>4.084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28" calcext:value-type="float">
            <text:p>2128</text:p>
          </table:table-cell>
          <table:table-cell office:value-type="string" calcext:value-type="string" table:number-columns-spanned="2" table:number-rows-spanned="1">
            <text:p><text:span text:style-name="T6">ROSELIA ALVES DA SILVA MALTA</text:span></text:p>
          </table:table-cell>
          <table:covered-table-cell/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 table:number-columns-spanned="2" table:number-rows-spanned="1">
            <text:p><text:span text:style-name="T6">ROSENALDO ARAGAO LIMA JUNIOR</text:span></text:p>
          </table:table-cell>
          <table:covered-table-cell/>
          <table:table-cell office:value-type="string" calcext:value-type="string">
            <text:p><text:span text:style-name="T6">COORDENADOR DA S. DE SEC. E EXP. DO CPJ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835.1" calcext:value-type="float">
            <text:p>1.835,1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835.1" calcext:value-type="float">
            <text:p>1.835,10</text:p>
          </table:table-cell>
          <table:table-cell table:number-columns-repeated="8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 table:number-columns-spanned="2" table:number-rows-spanned="1">
            <text:p><text:span text:style-name="T6">ROSIVALDO SANTOS DA CRUZ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8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 table:number-columns-spanned="2" table:number-rows-spanned="1">
            <text:p><text:span text:style-name="T6">RUBENS ESTEVES DE MOURA</text:span></text:p>
          </table:table-cell>
          <table:covered-table-cell/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17" calcext:value-type="float">
            <text:p>1717</text:p>
          </table:table-cell>
          <table:table-cell office:value-type="string" calcext:value-type="string" table:number-columns-spanned="2" table:number-rows-spanned="1">
            <text:p><text:span text:style-name="T6">RUIRONALDI DOS SANTOS CRUZ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081.5" calcext:value-type="float">
            <text:p>6.081,5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834.34" calcext:value-type="float">
            <text:p>8.834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85.46" calcext:value-type="float">
            <text:p>285,46</text:p>
          </table:table-cell>
          <table:table-cell table:number-columns-repeated="8"/>
        </table:table-row>
        <table:table-row table:style-name="ro4">
          <table:table-cell office:value-type="float" office:value="1764" calcext:value-type="float">
            <text:p>1764</text:p>
          </table:table-cell>
          <table:table-cell office:value-type="string" calcext:value-type="string" table:number-columns-spanned="2" table:number-rows-spanned="1">
            <text:p><text:span text:style-name="T6">RUY WANDERLA DE OLIVEIR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14" calcext:value-type="float">
            <text:p>1814</text:p>
          </table:table-cell>
          <table:table-cell office:value-type="string" calcext:value-type="string" table:number-columns-spanned="2" table:number-rows-spanned="1">
            <text:p><text:span text:style-name="T6">SALVIO HENRIQUE DA ROCHA COST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string" calcext:value-type="string" table:number-columns-spanned="2" table:number-rows-spanned="1">
            <text:p><text:span text:style-name="T6">SAMUEL NEVES DE OLIVEIR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20" calcext:value-type="float">
            <text:p>1720</text:p>
          </table:table-cell>
          <table:table-cell office:value-type="string" calcext:value-type="string" table:number-columns-spanned="2" table:number-rows-spanned="1">
            <text:p><text:span text:style-name="T6">SANDRA AUGUSTA BARRETO ROLLEMBERG CONRADO</text:span></text:p>
          </table:table-cell>
          <table:covered-table-cell/>
          <table:table-cell office:value-type="string" calcext:value-type="string">
            <text:p><text:span text:style-name="T6">Assessor do 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16" calcext:value-type="float">
            <text:p>1316</text:p>
          </table:table-cell>
          <table:table-cell office:value-type="string" calcext:value-type="string" table:number-columns-spanned="2" table:number-rows-spanned="1">
            <text:p><text:span text:style-name="T6">SANDRA ELIZABETH DE ALMEIDA RAM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169.71" calcext:value-type="float">
            <text:p>12.169,7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478.71" calcext:value-type="float">
            <text:p>14.478,7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23" calcext:value-type="float">
            <text:p>1323</text:p>
          </table:table-cell>
          <table:table-cell office:value-type="string" calcext:value-type="string" table:number-columns-spanned="2" table:number-rows-spanned="1">
            <text:p><text:span text:style-name="T6">SANDRO DE REZENDE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9747.05" calcext:value-type="float">
            <text:p>9.747,05</text:p>
          </table:table-cell>
          <table:table-cell office:value-type="float" office:value="600" calcext:value-type="float">
            <text:p>600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 table:number-columns-spanned="2" table:number-rows-spanned="1">
            <text:p><text:span text:style-name="T6">SANDRO LUIZ DA COST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480.41" calcext:value-type="float">
            <text:p>19.480,4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0699.85" calcext:value-type="float">
            <text:p>30.699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26" calcext:value-type="float">
            <text:p>1626</text:p>
          </table:table-cell>
          <table:table-cell office:value-type="string" calcext:value-type="string" table:number-columns-spanned="2" table:number-rows-spanned="1">
            <text:p><text:span text:style-name="T6">SANDRO STEFANO SA AZEVEDO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691.32" calcext:value-type="float">
            <text:p>5.691,32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8765.16" calcext:value-type="float">
            <text:p>8.765,1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54" calcext:value-type="float">
            <text:p>1654</text:p>
          </table:table-cell>
          <table:table-cell office:value-type="string" calcext:value-type="string" table:number-columns-spanned="2" table:number-rows-spanned="1">
            <text:p><text:span text:style-name="T6">SAULO DOS SANTOS LOPES CRUZ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855.5" calcext:value-type="float">
            <text:p>8.855,5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70" calcext:value-type="float">
            <text:p>1670</text:p>
          </table:table-cell>
          <table:table-cell office:value-type="string" calcext:value-type="string" table:number-columns-spanned="2" table:number-rows-spanned="1">
            <text:p><text:span text:style-name="T6">SAULO MORAIS DE ANDRADE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40.31" calcext:value-type="float">
            <text:p>7.840,31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10593.15" calcext:value-type="float">
            <text:p>10.593,1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 table:number-columns-spanned="2" table:number-rows-spanned="1">
            <text:p><text:span text:style-name="T6">SAVIO AUGUSTO SOBRAL GARCEZ</text:span></text:p>
          </table:table-cell>
          <table:covered-table-cell/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8" calcext:value-type="float">
            <text:p>1858</text:p>
          </table:table-cell>
          <table:table-cell office:value-type="string" calcext:value-type="string" table:number-columns-spanned="2" table:number-rows-spanned="1">
            <text:p><text:span text:style-name="T6">SAVIO AUGUSTO SOBRAL GARCEZ</text:span></text:p>
          </table:table-cell>
          <table:covered-table-cell/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 table:number-columns-spanned="2" table:number-rows-spanned="1">
            <text:p><text:span text:style-name="T6">SAVIO AUGUSTO SOBRAL GARCEZ</text:span></text:p>
          </table:table-cell>
          <table:covered-table-cell/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63" calcext:value-type="float">
            <text:p>1963</text:p>
          </table:table-cell>
          <table:table-cell office:value-type="string" calcext:value-type="string" table:number-columns-spanned="2" table:number-rows-spanned="1">
            <text:p><text:span text:style-name="T6">SAVIO ROBERTO AMORIM ARAGÃO SILVA</text:span></text:p>
          </table:table-cell>
          <table:covered-table-cell/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145.65" calcext:value-type="float">
            <text:p>6.145,6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454.65" calcext:value-type="float">
            <text:p>8.454,6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 table:number-columns-spanned="2" table:number-rows-spanned="1">
            <text:p><text:span text:style-name="T6">SERGIO DA FONSECA SANTOS</text:span></text:p>
          </table:table-cell>
          <table:covered-table-cell/>
          <table:table-cell office:value-type="string" calcext:value-type="string">
            <text:p><text:span text:style-name="T6">2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 table:number-columns-spanned="2" table:number-rows-spanned="1">
            <text:p><text:span text:style-name="T6">SERGIO DOS SANTOS SILVA</text:span></text:p>
          </table:table-cell>
          <table:covered-table-cell/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 table:number-columns-spanned="2" table:number-rows-spanned="1">
            <text:p><text:span text:style-name="T6">SERGIO WALDEMAR BARRETO RODRIGUES FILHO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77" calcext:value-type="float">
            <text:p>1377</text:p>
          </table:table-cell>
          <table:table-cell office:value-type="string" calcext:value-type="string" table:number-columns-spanned="2" table:number-rows-spanned="1">
            <text:p><text:span text:style-name="T6">SHEILA ANDRADE ARAUJO MA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DA MULHER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718.13" calcext:value-type="float">
            <text:p>4.718,1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348.13" calcext:value-type="float">
            <text:p>7.348,1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628.6" calcext:value-type="float">
            <text:p>1.628,6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628.6" calcext:value-type="float">
            <text:p>1.628,60</text:p>
          </table:table-cell>
          <table:table-cell table:number-columns-repeated="8"/>
        </table:table-row>
        <table:table-row table:style-name="ro4">
          <table:table-cell office:value-type="float" office:value="1697" calcext:value-type="float">
            <text:p>1697</text:p>
          </table:table-cell>
          <table:table-cell office:value-type="string" calcext:value-type="string" table:number-columns-spanned="2" table:number-rows-spanned="1">
            <text:p><text:span text:style-name="T6">SHEILA CUSTODIO LEAL NOVAES SANT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691.32" calcext:value-type="float">
            <text:p>5.691,3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321.32" calcext:value-type="float">
            <text:p>8.321,3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65" calcext:value-type="float">
            <text:p>1365</text:p>
          </table:table-cell>
          <table:table-cell office:value-type="string" calcext:value-type="string" table:number-columns-spanned="2" table:number-rows-spanned="1">
            <text:p><text:span text:style-name="T6">SHIRLANE BARBOSA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072.84" calcext:value-type="float">
            <text:p>3.072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81.84" calcext:value-type="float">
            <text:p>5.381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string" calcext:value-type="string" table:number-columns-spanned="2" table:number-rows-spanned="1">
            <text:p><text:span text:style-name="T6">SIDIVAL DOS SANTOS FREITA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 table:number-columns-spanned="2" table:number-rows-spanned="1">
            <text:p><text:span text:style-name="T6">SILENE MARIA DE FRANÇA JANSSEN</text:span></text:p>
          </table:table-cell>
          <table:covered-table-cell/>
          <table:table-cell office:value-type="string" calcext:value-type="string">
            <text:p><text:span text:style-name="T6">Chefe do Núcleo de Contabilidade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 table:number-columns-spanned="2" table:number-rows-spanned="1">
            <text:p><text:span text:style-name="T6">SILVIA BRITO LUDUVICE</text:span></text:p>
          </table:table-cell>
          <table:covered-table-cell/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 table:number-columns-spanned="2" table:number-rows-spanned="1">
            <text:p><text:span text:style-name="T6">SILVIA FERNANDA CARVALHO MENEZE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938.77" calcext:value-type="float">
            <text:p>5.938,7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47.77" calcext:value-type="float">
            <text:p>8.247,7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05" calcext:value-type="float">
            <text:p>1805</text:p>
          </table:table-cell>
          <table:table-cell office:value-type="string" calcext:value-type="string" table:number-columns-spanned="2" table:number-rows-spanned="1">
            <text:p><text:span text:style-name="T6">SILVIA FRANCA DE SOUZA MORELLI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70" calcext:value-type="float">
            <text:p>1870</text:p>
          </table:table-cell>
          <table:table-cell office:value-type="string" calcext:value-type="string" table:number-columns-spanned="2" table:number-rows-spanned="1">
            <text:p><text:span text:style-name="T6">SILVIA NUNES LEAL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654.16" calcext:value-type="float">
            <text:p>5.654,16</text:p>
          </table:table-cell>
          <table:table-cell office:value-type="float" office:value="2261.66" calcext:value-type="float">
            <text:p>2.261,6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545.82" calcext:value-type="float">
            <text:p>10.545,8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 table:number-columns-spanned="2" table:number-rows-spanned="1">
            <text:p><text:span text:style-name="T6">SILVIA ROBERTA FERREIRA TAVARES</text:span></text:p>
          </table:table-cell>
          <table:covered-table-cell/>
          <table:table-cell office:value-type="string" calcext:value-type="string">
            <text:p><text:span text:style-name="T6">ANALISTA DO MP - ENGENHARIA CIVI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285.49" calcext:value-type="float">
            <text:p>5.285,4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594.49" calcext:value-type="float">
            <text:p>7.594,4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25" calcext:value-type="float">
            <text:p>1525</text:p>
          </table:table-cell>
          <table:table-cell office:value-type="string" calcext:value-type="string" table:number-columns-spanned="2" table:number-rows-spanned="1">
            <text:p><text:span text:style-name="T6">SILVIA TAMARA MENDONCA DO CARM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08.28" calcext:value-type="float">
            <text:p>2.908,28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217.28" calcext:value-type="float">
            <text:p>5.217,28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 table:number-columns-spanned="2" table:number-rows-spanned="1">
            <text:p><text:span text:style-name="T6">SILVIO ROBERTO MATOS EUZEBI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378.84" calcext:value-type="float">
            <text:p>19.378,8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265.84" calcext:value-type="float">
            <text:p>22.265,84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75.9" calcext:value-type="float">
            <text:p>375,90</text:p>
          </table:table-cell>
          <table:table-cell office:value-type="float" office:value="0" calcext:value-type="float">
            <text:p>0,00</text:p>
          </table:table-cell>
          <table:table-cell office:value-type="float" office:value="1071.3" calcext:value-type="float">
            <text:p>1.071,3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447.2" calcext:value-type="float">
            <text:p>1.447,20</text:p>
          </table:table-cell>
          <table:table-cell table:number-columns-repeated="8"/>
        </table:table-row>
        <table:table-row table:style-name="ro4">
          <table:table-cell office:value-type="float" office:value="1735" calcext:value-type="float">
            <text:p>1735</text:p>
          </table:table-cell>
          <table:table-cell office:value-type="string" calcext:value-type="string" table:number-columns-spanned="2" table:number-rows-spanned="1">
            <text:p><text:span text:style-name="T6">SIMONE FELICIO DOS SANTOS</text:span></text:p>
          </table:table-cell>
          <table:covered-table-cell/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602.55" calcext:value-type="float">
            <text:p>4.602,5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489.55" calcext:value-type="float">
            <text:p>7.489,5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969.39" calcext:value-type="float">
            <text:p>2.969,39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969.39" calcext:value-type="float">
            <text:p>2.969,39</text:p>
          </table:table-cell>
          <table:table-cell table:number-columns-repeated="8"/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 table:number-columns-spanned="2" table:number-rows-spanned="1">
            <text:p><text:span text:style-name="T6">SOLANO LUCIO DE OLIVEIRA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18.2" calcext:value-type="float">
            <text:p>518,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290.29" calcext:value-type="float">
            <text:p>10.290,2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80" calcext:value-type="float">
            <text:p>1980</text:p>
          </table:table-cell>
          <table:table-cell office:value-type="string" calcext:value-type="string" table:number-columns-spanned="2" table:number-rows-spanned="1">
            <text:p><text:span text:style-name="T6">SONIA KAROLINE AMARAL OLIVEI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8"/>
        </table:table-row>
        <table:table-row table:style-name="ro4">
          <table:table-cell office:value-type="float" office:value="2063" calcext:value-type="float">
            <text:p>2063</text:p>
          </table:table-cell>
          <table:table-cell office:value-type="string" calcext:value-type="string" table:number-columns-spanned="2" table:number-rows-spanned="1">
            <text:p><text:span text:style-name="T6">STANLEY KLEBER NOGUEIRA SANTO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438.42" calcext:value-type="float">
            <text:p>3.438,4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548.47" calcext:value-type="float">
            <text:p>6.548,47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97" calcext:value-type="float">
            <text:p>2397</text:p>
          </table:table-cell>
          <table:table-cell office:value-type="string" calcext:value-type="string" table:number-columns-spanned="2" table:number-rows-spanned="1">
            <text:p><text:span text:style-name="T6">STEFFANE GABRIELLE SILVA SANTOS</text:span></text:p>
          </table:table-cell>
          <table:covered-table-cell/>
          <table:table-cell office:value-type="string" calcext:value-type="string">
            <text:p><text:span text:style-name="T6">ASSESSOR DE PROMOTOR DE JUSTIÇA</text:span></text:p>
          </table:table-cell>
          <table:table-cell office:value-type="string" calcext:value-type="string">
            <text:p><text:span text:style-name="T6">TRIAGEM TECNICA DAS 1ª E 2ª PROMOTORIAS DE JUSTIÇA DE NOSSA SENHORA DA GLORI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3060" calcext:value-type="float">
            <text:p>3.06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4335" calcext:value-type="float">
            <text:p>4.33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42" calcext:value-type="float">
            <text:p>1742</text:p>
          </table:table-cell>
          <table:table-cell office:value-type="string" calcext:value-type="string" table:number-columns-spanned="2" table:number-rows-spanned="1">
            <text:p><text:span text:style-name="T6">SUSANA ARRUDA DE OLIVEIRA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223.4" calcext:value-type="float">
            <text:p>1.223,4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23.4" calcext:value-type="float">
            <text:p>1.223,40</text:p>
          </table:table-cell>
          <table:table-cell table:number-columns-repeated="8"/>
        </table:table-row>
        <table:table-row table:style-name="ro4">
          <table:table-cell office:value-type="float" office:value="1967" calcext:value-type="float">
            <text:p>1967</text:p>
          </table:table-cell>
          <table:table-cell office:value-type="string" calcext:value-type="string" table:number-columns-spanned="2" table:number-rows-spanned="1">
            <text:p><text:span text:style-name="T6">SUSANA RAQUEL CIPRIANO SAMPAIO REZENDE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502.68" calcext:value-type="float">
            <text:p>502,6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855.86" calcext:value-type="float">
            <text:p>3.855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988.54" calcext:value-type="float">
            <text:p>6.988,5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 table:number-columns-spanned="2" table:number-rows-spanned="1">
            <text:p><text:span text:style-name="T6">SUZY MARY DE CARVALHO VIEIR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1219.44" calcext:value-type="float">
            <text:p>11.219,4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 table:number-columns-spanned="2" table:number-rows-spanned="1">
            <text:p><text:span text:style-name="T6">SYLVIO ALEXANDRE DE OLIVEIRA BELEM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830" calcext:value-type="float">
            <text:p>1830</text:p>
          </table:table-cell>
          <table:table-cell office:value-type="string" calcext:value-type="string" table:number-columns-spanned="2" table:number-rows-spanned="1">
            <text:p><text:span text:style-name="T6">TAISA TORRES ARAGA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595.73" calcext:value-type="float">
            <text:p>2.595,7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 table:number-columns-spanned="2" table:number-rows-spanned="1">
            <text:p><text:span text:style-name="T6">TALITA CUNEGUNDES FERNANDES DA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8312.3" calcext:value-type="float">
            <text:p>18.312,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9274.74" calcext:value-type="float">
            <text:p>29.274,7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60" calcext:value-type="float">
            <text:p>2260</text:p>
          </table:table-cell>
          <table:table-cell office:value-type="string" calcext:value-type="string" table:number-columns-spanned="2" table:number-rows-spanned="1">
            <text:p><text:span text:style-name="T6">TALMAY TELES SANTOS</text:span></text:p>
          </table:table-cell>
          <table:covered-table-cell/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6" calcext:value-type="float">
            <text:p>2376</text:p>
          </table:table-cell>
          <table:table-cell office:value-type="string" calcext:value-type="string" table:number-columns-spanned="2" table:number-rows-spanned="1">
            <text:p><text:span text:style-name="T6">TAMIRIS ELIZABETH ARAUJO FARRES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 table:number-columns-spanned="2" table:number-rows-spanned="1">
            <text:p><text:span text:style-name="T6">TATIANA SOUTO QUIRIN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ÇA AUXILIAR DE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225.83" calcext:value-type="float">
            <text:p>225,83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3571.04" calcext:value-type="float">
            <text:p>3.571,0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617.22" calcext:value-type="float">
            <text:p>7.617,22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619.41" calcext:value-type="float">
            <text:p>6.619,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619.41" calcext:value-type="float">
            <text:p>6.619,41</text:p>
          </table:table-cell>
          <table:table-cell table:number-columns-repeated="8"/>
        </table:table-row>
        <table:table-row table:style-name="ro4">
          <table:table-cell office:value-type="float" office:value="1481" calcext:value-type="float">
            <text:p>1481</text:p>
          </table:table-cell>
          <table:table-cell office:value-type="string" calcext:value-type="string" table:number-columns-spanned="2" table:number-rows-spanned="1">
            <text:p><text:span text:style-name="T6">TATIANE AGUIAR GUIMARAES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52.64" calcext:value-type="float">
            <text:p>3.452,6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082.64" calcext:value-type="float">
            <text:p>6.082,6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49" calcext:value-type="float">
            <text:p>2049</text:p>
          </table:table-cell>
          <table:table-cell office:value-type="string" calcext:value-type="string" table:number-columns-spanned="2" table:number-rows-spanned="1">
            <text:p><text:span text:style-name="T6">TATIANE DOS SANTOS SILVA LISBO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 table:number-columns-spanned="2" table:number-rows-spanned="1">
            <text:p><text:span text:style-name="T6">TERESA CRISTINA DE FARO MEL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87" calcext:value-type="float">
            <text:p>1687</text:p>
          </table:table-cell>
          <table:table-cell office:value-type="string" calcext:value-type="string" table:number-columns-spanned="2" table:number-rows-spanned="1">
            <text:p><text:span text:style-name="T6">THAIS SARMENTO MESSIAS</text:span></text:p>
          </table:table-cell>
          <table:covered-table-cell/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36" calcext:value-type="float">
            <text:p>1936</text:p>
          </table:table-cell>
          <table:table-cell office:value-type="string" calcext:value-type="string" table:number-columns-spanned="2" table:number-rows-spanned="1">
            <text:p><text:span text:style-name="T6">THEREZA RAQUEL MACEDO GUIMARA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 table:number-columns-spanned="2" table:number-rows-spanned="1">
            <text:p><text:span text:style-name="T6">THIAGO JOSE MENEZES DA SILV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532.19" calcext:value-type="float">
            <text:p>4.532,19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7606.03" calcext:value-type="float">
            <text:p>7.606,0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 table:number-columns-spanned="2" table:number-rows-spanned="1">
            <text:p><text:span text:style-name="T6">THIAGO LIMA FEITOZA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7840.31" calcext:value-type="float">
            <text:p>7.840,3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49.31" calcext:value-type="float">
            <text:p>10.149,3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06" calcext:value-type="float">
            <text:p>1906</text:p>
          </table:table-cell>
          <table:table-cell office:value-type="string" calcext:value-type="string" table:number-columns-spanned="2" table:number-rows-spanned="1">
            <text:p><text:span text:style-name="T6">THISSIANE MATOS BATISTA ALMEI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76" calcext:value-type="float">
            <text:p>2276</text:p>
          </table:table-cell>
          <table:table-cell office:value-type="string" calcext:value-type="string" table:number-columns-spanned="2" table:number-rows-spanned="1">
            <text:p><text:span text:style-name="T6">THUANE DE SANTANA SANTOS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 table:number-columns-spanned="2" table:number-rows-spanned="1">
            <text:p><text:span text:style-name="T6">THYARA KAHENA SOTERO ALVES PASSOS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1193.96" calcext:value-type="float">
            <text:p>1.193,96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3502.96" calcext:value-type="float">
            <text:p>3.502,96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table:number-columns-repeated="8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string" calcext:value-type="string" table:number-columns-spanned="2" table:number-rows-spanned="1">
            <text:p><text:span text:style-name="T6">TIAGO RODRIGUES APOSTOL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463.66" calcext:value-type="float">
            <text:p>7.463,66</text:p>
          </table:table-cell>
          <table:table-cell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8"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 table:number-columns-spanned="2" table:number-rows-spanned="1">
            <text:p><text:span text:style-name="T6">ULISSES GOMES DE ANDRADE</text:span></text:p>
          </table:table-cell>
          <table:covered-table-cell/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55" calcext:value-type="float">
            <text:p>2255</text:p>
          </table:table-cell>
          <table:table-cell office:value-type="string" calcext:value-type="string" table:number-columns-spanned="2" table:number-rows-spanned="1">
            <text:p><text:span text:style-name="T6">UNILSON XAVIER DE SANTANA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68" calcext:value-type="float">
            <text:p>1668</text:p>
          </table:table-cell>
          <table:table-cell office:value-type="string" calcext:value-type="string" table:number-columns-spanned="2" table:number-rows-spanned="1">
            <text:p><text:span text:style-name="T6">VALDECI SANTOS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914" calcext:value-type="float">
            <text:p>1914</text:p>
          </table:table-cell>
          <table:table-cell office:value-type="string" calcext:value-type="string" table:number-columns-spanned="2" table:number-rows-spanned="1">
            <text:p><text:span text:style-name="T6">VALDETE ALINE ALMEIDA DE MENEZES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835.1" calcext:value-type="float">
            <text:p>1.835,1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835.1" calcext:value-type="float">
            <text:p>1.835,10</text:p>
          </table:table-cell>
          <table:table-cell table:number-columns-repeated="8"/>
        </table:table-row>
        <table:table-row table:style-name="ro4">
          <table:table-cell office:value-type="float" office:value="2080" calcext:value-type="float">
            <text:p>2080</text:p>
          </table:table-cell>
          <table:table-cell office:value-type="string" calcext:value-type="string" table:number-columns-spanned="2" table:number-rows-spanned="1">
            <text:p><text:span text:style-name="T6">VALDIVIA MARQUES BOMFIM</text:span></text:p>
          </table:table-cell>
          <table:covered-table-cell/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 E COMUNICACAO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867.93" calcext:value-type="float">
            <text:p>4.867,9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497.93" calcext:value-type="float">
            <text:p>7.497,93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99" calcext:value-type="float">
            <text:p>1499</text:p>
          </table:table-cell>
          <table:table-cell office:value-type="string" calcext:value-type="string" table:number-columns-spanned="2" table:number-rows-spanned="1">
            <text:p><text:span text:style-name="T6">VALERIA CHAGAS MELO</text:span></text:p>
          </table:table-cell>
          <table:covered-table-cell/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 table:number-columns-spanned="2" table:number-rows-spanned="1">
            <text:p><text:span text:style-name="T6">VALFRAN ARAGAO COST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88" calcext:value-type="float">
            <text:p>2188</text:p>
          </table:table-cell>
          <table:table-cell office:value-type="string" calcext:value-type="string" table:number-columns-spanned="2" table:number-rows-spanned="1">
            <text:p><text:span text:style-name="T6">VALMIR DOS SANTOS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103" calcext:value-type="float">
            <text:p>1103</text:p>
          </table:table-cell>
          <table:table-cell office:value-type="string" calcext:value-type="string" table:number-columns-spanned="2" table:number-rows-spanned="1">
            <text:p><text:span text:style-name="T6">VALTER REINALDO SILVA</text:span></text:p>
          </table:table-cell>
          <table:covered-table-cell/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 table:number-columns-spanned="2" table:number-rows-spanned="1">
            <text:p><text:span text:style-name="T6">VALTER VIEIRA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395.95" calcext:value-type="float">
            <text:p>5.395,9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901.95" calcext:value-type="float">
            <text:p>8.901,9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726.32" calcext:value-type="float">
            <text:p>1.726,3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726.32" calcext:value-type="float">
            <text:p>1.726,32</text:p>
          </table:table-cell>
          <table:table-cell table:number-columns-repeated="8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 table:number-columns-spanned="2" table:number-rows-spanned="1">
            <text:p><text:span text:style-name="T6">VANDERLEY DOS SANTOS RODRIGUES</text:span></text:p>
          </table:table-cell>
          <table:covered-table-cell/>
          <table:table-cell office:value-type="string" calcext:value-type="string">
            <text:p><text:span text:style-name="T6">Coordenador da Divisão de Design e Midia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8"/>
        </table:table-row>
        <table:table-row table:style-name="ro4">
          <table:table-cell office:value-type="float" office:value="1969" calcext:value-type="float">
            <text:p>1969</text:p>
          </table:table-cell>
          <table:table-cell office:value-type="string" calcext:value-type="string" table:number-columns-spanned="2" table:number-rows-spanned="1">
            <text:p><text:span text:style-name="T6">VANESSA GOIS NASCIMEN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286.73" calcext:value-type="float">
            <text:p>286,73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595.73" calcext:value-type="float">
            <text:p>2.595,73</text:p>
          </table:table-cell>
          <table:table-cell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8"/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 table:number-columns-spanned="2" table:number-rows-spanned="1">
            <text:p><text:span text:style-name="T6">VANESSA MOTA COUTINHO INACIO DE SOUZ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 table:number-columns-spanned="2" table:number-rows-spanned="1">
            <text:p><text:span text:style-name="T6">VANUSA MADUREIRA SOUZA MACED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602.62" calcext:value-type="float">
            <text:p>5.602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232.62" calcext:value-type="float">
            <text:p>8.232,6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 table:number-columns-spanned="2" table:number-rows-spanned="1">
            <text:p><text:span text:style-name="T6">VERA LUCIA OLIVEIRA UCHOA</text:span></text:p>
          </table:table-cell>
          <table:covered-table-cell/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 table:number-columns-spanned="2" table:number-rows-spanned="1">
            <text:p><text:span text:style-name="T6">VERONICA DE OLIVEIRA LAZAR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0" calcext:value-type="float">
            <text:p>0,00</text:p>
          </table:table-cell>
          <table:table-cell office:value-type="float" office:value="1190.35" calcext:value-type="float">
            <text:p>1.190,3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648.09" calcext:value-type="float">
            <text:p>10.648,09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 table:number-columns-spanned="2" table:number-rows-spanned="1">
            <text:p><text:span text:style-name="T6">VERONICA DINIZ FRANCO OLIVEIRA</text:span></text:p>
          </table:table-cell>
          <table:covered-table-cell/>
          <table:table-cell office:value-type="string" calcext:value-type="string">
            <text:p><text:span text:style-name="T6">CHEFE DO NÚCLEO DE C. E DIST. PROCESSUAL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8"/>
        </table:table-row>
        <table:table-row table:style-name="ro4">
          <table:table-cell office:value-type="float" office:value="1535" calcext:value-type="float">
            <text:p>1535</text:p>
          </table:table-cell>
          <table:table-cell office:value-type="string" calcext:value-type="string" table:number-columns-spanned="2" table:number-rows-spanned="1">
            <text:p><text:span text:style-name="T6">VERONICA EUGENIA MORALES SALINAS ALV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AS ATIVIDADES CIVEIS E CRIMINA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 table:number-columns-spanned="2" table:number-rows-spanned="1">
            <text:p><text:span text:style-name="T6">VERONICA PEREIRA DA CRUZ</text:span></text:p>
          </table:table-cell>
          <table:covered-table-cell/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887" calcext:value-type="float">
            <text:p>2.887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 table:number-columns-spanned="2" table:number-rows-spanned="1">
            <text:p><text:span text:style-name="T6">VICENTE CABRAL LEAO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85" calcext:value-type="float">
            <text:p>2385</text:p>
          </table:table-cell>
          <table:table-cell office:value-type="string" calcext:value-type="string" table:number-columns-spanned="2" table:number-rows-spanned="1">
            <text:p><text:span text:style-name="T6">VICTOR FIGUEIREDO SOTERO</text:span></text:p>
          </table:table-cell>
          <table:covered-table-cell/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5371.45" calcext:value-type="float">
            <text:p>5.371,45</text:p>
          </table:table-cell>
          <table:table-cell office:value-type="float" office:value="2148.58" calcext:value-type="float">
            <text:p>2.148,5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829.03" calcext:value-type="float">
            <text:p>9.829,03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933.65" calcext:value-type="float">
            <text:p>1.933,65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75.92" calcext:value-type="float">
            <text:p>2.475,92</text:p>
          </table:table-cell>
          <table:table-cell office:value-type="float" office:value="812.42" calcext:value-type="float">
            <text:p>812,42</text:p>
          </table:table-cell>
          <table:table-cell office:value-type="float" office:value="5221.99" calcext:value-type="float">
            <text:p>5.221,99</text:p>
          </table:table-cell>
          <table:table-cell table:number-columns-repeated="8"/>
        </table:table-row>
        <table:table-row table:style-name="ro4">
          <table:table-cell office:value-type="float" office:value="1564" calcext:value-type="float">
            <text:p>1564</text:p>
          </table:table-cell>
          <table:table-cell office:value-type="string" calcext:value-type="string" table:number-columns-spanned="2" table:number-rows-spanned="1">
            <text:p><text:span text:style-name="T6">VICTOR JOSE PINTO RIBEIRO SILVEIRA ALMEIDA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ÃO DE AUDITORIA INTERN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635.6" calcext:value-type="float">
            <text:p>5.635,6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7944.6" calcext:value-type="float">
            <text:p>7.944,6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5" calcext:value-type="float">
            <text:p>2245</text:p>
          </table:table-cell>
          <table:table-cell office:value-type="string" calcext:value-type="string" table:number-columns-spanned="2" table:number-rows-spanned="1">
            <text:p><text:span text:style-name="T6">VICTOR OSORIO RAMOS PORTO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ROJETOS DE TIC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 table:number-columns-spanned="2" table:number-rows-spanned="1">
            <text:p><text:span text:style-name="T6">VIRGILIO DO VALE VIAN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0825.46" calcext:value-type="float">
            <text:p>20.825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1473.55" calcext:value-type="float">
            <text:p>31.473,5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43" calcext:value-type="float">
            <text:p>2243</text:p>
          </table:table-cell>
          <table:table-cell office:value-type="string" calcext:value-type="string" table:number-columns-spanned="2" table:number-rows-spanned="1">
            <text:p><text:span text:style-name="T6">VITORIA CARVALHO PLECH PEREIRA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03" calcext:value-type="float">
            <text:p>2103</text:p>
          </table:table-cell>
          <table:table-cell office:value-type="string" calcext:value-type="string" table:number-columns-spanned="2" table:number-rows-spanned="1">
            <text:p><text:span text:style-name="T6">VIVIANE MILENA FERREIRA DE MELO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801.05" calcext:value-type="float">
            <text:p>801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392.97" calcext:value-type="float">
            <text:p>2.392,9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503.02" calcext:value-type="float">
            <text:p>5.503,0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407" calcext:value-type="float">
            <text:p>1407</text:p>
          </table:table-cell>
          <table:table-cell office:value-type="string" calcext:value-type="string" table:number-columns-spanned="2" table:number-rows-spanned="1">
            <text:p><text:span text:style-name="T6">VOLESSA FREIRE SAMPAIO FISCINA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office:value-type="float" office:value="0" calcext:value-type="float">
            <text:p>0,00</text:p>
          </table:table-cell>
          <table:table-cell office:value-type="float" office:value="734.44" calcext:value-type="float">
            <text:p>734,4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681.12" calcext:value-type="float">
            <text:p>6.681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45.56" calcext:value-type="float">
            <text:p>10.045,56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374" calcext:value-type="float">
            <text:p>2374</text:p>
          </table:table-cell>
          <table:table-cell office:value-type="string" calcext:value-type="string" table:number-columns-spanned="2" table:number-rows-spanned="1">
            <text:p><text:span text:style-name="T6">WALDSON COELHO SANTOS</text:span></text:p>
          </table:table-cell>
          <table:covered-table-cell/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39" calcext:value-type="float">
            <text:p>1639</text:p>
          </table:table-cell>
          <table:table-cell office:value-type="string" calcext:value-type="string" table:number-columns-spanned="2" table:number-rows-spanned="1">
            <text:p><text:span text:style-name="T6">WALTENBERG LIMA DE SA</text:span></text:p>
          </table:table-cell>
          <table:covered-table-cell/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962.46" calcext:value-type="float">
            <text:p>16.962,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6734.55" calcext:value-type="float">
            <text:p>26.734,5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 table:number-columns-spanned="2" table:number-rows-spanned="1">
            <text:p><text:span text:style-name="T6">WALTER CESAR NUNES SILVA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612" calcext:value-type="float">
            <text:p>1.612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9683.56" calcext:value-type="float">
            <text:p>19.683,56</text:p>
          </table:table-cell>
          <table:table-cell office:value-type="float" office:value="17496.5" calcext:value-type="float">
            <text:p>17.496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951.74" calcext:value-type="float">
            <text:p>5.951,74</text:p>
          </table:table-cell>
          <table:table-cell office:value-type="float" office:value="1190.35" calcext:value-type="float">
            <text:p>1.190,35</text:p>
          </table:table-cell>
          <table:table-cell office:value-type="float" office:value="2380.7" calcext:value-type="float">
            <text:p>2.380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9589.85" calcext:value-type="float">
            <text:p>49.589,85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 table:number-columns-spanned="2" table:number-rows-spanned="1">
            <text:p><text:span text:style-name="T6">WANDERLEY SIQUEIRA MONTE SANTO</text:span></text:p>
          </table:table-cell>
          <table:covered-table-cell/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PROTOCOLO/ DAA/DA/SG</text:span></text:p>
          </table:table-cell>
          <table:table-cell office:value-type="float" office:value="2231" calcext:value-type="float">
            <text:p>2.231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9828.12" calcext:value-type="float">
            <text:p>9.828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3334.12" calcext:value-type="float">
            <text:p>13.334,12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 table:number-columns-spanned="2" table:number-rows-spanned="1">
            <text:p><text:span text:style-name="T6">WASHINGTON LUIZ MENDONCA</text:span></text:p>
          </table:table-cell>
          <table:covered-table-cell/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34" calcext:value-type="float">
            <text:p>2034</text:p>
          </table:table-cell>
          <table:table-cell office:value-type="string" calcext:value-type="string" table:number-columns-spanned="2" table:number-rows-spanned="1">
            <text:p><text:span text:style-name="T6">WELLINGTON FERREIRA DANTAS</text:span></text:p>
          </table:table-cell>
          <table:covered-table-cell/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51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029" calcext:value-type="float">
            <text:p>2029</text:p>
          </table:table-cell>
          <table:table-cell office:value-type="string" calcext:value-type="string" table:number-columns-spanned="2" table:number-rows-spanned="1">
            <text:p><text:span text:style-name="T6">WESLEY CRISTIAN SANTOS ALMEIDA</text:span></text:p>
          </table:table-cell>
          <table:covered-table-cell/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355" calcext:value-type="float">
            <text:p>1.355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630" calcext:value-type="float">
            <text:p>2.630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 table:number-columns-spanned="2" table:number-rows-spanned="1">
            <text:p><text:span text:style-name="T6">WESLEY DE SANTANA SANTOS</text:span></text:p>
          </table:table-cell>
          <table:covered-table-cell/>
          <table:table-cell office:value-type="string" calcext:value-type="string">
            <text:p><text:span text:style-name="T6">Chefe do Setor de A. e Est. do Cartóri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132" calcext:value-type="float">
            <text:p>2132</text:p>
          </table:table-cell>
          <table:table-cell office:value-type="string" calcext:value-type="string" table:number-columns-spanned="2" table:number-rows-spanned="1">
            <text:p><text:span text:style-name="T6">WESLEY SANTOS CERQUEIRA</text:span></text:p>
          </table:table-cell>
          <table:covered-table-cell/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5" office:value-type="float" office:value="0" calcext:value-type="float">
            <text:p>0,00</text:p>
          </table:table-cell>
          <table:table-cell table:number-columns-repeated="2" office:value-type="float" office:value="221.92" calcext:value-type="float">
            <text:p>221,92</text:p>
          </table:table-cell>
          <table:table-cell office:value-type="float" office:value="2752.84" calcext:value-type="float">
            <text:p>2.752,8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8"/>
        </table:table-row>
        <table:table-row table:style-name="ro4">
          <table:table-cell office:value-type="float" office:value="1947" calcext:value-type="float">
            <text:p>1947</text:p>
          </table:table-cell>
          <table:table-cell office:value-type="string" calcext:value-type="string" table:number-columns-spanned="2" table:number-rows-spanned="1">
            <text:p><text:span text:style-name="T6">WILLDE PEREIRA SOBRAL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6672.81" calcext:value-type="float">
            <text:p>6.672,8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981.81" calcext:value-type="float">
            <text:p>8.981,81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2214" calcext:value-type="float">
            <text:p>2214</text:p>
          </table:table-cell>
          <table:table-cell office:value-type="string" calcext:value-type="string" table:number-columns-spanned="2" table:number-rows-spanned="1">
            <text:p><text:span text:style-name="T6">WILTON ARAUJO SANTOS</text:span></text:p>
          </table:table-cell>
          <table:covered-table-cell/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231" calcext:value-type="float">
            <text:p>2.23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2231" calcext:value-type="float">
            <text:p>2.231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696" calcext:value-type="float">
            <text:p>1696</text:p>
          </table:table-cell>
          <table:table-cell office:value-type="string" calcext:value-type="string" table:number-columns-spanned="2" table:number-rows-spanned="1">
            <text:p><text:span text:style-name="T6">WOLNEY MACIEL DE CARVALHO NETO</text:span></text:p>
          </table:table-cell>
          <table:covered-table-cell/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2309" calcext:value-type="float">
            <text:p>2.309,00</text:p>
          </table:table-cell>
          <table:table-cell table:number-columns-repeated="30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office:value-type="float" office:value="1794" calcext:value-type="float">
            <text:p>1794</text:p>
          </table:table-cell>
          <table:table-cell office:value-type="string" calcext:value-type="string" table:number-columns-spanned="2" table:number-rows-spanned="1">
            <text:p><text:span text:style-name="T6">YANNE LEITE MENESES</text:span></text:p>
          </table:table-cell>
          <table:covered-table-cell/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034" calcext:value-type="float">
            <text:p>1.034,00</text:p>
          </table:table-cell>
          <table:table-cell office:value-type="float" office:value="0" calcext:value-type="float">
            <text:p>0,00</text:p>
          </table:table-cell>
          <table:table-cell office:value-type="float" office:value="1275" calcext:value-type="float">
            <text:p>1.27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21.12" calcext:value-type="float">
            <text:p>3.821,1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6130.12" calcext:value-type="float">
            <text:p>6.130,1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8"/>
        </table:table-row>
        <table:table-row table:style-name="ro6">
          <table:table-cell table:style-name="ce32" office:value-type="string" calcext:value-type="string" table:number-columns-spanned="5" table:number-rows-spanned="1">
            <text:p><text:span text:style-name="T5">TOTAL:</text:span></text:p>
          </table:table-cell>
          <table:covered-table-cell table:number-columns-repeated="4" table:style-name="ce37"/>
          <table:table-cell table:style-name="ce44" office:value-type="float" office:value="1151542.99" calcext:value-type="float">
            <text:p>1.151.542,99</text:p>
          </table:table-cell>
          <table:table-cell table:style-name="ce44" office:value-type="float" office:value="1965.83" calcext:value-type="float">
            <text:p>1.965,83</text:p>
          </table:table-cell>
          <table:table-cell table:style-name="ce44" office:value-type="float" office:value="944775" calcext:value-type="float">
            <text:p>944.775,00</text:p>
          </table:table-cell>
          <table:table-cell table:style-name="ce44" office:value-type="float" office:value="13430" calcext:value-type="float">
            <text:p>13.430,00</text:p>
          </table:table-cell>
          <table:table-cell table:style-name="ce44" office:value-type="float" office:value="90530.64" calcext:value-type="float">
            <text:p>90.530,64</text:p>
          </table:table-cell>
          <table:table-cell table:style-name="ce44" office:value-type="float" office:value="0" calcext:value-type="float">
            <text:p>0,00</text:p>
          </table:table-cell>
          <table:table-cell table:style-name="ce44" office:value-type="float" office:value="1528.6" calcext:value-type="float">
            <text:p>1.528,60</text:p>
          </table:table-cell>
          <table:table-cell table:style-name="ce44" office:value-type="float" office:value="454.42" calcext:value-type="float">
            <text:p>454,42</text:p>
          </table:table-cell>
          <table:table-cell table:style-name="ce44" office:value-type="float" office:value="3227979.66" calcext:value-type="float">
            <text:p>3.227.979,66</text:p>
          </table:table-cell>
          <table:table-cell table:style-name="ce44" office:value-type="float" office:value="181209.12" calcext:value-type="float">
            <text:p>181.209,12</text:p>
          </table:table-cell>
          <table:table-cell table:number-columns-repeated="2" table:style-name="ce44" office:value-type="float" office:value="0" calcext:value-type="float">
            <text:p>0,00</text:p>
          </table:table-cell>
          <table:table-cell table:style-name="ce44" office:value-type="float" office:value="1520.26" calcext:value-type="float">
            <text:p>1.520,26</text:p>
          </table:table-cell>
          <table:table-cell table:style-name="ce44" office:value-type="float" office:value="701437.05" calcext:value-type="float">
            <text:p>701.437,05</text:p>
          </table:table-cell>
          <table:table-cell table:style-name="ce44" office:value-type="float" office:value="73007.05" calcext:value-type="float">
            <text:p>73.007,05</text:p>
          </table:table-cell>
          <table:table-cell table:style-name="ce44" office:value-type="float" office:value="43328.71" calcext:value-type="float">
            <text:p>43.328,71</text:p>
          </table:table-cell>
          <table:table-cell table:style-name="ce44" office:value-type="float" office:value="126803.42" calcext:value-type="float">
            <text:p>126.803,42</text:p>
          </table:table-cell>
          <table:table-cell table:style-name="ce44" office:value-type="float" office:value="0" calcext:value-type="float">
            <text:p>0,00</text:p>
          </table:table-cell>
          <table:table-cell table:style-name="ce44" office:value-type="float" office:value="27140.82" calcext:value-type="float">
            <text:p>27.140,82</text:p>
          </table:table-cell>
          <table:table-cell table:style-name="ce44" office:value-type="float" office:value="26267.97" calcext:value-type="float">
            <text:p>26.267,97</text:p>
          </table:table-cell>
          <table:table-cell table:style-name="ce44" office:value-type="float" office:value="6612921.54" calcext:value-type="float">
            <text:p>6.612.921,54</text:p>
          </table:table-cell>
          <table:table-cell table:style-name="ce44" office:value-type="float" office:value="9920" calcext:value-type="float">
            <text:p>9.920,00</text:p>
          </table:table-cell>
          <table:table-cell table:style-name="ce44" office:value-type="float" office:value="6760" calcext:value-type="float">
            <text:p>6.760,00</text:p>
          </table:table-cell>
          <table:table-cell table:style-name="ce44" office:value-type="float" office:value="8783.79" calcext:value-type="float">
            <text:p>8.783,79</text:p>
          </table:table-cell>
          <table:table-cell table:style-name="ce44" office:value-type="float" office:value="39.92" calcext:value-type="float">
            <text:p>39,92</text:p>
          </table:table-cell>
          <table:table-cell table:style-name="ce44" office:value-type="float" office:value="33026.48" calcext:value-type="float">
            <text:p>33.026,48</text:p>
          </table:table-cell>
          <table:table-cell table:style-name="ce44" office:value-type="float" office:value="119.76" calcext:value-type="float">
            <text:p>119,76</text:p>
          </table:table-cell>
          <table:table-cell table:style-name="ce44" office:value-type="float" office:value="25865.2" calcext:value-type="float">
            <text:p>25.865,20</text:p>
          </table:table-cell>
          <table:table-cell table:style-name="ce44" office:value-type="float" office:value="9187.11" calcext:value-type="float">
            <text:p>9.187,11</text:p>
          </table:table-cell>
          <table:table-cell table:style-name="ce44" office:value-type="float" office:value="0" calcext:value-type="float">
            <text:p>0,00</text:p>
          </table:table-cell>
          <table:table-cell table:style-name="ce44" office:value-type="float" office:value="4301.87" calcext:value-type="float">
            <text:p>4.301,87</text:p>
          </table:table-cell>
          <table:table-cell table:style-name="ce44" office:value-type="float" office:value="1472.01" calcext:value-type="float">
            <text:p>1.472,01</text:p>
          </table:table-cell>
          <table:table-cell table:style-name="ce44" office:value-type="float" office:value="3035.35" calcext:value-type="float">
            <text:p>3.035,35</text:p>
          </table:table-cell>
          <table:table-cell table:number-columns-repeated="5" table:style-name="ce44" office:value-type="float" office:value="0" calcext:value-type="float">
            <text:p>0,00</text:p>
          </table:table-cell>
          <table:table-cell table:style-name="ce44" office:value-type="float" office:value="8040.14" calcext:value-type="float">
            <text:p>8.040,14</text:p>
          </table:table-cell>
          <table:table-cell table:number-columns-repeated="5" table:style-name="ce44" office:value-type="float" office:value="0" calcext:value-type="float">
            <text:p>0,00</text:p>
          </table:table-cell>
          <table:table-cell table:style-name="ce44" office:value-type="float" office:value="5356.56" calcext:value-type="float">
            <text:p>5.356,56</text:p>
          </table:table-cell>
          <table:table-cell table:style-name="ce44" office:value-type="float" office:value="416.64" calcext:value-type="float">
            <text:p>416,64</text:p>
          </table:table-cell>
          <table:table-cell table:style-name="ce44" office:value-type="float" office:value="0" calcext:value-type="float">
            <text:p>0,00</text:p>
          </table:table-cell>
          <table:table-cell table:style-name="ce44" office:value-type="float" office:value="16796.89" calcext:value-type="float">
            <text:p>16.796,89</text:p>
          </table:table-cell>
          <table:table-cell table:style-name="ce44" office:value-type="float" office:value="24339.84" calcext:value-type="float">
            <text:p>24.339,84</text:p>
          </table:table-cell>
          <table:table-cell table:style-name="ce44" office:value-type="float" office:value="812.42" calcext:value-type="float">
            <text:p>812,42</text:p>
          </table:table-cell>
          <table:table-cell table:style-name="ce44" office:value-type="float" office:value="158273.98" calcext:value-type="float">
            <text:p>158.273,98</text:p>
          </table:table-cell>
          <table:table-cell table:number-columns-repeated="8"/>
        </table:table-row>
        <table:table-row table:style-name="ro6">
          <table:table-cell table:style-name="ce33" office:value-type="string" calcext:value-type="string" table:number-columns-spanned="56" table:number-rows-spanned="1">
            <text:p><text:span text:style-name="T4">Fonte da Informação: Diretoria de Recursos Humanos</text:span></text:p>
          </table:table-cell>
          <table:covered-table-cell table:number-columns-repeated="55" table:style-name="ce38"/>
          <table:table-cell table:number-columns-repeated="8"/>
        </table:table-row>
        <table:table-row table:style-name="ro6">
          <table:table-cell table:style-name="ce33" office:value-type="string" calcext:value-type="string" table:number-columns-spanned="56" table:number-rows-spanned="1">
            <text:p><text:span text:style-name="T4">Data da última atualização: 30/11/2023</text:span></text:p>
          </table:table-cell>
          <table:covered-table-cell table:number-columns-repeated="55" table:style-name="ce38"/>
          <table:table-cell table:number-columns-repeated="8"/>
        </table:table-row>
        <table:table-row table:style-name="ro6">
          <table:table-cell table:style-name="ce29" office:value-type="string" calcext:value-type="string" table:number-columns-spanned="2" table:number-rows-spanned="1">
            <text:p><text:span text:style-name="T4">Hora da última atualização:</text:span></text:p>
          </table:table-cell>
          <table:covered-table-cell table:style-name="ce34"/>
          <table:table-cell table:style-name="ce29" office:value-type="string" calcext:value-type="string" table:number-columns-spanned="54" table:number-rows-spanned="1">
            <text:p><text:span text:style-name="T4">09:10:19</text:span></text:p>
          </table:table-cell>
          <table:covered-table-cell table:number-columns-repeated="53" table:style-name="ce3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09:11:13.3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3-12-18T09:11:41.778000000</dc:date>
    <meta:editing-duration>PT28S</meta:editing-duration>
    <meta:editing-cycles>1</meta:editing-cycles>
    <meta:document-statistic meta:table-count="1" meta:cell-count="51705" meta:object-count="0"/>
  </office:meta>
</office:document-meta>
</file>